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1016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Remove</text:p>
          </table:table-cell>
          <table:table-cell table:style-name="ce1" office:value-type="string" calcext:value-type="string">
            <text:p>Depth max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th node</text:p>
          </table:table-cell>
          <table:table-cell table:style-name="ce1" office:value-type="string" calcext:value-type="string">
            <text:p>Leaf travel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Flat Tree</text:p>
          </table:table-cell>
          <table:table-cell office:value-type="float" office:value="0.201" calcext:value-type="float">
            <text:p>0,201</text:p>
          </table:table-cell>
          <table:table-cell office:value-type="float" office:value="0.1571" calcext:value-type="float">
            <text:p>0,1571</text:p>
          </table:table-cell>
          <table:table-cell office:value-type="float" office:value="0.0945" calcext:value-type="float">
            <text:p>0,0945</text:p>
          </table:table-cell>
          <table:table-cell office:value-type="float" office:value="0.0561" calcext:value-type="float">
            <text:p>0,0561</text:p>
          </table:table-cell>
          <table:table-cell office:value-type="float" office:value="0.0145" calcext:value-type="float">
            <text:p>0,01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2372" calcext:value-type="float">
            <text:p>1,23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at Tree Cached</text:p>
          </table:table-cell>
          <table:table-cell office:value-type="float" office:value="0.1901" calcext:value-type="float">
            <text:p>0,1901</text:p>
          </table:table-cell>
          <table:table-cell office:value-type="float" office:value="0.1449" calcext:value-type="float">
            <text:p>0,1449</text:p>
          </table:table-cell>
          <table:table-cell office:value-type="float" office:value="0.0843" calcext:value-type="float">
            <text:p>0,0843</text:p>
          </table:table-cell>
          <table:table-cell office:value-type="float" office:value="0.0591" calcext:value-type="float">
            <text:p>0,0591</text:p>
          </table:table-cell>
          <table:table-cell office:value-type="float" office:value="0.0119" calcext:value-type="float">
            <text:p>0,011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769" calcext:value-type="float">
            <text:p>0,17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at Tree With Cold Cache</text:p>
          </table:table-cell>
          <table:table-cell office:value-type="float" office:value="3.9486" calcext:value-type="float">
            <text:p>3,9486</text:p>
          </table:table-cell>
          <table:table-cell office:value-type="float" office:value="3.9188" calcext:value-type="float">
            <text:p>3,9188</text:p>
          </table:table-cell>
          <table:table-cell office:value-type="float" office:value="4.1986" calcext:value-type="float">
            <text:p>4,1986</text:p>
          </table:table-cell>
          <table:table-cell office:value-type="float" office:value="0.0763" calcext:value-type="float">
            <text:p>0,0763</text:p>
          </table:table-cell>
          <table:table-cell office:value-type="float" office:value="0.0125" calcext:value-type="float">
            <text:p>0,01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7053" calcext:value-type="float">
            <text:p>1,705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Tree</text:p>
          </table:table-cell>
          <table:table-cell office:value-type="float" office:value="0.123" calcext:value-type="float">
            <text:p>0,123</text:p>
          </table:table-cell>
          <table:table-cell office:value-type="float" office:value="0.058" calcext:value-type="float">
            <text:p>0,058</text:p>
          </table:table-cell>
          <table:table-cell office:value-type="float" office:value="0.6716" calcext:value-type="float">
            <text:p>0,6716</text:p>
          </table:table-cell>
          <table:table-cell office:value-type="float" office:value="6.079" calcext:value-type="float">
            <text:p>6,079</text:p>
          </table:table-cell>
          <table:table-cell office:value-type="float" office:value="5.786" calcext:value-type="float">
            <text:p>5,786</text:p>
          </table:table-cell>
          <table:table-cell table:style-name="Default" office:value-type="float" office:value="1.1886" calcext:value-type="float">
            <text:p>1,1886</text:p>
          </table:table-cell>
          <table:table-cell office:value-type="float" office:value="0.4115" calcext:value-type="float">
            <text:p>0,411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uffered Tree</text:p>
          </table:table-cell>
          <table:table-cell office:value-type="float" office:value="0.0362" calcext:value-type="float">
            <text:p>0,0362</text:p>
          </table:table-cell>
          <table:table-cell office:value-type="float" office:value="0.0407" calcext:value-type="float">
            <text:p>0,0407</text:p>
          </table:table-cell>
          <table:table-cell office:value-type="float" office:value="0.2599" calcext:value-type="float">
            <text:p>0,2599</text:p>
          </table:table-cell>
          <table:table-cell office:value-type="float" office:value="6.7266" calcext:value-type="float">
            <text:p>6,7266</text:p>
          </table:table-cell>
          <table:table-cell office:value-type="float" office:value="6.3152" calcext:value-type="float">
            <text:p>6,3152</text:p>
          </table:table-cell>
          <table:table-cell table:style-name="Default" office:value-type="float" office:value="1.3238" calcext:value-type="float">
            <text:p>1,3238</text:p>
          </table:table-cell>
          <table:table-cell office:value-type="float" office:value="0.4018" calcext:value-type="float">
            <text:p>0,401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x Count</text:p>
          </table:table-cell>
          <table:table-cell office:value-type="float" office:value="1941" calcext:value-type="float">
            <text:p>1941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verage Count</text:p>
          </table:table-cell>
          <table:table-cell office:value-type="float" office:value="471.2143" calcext:value-type="float">
            <text:p>471,2143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x Depth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verage Depth</text:p>
          </table:table-cell>
          <table:table-cell office:value-type="float" office:value="31.0183" calcext:value-type="float">
            <text:p>31,0183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x Travel Depth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verage Travel Depth</text:p>
          </table:table-cell>
          <table:table-cell office:value-type="float" office:value="3.7201" calcext:value-type="float">
            <text:p>3,7201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at Transform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Tranform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655" calcext:value-type="float">
            <text:p>0,0655</text:p>
          </table:table-cell>
          <table:table-cell office:value-type="float" office:value="0.1241" calcext:value-type="float">
            <text:p>0,1241</text:p>
          </table:table-cell>
          <table:table-cell/>
          <table:table-cell table:formula="of:=[.F18]-SUM([.G18:.G23])" office:value-type="float" office:value="0.0496" calcext:value-type="float">
            <text:p>0,0496</text:p>
          </table:table-cell>
          <table:table-cell/>
          <table:table-cell table:style-name="ce2" table:formula="of:=IF([.H18]=0;[.D1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241" calcext:value-type="float">
            <text:p>0,0241</text:p>
          </table:table-cell>
          <table:table-cell office:value-type="float" office:value="0.1551" calcext:value-type="float">
            <text:p>0,1551</text:p>
          </table:table-cell>
          <table:table-cell/>
          <table:table-cell table:formula="of:=[.F19]-SUM([.G19:.G24])" office:value-type="float" office:value="0.0806" calcext:value-type="float">
            <text:p>0,0806</text:p>
          </table:table-cell>
          <table:table-cell table:style-name="ce2"/>
          <table:table-cell table:style-name="ce2" table:formula="of:=IF([.H19]=0;[.D1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1241" calcext:value-type="float">
            <text:p>0,1241</text:p>
          </table:table-cell>
          <table:table-cell/>
          <table:table-cell table:formula="of:=[.F20]-SUM([.G20:.G25])" office:value-type="float" office:value="0.0496" calcext:value-type="float">
            <text:p>0,0496</text:p>
          </table:table-cell>
          <table:table-cell table:style-name="ce2"/>
          <table:table-cell table:style-name="ce2" table:formula="of:=IF([.H20]=0;[.D2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31" calcext:value-type="float">
            <text:p>0,031</text:p>
          </table:table-cell>
          <table:table-cell office:value-type="float" office:value="0.0931" calcext:value-type="float">
            <text:p>0,0931</text:p>
          </table:table-cell>
          <table:table-cell/>
          <table:table-cell table:formula="of:=[.F21]-SUM([.G21:.G26])" office:value-type="float" office:value="0.0186" calcext:value-type="float">
            <text:p>0,0186</text:p>
          </table:table-cell>
          <table:table-cell table:style-name="ce2"/>
          <table:table-cell table:style-name="ce2" table:formula="of:=IF([.H21]=0;[.D2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745" calcext:value-type="float">
            <text:p>0,0745</text:p>
          </table:table-cell>
          <table:table-cell/>
          <table:table-cell table:formula="of:=[.F22]-SUM([.G22:.G27])" office:value-type="float" office:value="0" calcext:value-type="float">
            <text:p>0,0000</text:p>
          </table:table-cell>
          <table:table-cell table:style-name="ce2"/>
          <table:table-cell table:style-name="ce2" table:formula="of:=IF([.H22]=0;[.D22];&quot;&quot;)" office:value-type="float" office:value="5" calcext:value-type="float">
            <text:p>5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09" calcext:value-type="float">
            <text:p>0,09</text:p>
          </table:table-cell>
          <table:table-cell table:formula="of:=IF([.D23]=10;MIN([.F18:.F23]);&quot;&quot;)" office:value-type="float" office:value="0.0745" calcext:value-type="float">
            <text:p>0,0745</text:p>
          </table:table-cell>
          <table:table-cell table:formula="of:=[.F23]-SUM([.G23:.G28])" office:value-type="float" office:value="0.0155" calcext:value-type="float">
            <text:p>0,0155</text:p>
          </table:table-cell>
          <table:table-cell table:style-name="ce2"/>
          <table:table-cell table:style-name="ce2" table:formula="of:=IF([.H23]=0;[.D2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412" calcext:value-type="float">
            <text:p>0,0412</text:p>
          </table:table-cell>
          <table:table-cell office:value-type="float" office:value="0.5275" calcext:value-type="float">
            <text:p>0,5275</text:p>
          </table:table-cell>
          <table:table-cell table:formula="of:=IF([.D24]=10;MIN([.F19:.F24]);&quot;&quot;)">
            <text:p/>
          </table:table-cell>
          <table:table-cell table:formula="of:=[.F24]-SUM([.G24:.G29])" office:value-type="float" office:value="0.0724000000000001" calcext:value-type="float">
            <text:p>0,0724</text:p>
          </table:table-cell>
          <table:table-cell table:style-name="ce2"/>
          <table:table-cell table:style-name="ce2" table:formula="of:=IF([.H24]=0;[.D2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462" calcext:value-type="float">
            <text:p>0,0462</text:p>
          </table:table-cell>
          <table:table-cell office:value-type="float" office:value="0.4654" calcext:value-type="float">
            <text:p>0,4654</text:p>
          </table:table-cell>
          <table:table-cell table:formula="of:=IF([.D25]=10;MIN([.F20:.F25]);&quot;&quot;)">
            <text:p/>
          </table:table-cell>
          <table:table-cell table:formula="of:=[.F25]-SUM([.G25:.G30])" office:value-type="float" office:value="0.0103" calcext:value-type="float">
            <text:p>0,0103</text:p>
          </table:table-cell>
          <table:table-cell table:style-name="ce2"/>
          <table:table-cell table:style-name="ce2" table:formula="of:=IF([.H25]=0;[.D2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5275" calcext:value-type="float">
            <text:p>0,5275</text:p>
          </table:table-cell>
          <table:table-cell table:formula="of:=IF([.D26]=10;MIN([.F21:.F26]);&quot;&quot;)">
            <text:p/>
          </table:table-cell>
          <table:table-cell table:formula="of:=[.F26]-SUM([.G26:.G31])" office:value-type="float" office:value="0.0724000000000001" calcext:value-type="float">
            <text:p>0,0724</text:p>
          </table:table-cell>
          <table:table-cell table:style-name="ce2"/>
          <table:table-cell table:style-name="ce2" table:formula="of:=IF([.H26]=0;[.D2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0469" calcext:value-type="float">
            <text:p>0,0469</text:p>
          </table:table-cell>
          <table:table-cell office:value-type="float" office:value="0.4551" calcext:value-type="float">
            <text:p>0,4551</text:p>
          </table:table-cell>
          <table:table-cell table:formula="of:=IF([.D27]=10;MIN([.F22:.F27]);&quot;&quot;)">
            <text:p/>
          </table:table-cell>
          <table:table-cell table:formula="of:=[.F27]-SUM([.G27:.G32])" office:value-type="float" office:value="0" calcext:value-type="float">
            <text:p>0,0000</text:p>
          </table:table-cell>
          <table:table-cell table:style-name="ce2"/>
          <table:table-cell table:style-name="ce2" table:formula="of:=IF([.H27]=0;[.D27];&quot;&quot;)" office:value-type="float" office:value="3" calcext:value-type="float">
            <text:p>3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583" calcext:value-type="float">
            <text:p>0,0583</text:p>
          </table:table-cell>
          <table:table-cell office:value-type="float" office:value="0.4965" calcext:value-type="float">
            <text:p>0,4965</text:p>
          </table:table-cell>
          <table:table-cell table:formula="of:=IF([.D28]=10;MIN([.F23:.F28]);&quot;&quot;)">
            <text:p/>
          </table:table-cell>
          <table:table-cell table:formula="of:=[.F28]-SUM([.G28:.G33])" office:value-type="float" office:value="0.0414" calcext:value-type="float">
            <text:p>0,0414</text:p>
          </table:table-cell>
          <table:table-cell table:style-name="ce2"/>
          <table:table-cell table:style-name="ce2" table:formula="of:=IF([.H28]=0;[.D2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64" calcext:value-type="float">
            <text:p>0,064</text:p>
          </table:table-cell>
          <table:table-cell office:value-type="float" office:value="0.6268" calcext:value-type="float">
            <text:p>0,6268</text:p>
          </table:table-cell>
          <table:table-cell table:formula="of:=IF([.D29]=10;MIN([.F24:.F29]);&quot;&quot;)" office:value-type="float" office:value="0.4551" calcext:value-type="float">
            <text:p>0,4551</text:p>
          </table:table-cell>
          <table:table-cell table:formula="of:=[.F29]-SUM([.G29:.G34])" office:value-type="float" office:value="0.1717" calcext:value-type="float">
            <text:p>0,1717</text:p>
          </table:table-cell>
          <table:table-cell table:style-name="ce2"/>
          <table:table-cell table:style-name="ce2" table:formula="of:=IF([.H29]=0;[.D2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,096</text:p>
          </table:table-cell>
          <table:table-cell office:value-type="float" office:value="2.3583" calcext:value-type="float">
            <text:p>2,3583</text:p>
          </table:table-cell>
          <table:table-cell table:formula="of:=IF([.D30]=10;MIN([.F25:.F30]);&quot;&quot;)">
            <text:p/>
          </table:table-cell>
          <table:table-cell table:formula="of:=[.F30]-SUM([.G30:.G35])" office:value-type="float" office:value="0" calcext:value-type="float">
            <text:p>0,0000</text:p>
          </table:table-cell>
          <table:table-cell table:style-name="ce2"/>
          <table:table-cell table:style-name="ce2" table:formula="of:=IF([.H30]=0;[.D30];&quot;&quot;)" office:value-type="float" office:value="1" calcext:value-type="float">
            <text:p>1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0994" calcext:value-type="float">
            <text:p>0,0994</text:p>
          </table:table-cell>
          <table:table-cell office:value-type="float" office:value="2.4513" calcext:value-type="float">
            <text:p>2,4513</text:p>
          </table:table-cell>
          <table:table-cell table:formula="of:=IF([.D31]=10;MIN([.F26:.F31]);&quot;&quot;)">
            <text:p/>
          </table:table-cell>
          <table:table-cell table:formula="of:=[.F31]-SUM([.G31:.G36])" office:value-type="float" office:value="0.093" calcext:value-type="float">
            <text:p>0,0930</text:p>
          </table:table-cell>
          <table:table-cell table:style-name="ce2"/>
          <table:table-cell table:style-name="ce2" table:formula="of:=IF([.H31]=0;[.D3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.0918" calcext:value-type="float">
            <text:p>0,0918</text:p>
          </table:table-cell>
          <table:table-cell office:value-type="float" office:value="2.4358" calcext:value-type="float">
            <text:p>2,4358</text:p>
          </table:table-cell>
          <table:table-cell table:formula="of:=IF([.D32]=10;MIN([.F27:.F32]);&quot;&quot;)">
            <text:p/>
          </table:table-cell>
          <table:table-cell table:formula="of:=[.F32]-SUM([.G32:.G37])" office:value-type="float" office:value="0.0775000000000001" calcext:value-type="float">
            <text:p>0,0775</text:p>
          </table:table-cell>
          <table:table-cell table:style-name="ce2"/>
          <table:table-cell table:style-name="ce2" table:formula="of:=IF([.H32]=0;[.D3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0.0963" calcext:value-type="float">
            <text:p>0,0963</text:p>
          </table:table-cell>
          <table:table-cell office:value-type="float" office:value="2.472" calcext:value-type="float">
            <text:p>2,472</text:p>
          </table:table-cell>
          <table:table-cell table:formula="of:=IF([.D33]=10;MIN([.F28:.F33]);&quot;&quot;)">
            <text:p/>
          </table:table-cell>
          <table:table-cell table:formula="of:=[.F33]-SUM([.G33:.G38])" office:value-type="float" office:value="0.1137" calcext:value-type="float">
            <text:p>0,1137</text:p>
          </table:table-cell>
          <table:table-cell table:style-name="ce2"/>
          <table:table-cell table:style-name="ce2" table:formula="of:=IF([.H33]=0;[.D3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2001" calcext:value-type="float">
            <text:p>0,2001</text:p>
          </table:table-cell>
          <table:table-cell office:value-type="float" office:value="5.2812" calcext:value-type="float">
            <text:p>5,2812</text:p>
          </table:table-cell>
          <table:table-cell table:formula="of:=IF([.D34]=10;MIN([.F29:.F34]);&quot;&quot;)">
            <text:p/>
          </table:table-cell>
          <table:table-cell table:formula="of:=[.F34]-SUM([.G34:.G39])" office:value-type="float" office:value="2.9229" calcext:value-type="float">
            <text:p>2,9229</text:p>
          </table:table-cell>
          <table:table-cell table:style-name="ce2"/>
          <table:table-cell table:style-name="ce2" table:formula="of:=IF([.H34]=0;[.D3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361" calcext:value-type="float">
            <text:p>0,2361</text:p>
          </table:table-cell>
          <table:table-cell office:value-type="float" office:value="6.6497" calcext:value-type="float">
            <text:p>6,6497</text:p>
          </table:table-cell>
          <table:table-cell table:formula="of:=IF([.D35]=10;MIN([.F30:.F35]);&quot;&quot;)" office:value-type="float" office:value="2.3583" calcext:value-type="float">
            <text:p>2,3583</text:p>
          </table:table-cell>
          <table:table-cell table:formula="of:=[.F35]-SUM([.G35:.G40])" office:value-type="float" office:value="4.2914" calcext:value-type="float">
            <text:p>4,2914</text:p>
          </table:table-cell>
          <table:table-cell table:style-name="ce2"/>
          <table:table-cell table:style-name="ce2" table:formula="of:=IF([.H35]=0;[.D3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2998" calcext:value-type="float">
            <text:p>0,2998</text:p>
          </table:table-cell>
          <table:table-cell office:value-type="float" office:value="10.3639" calcext:value-type="float">
            <text:p>10,3639</text:p>
          </table:table-cell>
          <table:table-cell table:formula="of:=IF([.D36]=10;MIN([.F31:.F36]);&quot;&quot;)">
            <text:p/>
          </table:table-cell>
          <table:table-cell table:formula="of:=[.F36]-SUM([.G36:.G41])" office:value-type="float" office:value="4.6338" calcext:value-type="float">
            <text:p>4,6338</text:p>
          </table:table-cell>
          <table:table-cell table:style-name="ce2"/>
          <table:table-cell table:style-name="ce2" table:formula="of:=IF([.H36]=0;[.D3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1602" calcext:value-type="float">
            <text:p>0,1602</text:p>
          </table:table-cell>
          <table:table-cell office:value-type="float" office:value="6.0198" calcext:value-type="float">
            <text:p>6,0198</text:p>
          </table:table-cell>
          <table:table-cell table:formula="of:=IF([.D37]=10;MIN([.F32:.F37]);&quot;&quot;)">
            <text:p/>
          </table:table-cell>
          <table:table-cell table:formula="of:=[.F37]-SUM([.G37:.G42])" office:value-type="float" office:value="0.2897" calcext:value-type="float">
            <text:p>0,2897</text:p>
          </table:table-cell>
          <table:table-cell table:style-name="ce2"/>
          <table:table-cell table:style-name="ce2" table:formula="of:=IF([.H37]=0;[.D3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1612" calcext:value-type="float">
            <text:p>0,1612</text:p>
          </table:table-cell>
          <table:table-cell office:value-type="float" office:value="5.8025" calcext:value-type="float">
            <text:p>5,8025</text:p>
          </table:table-cell>
          <table:table-cell table:formula="of:=IF([.D38]=10;MIN([.F33:.F38]);&quot;&quot;)">
            <text:p/>
          </table:table-cell>
          <table:table-cell table:formula="of:=[.F38]-SUM([.G38:.G43])" office:value-type="float" office:value="0.0724" calcext:value-type="float">
            <text:p>0,0724</text:p>
          </table:table-cell>
          <table:table-cell table:style-name="ce2"/>
          <table:table-cell table:style-name="ce2" table:formula="of:=IF([.H38]=0;[.D3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1671" calcext:value-type="float">
            <text:p>0,1671</text:p>
          </table:table-cell>
          <table:table-cell office:value-type="float" office:value="5.7301" calcext:value-type="float">
            <text:p>5,7301</text:p>
          </table:table-cell>
          <table:table-cell table:formula="of:=IF([.D39]=10;MIN([.F34:.F39]);&quot;&quot;)">
            <text:p/>
          </table:table-cell>
          <table:table-cell table:formula="of:=[.F39]-SUM([.G39:.G44])" office:value-type="float" office:value="0" calcext:value-type="float">
            <text:p>0,0000</text:p>
          </table:table-cell>
          <table:table-cell table:style-name="ce2"/>
          <table:table-cell table:style-name="ce2" table:formula="of:=IF([.H39]=0;[.D39];&quot;&quot;)" office:value-type="float" office:value="3" calcext:value-type="float">
            <text:p>3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1622" calcext:value-type="float">
            <text:p>0,1622</text:p>
          </table:table-cell>
          <table:table-cell office:value-type="float" office:value="5.7405" calcext:value-type="float">
            <text:p>5,7405</text:p>
          </table:table-cell>
          <table:table-cell table:formula="of:=IF([.D40]=10;MIN([.F35:.F40]);&quot;&quot;)">
            <text:p/>
          </table:table-cell>
          <table:table-cell table:formula="of:=[.F40]-SUM([.G40:.G45])" office:value-type="float" office:value="0.0103999999999997" calcext:value-type="float">
            <text:p>0,0104</text:p>
          </table:table-cell>
          <table:table-cell table:style-name="ce2"/>
          <table:table-cell table:style-name="ce2" table:formula="of:=IF([.H40]=0;[.D4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164" calcext:value-type="float">
            <text:p>0,164</text:p>
          </table:table-cell>
          <table:table-cell office:value-type="float" office:value="5.7808" calcext:value-type="float">
            <text:p>5,7808</text:p>
          </table:table-cell>
          <table:table-cell table:formula="of:=IF([.D41]=10;MIN([.F36:.F41]);&quot;&quot;)" office:value-type="float" office:value="5.7301" calcext:value-type="float">
            <text:p>5,7301</text:p>
          </table:table-cell>
          <table:table-cell table:formula="of:=[.F41]-SUM([.G41:.G46])" office:value-type="float" office:value="0.0507" calcext:value-type="float">
            <text:p>0,0507</text:p>
          </table:table-cell>
          <table:table-cell table:style-name="ce2"/>
          <table:table-cell table:style-name="ce2" table:formula="of:=IF([.H41]=0;[.D4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217" calcext:value-type="float">
            <text:p>0,217</text:p>
          </table:table-cell>
          <table:table-cell office:value-type="float" office:value="8.7193" calcext:value-type="float">
            <text:p>8,7193</text:p>
          </table:table-cell>
          <table:table-cell table:formula="of:=IF([.D42]=10;MIN([.F37:.F42]);&quot;&quot;)">
            <text:p/>
          </table:table-cell>
          <table:table-cell table:formula="of:=[.F42]-SUM([.G42:.G47])" office:value-type="float" office:value="0.0827000000000009" calcext:value-type="float">
            <text:p>0,0827</text:p>
          </table:table-cell>
          <table:table-cell table:style-name="ce2"/>
          <table:table-cell table:style-name="ce2" table:formula="of:=IF([.H42]=0;[.D4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2198" calcext:value-type="float">
            <text:p>0,2198</text:p>
          </table:table-cell>
          <table:table-cell office:value-type="float" office:value="8.6573" calcext:value-type="float">
            <text:p>8,6573</text:p>
          </table:table-cell>
          <table:table-cell table:formula="of:=IF([.D43]=10;MIN([.F38:.F43]);&quot;&quot;)">
            <text:p/>
          </table:table-cell>
          <table:table-cell table:formula="of:=[.F43]-SUM([.G43:.G48])" office:value-type="float" office:value="0.0206999999999997" calcext:value-type="float">
            <text:p>0,0207</text:p>
          </table:table-cell>
          <table:table-cell table:style-name="ce2"/>
          <table:table-cell table:style-name="ce2" table:formula="of:=IF([.H43]=0;[.D4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0.2156" calcext:value-type="float">
            <text:p>0,2156</text:p>
          </table:table-cell>
          <table:table-cell office:value-type="float" office:value="8.7193" calcext:value-type="float">
            <text:p>8,7193</text:p>
          </table:table-cell>
          <table:table-cell table:formula="of:=IF([.D44]=10;MIN([.F39:.F44]);&quot;&quot;)">
            <text:p/>
          </table:table-cell>
          <table:table-cell table:formula="of:=[.F44]-SUM([.G44:.G49])" office:value-type="float" office:value="0.0827000000000009" calcext:value-type="float">
            <text:p>0,0827</text:p>
          </table:table-cell>
          <table:table-cell table:style-name="ce2"/>
          <table:table-cell table:style-name="ce2" table:formula="of:=IF([.H44]=0;[.D4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0.2141" calcext:value-type="float">
            <text:p>0,2141</text:p>
          </table:table-cell>
          <table:table-cell office:value-type="float" office:value="8.6366" calcext:value-type="float">
            <text:p>8,6366</text:p>
          </table:table-cell>
          <table:table-cell table:formula="of:=IF([.D45]=10;MIN([.F40:.F45]);&quot;&quot;)">
            <text:p/>
          </table:table-cell>
          <table:table-cell table:formula="of:=[.F45]-SUM([.G45:.G50])" office:value-type="float" office:value="0" calcext:value-type="float">
            <text:p>0,0000</text:p>
          </table:table-cell>
          <table:table-cell table:style-name="ce2"/>
          <table:table-cell table:style-name="ce2" table:formula="of:=IF([.H45]=0;[.D45];&quot;&quot;)" office:value-type="float" office:value="3" calcext:value-type="float">
            <text:p>3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0.212" calcext:value-type="float">
            <text:p>0,212</text:p>
          </table:table-cell>
          <table:table-cell office:value-type="float" office:value="8.6449" calcext:value-type="float">
            <text:p>8,6449</text:p>
          </table:table-cell>
          <table:table-cell table:formula="of:=IF([.D46]=10;MIN([.F41:.F46]);&quot;&quot;)">
            <text:p/>
          </table:table-cell>
          <table:table-cell table:formula="of:=[.F46]-SUM([.G46:.G51])" office:value-type="float" office:value="0.0083000000000002" calcext:value-type="float">
            <text:p>0,0083</text:p>
          </table:table-cell>
          <table:table-cell table:style-name="ce2"/>
          <table:table-cell table:style-name="ce2" table:formula="of:=IF([.H46]=0;[.D4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0.2132" calcext:value-type="float">
            <text:p>0,2132</text:p>
          </table:table-cell>
          <table:table-cell office:value-type="float" office:value="8.6728" calcext:value-type="float">
            <text:p>8,6728</text:p>
          </table:table-cell>
          <table:table-cell table:formula="of:=IF([.D47]=10;MIN([.F42:.F47]);&quot;&quot;)" office:value-type="float" office:value="8.6366" calcext:value-type="float">
            <text:p>8,6366</text:p>
          </table:table-cell>
          <table:table-cell table:formula="of:=[.F47]-SUM([.G47:.G52])" office:value-type="float" office:value="0.0362000000000009" calcext:value-type="float">
            <text:p>0,0362</text:p>
          </table:table-cell>
          <table:table-cell table:style-name="ce2"/>
          <table:table-cell table:style-name="ce2" table:formula="of:=IF([.H47]=0;[.D4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2645" calcext:value-type="float">
            <text:p>0,2645</text:p>
          </table:table-cell>
          <table:table-cell office:value-type="float" office:value="11.7292" calcext:value-type="float">
            <text:p>11,7292</text:p>
          </table:table-cell>
          <table:table-cell table:formula="of:=IF([.D48]=10;MIN([.F43:.F48]);&quot;&quot;)">
            <text:p/>
          </table:table-cell>
          <table:table-cell table:formula="of:=[.F48]-SUM([.G48:.G53])" office:value-type="float" office:value="0.2896" calcext:value-type="float">
            <text:p>0,2896</text:p>
          </table:table-cell>
          <table:table-cell table:style-name="ce2"/>
          <table:table-cell table:style-name="ce2" table:formula="of:=IF([.H48]=0;[.D4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2642" calcext:value-type="float">
            <text:p>0,2642</text:p>
          </table:table-cell>
          <table:table-cell office:value-type="float" office:value="11.512" calcext:value-type="float">
            <text:p>11,512</text:p>
          </table:table-cell>
          <table:table-cell table:formula="of:=IF([.D49]=10;MIN([.F44:.F49]);&quot;&quot;)">
            <text:p/>
          </table:table-cell>
          <table:table-cell table:formula="of:=[.F49]-SUM([.G49:.G54])" office:value-type="float" office:value="0.0724" calcext:value-type="float">
            <text:p>0,0724</text:p>
          </table:table-cell>
          <table:table-cell table:style-name="ce2"/>
          <table:table-cell table:style-name="ce2" table:formula="of:=IF([.H49]=0;[.D4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2657" calcext:value-type="float">
            <text:p>0,2657</text:p>
          </table:table-cell>
          <table:table-cell office:value-type="float" office:value="11.512" calcext:value-type="float">
            <text:p>11,512</text:p>
          </table:table-cell>
          <table:table-cell table:formula="of:=IF([.D50]=10;MIN([.F45:.F50]);&quot;&quot;)">
            <text:p/>
          </table:table-cell>
          <table:table-cell table:formula="of:=[.F50]-SUM([.G50:.G55])" office:value-type="float" office:value="0.0724" calcext:value-type="float">
            <text:p>0,0724</text:p>
          </table:table-cell>
          <table:table-cell table:style-name="ce2"/>
          <table:table-cell table:style-name="ce2" table:formula="of:=IF([.H50]=0;[.D5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2645" calcext:value-type="float">
            <text:p>0,2645</text:p>
          </table:table-cell>
          <table:table-cell office:value-type="float" office:value="11.4396" calcext:value-type="float">
            <text:p>11,4396</text:p>
          </table:table-cell>
          <table:table-cell table:formula="of:=IF([.D51]=10;MIN([.F46:.F51]);&quot;&quot;)">
            <text:p/>
          </table:table-cell>
          <table:table-cell table:formula="of:=[.F51]-SUM([.G51:.G56])" office:value-type="float" office:value="0" calcext:value-type="float">
            <text:p>0,0000</text:p>
          </table:table-cell>
          <table:table-cell table:style-name="ce2"/>
          <table:table-cell table:style-name="ce2" table:formula="of:=IF([.H51]=0;[.D51];&quot;&quot;)" office:value-type="float" office:value="3" calcext:value-type="float">
            <text:p>3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2668" calcext:value-type="float">
            <text:p>0,2668</text:p>
          </table:table-cell>
          <table:table-cell office:value-type="float" office:value="11.4748" calcext:value-type="float">
            <text:p>11,4748</text:p>
          </table:table-cell>
          <table:table-cell table:formula="of:=IF([.D52]=10;MIN([.F47:.F52]);&quot;&quot;)">
            <text:p/>
          </table:table-cell>
          <table:table-cell table:formula="of:=[.F52]-SUM([.G52:.G57])" office:value-type="float" office:value="0.0351999999999997" calcext:value-type="float">
            <text:p>0,0352</text:p>
          </table:table-cell>
          <table:table-cell table:style-name="ce2"/>
          <table:table-cell table:style-name="ce2" table:formula="of:=IF([.H52]=0;[.D5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2626" calcext:value-type="float">
            <text:p>0,2626</text:p>
          </table:table-cell>
          <table:table-cell office:value-type="float" office:value="11.4655" calcext:value-type="float">
            <text:p>11,4655</text:p>
          </table:table-cell>
          <table:table-cell table:formula="of:=IF([.D53]=10;MIN([.F48:.F53]);&quot;&quot;)" office:value-type="float" office:value="11.4396" calcext:value-type="float">
            <text:p>11,4396</text:p>
          </table:table-cell>
          <table:table-cell table:formula="of:=[.F53]-SUM([.G53:.G58])" office:value-type="float" office:value="0.0259" calcext:value-type="float">
            <text:p>0,0259</text:p>
          </table:table-cell>
          <table:table-cell table:style-name="ce2"/>
          <table:table-cell table:style-name="ce2" table:formula="of:=IF([.H53]=0;[.D5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3174" calcext:value-type="float">
            <text:p>0,3174</text:p>
          </table:table-cell>
          <table:table-cell office:value-type="float" office:value="14.3978" calcext:value-type="float">
            <text:p>14,3978</text:p>
          </table:table-cell>
          <table:table-cell table:formula="of:=IF([.D54]=10;MIN([.F49:.F54]);&quot;&quot;)">
            <text:p/>
          </table:table-cell>
          <table:table-cell table:formula="of:=[.F54]-SUM([.G54:.G59])" office:value-type="float" office:value="0.0311000000000003" calcext:value-type="float">
            <text:p>0,0311</text:p>
          </table:table-cell>
          <table:table-cell table:style-name="ce2"/>
          <table:table-cell table:style-name="ce2" table:formula="of:=IF([.H54]=0;[.D5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3152" calcext:value-type="float">
            <text:p>0,3152</text:p>
          </table:table-cell>
          <table:table-cell office:value-type="float" office:value="14.3667" calcext:value-type="float">
            <text:p>14,3667</text:p>
          </table:table-cell>
          <table:table-cell table:formula="of:=IF([.D55]=10;MIN([.F50:.F55]);&quot;&quot;)">
            <text:p/>
          </table:table-cell>
          <table:table-cell table:formula="of:=[.F55]-SUM([.G55:.G60])" office:value-type="float" office:value="0" calcext:value-type="float">
            <text:p>0,0000</text:p>
          </table:table-cell>
          <table:table-cell table:style-name="ce2"/>
          <table:table-cell table:style-name="ce2" table:formula="of:=IF([.H55]=0;[.D55];&quot;&quot;)" office:value-type="float" office:value="1" calcext:value-type="float">
            <text:p>1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0.3196" calcext:value-type="float">
            <text:p>0,3196</text:p>
          </table:table-cell>
          <table:table-cell office:value-type="float" office:value="14.5684" calcext:value-type="float">
            <text:p>14,5684</text:p>
          </table:table-cell>
          <table:table-cell table:formula="of:=IF([.D56]=10;MIN([.F51:.F56]);&quot;&quot;)">
            <text:p/>
          </table:table-cell>
          <table:table-cell table:formula="of:=[.F56]-SUM([.G56:.G61])" office:value-type="float" office:value="0.201700000000001" calcext:value-type="float">
            <text:p>0,2017</text:p>
          </table:table-cell>
          <table:table-cell table:style-name="ce2"/>
          <table:table-cell table:style-name="ce2" table:formula="of:=IF([.H56]=0;[.D5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float" office:value="0.3171" calcext:value-type="float">
            <text:p>0,3171</text:p>
          </table:table-cell>
          <table:table-cell office:value-type="float" office:value="14.3667" calcext:value-type="float">
            <text:p>14,3667</text:p>
          </table:table-cell>
          <table:table-cell table:formula="of:=IF([.D57]=10;MIN([.F52:.F57]);&quot;&quot;)">
            <text:p/>
          </table:table-cell>
          <table:table-cell table:formula="of:=[.F57]-SUM([.G57:.G62])" office:value-type="float" office:value="0" calcext:value-type="float">
            <text:p>0,0000</text:p>
          </table:table-cell>
          <table:table-cell table:style-name="ce2"/>
          <table:table-cell table:style-name="ce2" table:formula="of:=IF([.H57]=0;[.D57];&quot;&quot;)" office:value-type="float" office:value="3" calcext:value-type="float">
            <text:p>3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office:value-type="float" office:value="0.3145" calcext:value-type="float">
            <text:p>0,3145</text:p>
          </table:table-cell>
          <table:table-cell office:value-type="float" office:value="14.3916" calcext:value-type="float">
            <text:p>14,3916</text:p>
          </table:table-cell>
          <table:table-cell table:formula="of:=IF([.D58]=10;MIN([.F53:.F58]);&quot;&quot;)">
            <text:p/>
          </table:table-cell>
          <table:table-cell table:formula="of:=[.F58]-SUM([.G58:.G63])" office:value-type="float" office:value="0.0249000000000006" calcext:value-type="float">
            <text:p>0,0249</text:p>
          </table:table-cell>
          <table:table-cell table:style-name="ce2"/>
          <table:table-cell table:style-name="ce2" table:formula="of:=IF([.H58]=0;[.D5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0.3244" calcext:value-type="float">
            <text:p>0,3244</text:p>
          </table:table-cell>
          <table:table-cell office:value-type="float" office:value="14.4536" calcext:value-type="float">
            <text:p>14,4536</text:p>
          </table:table-cell>
          <table:table-cell table:formula="of:=IF([.D59]=10;MIN([.F54:.F59]);&quot;&quot;)" office:value-type="float" office:value="14.3667" calcext:value-type="float">
            <text:p>14,3667</text:p>
          </table:table-cell>
          <table:table-cell table:formula="of:=[.F59]-SUM([.G59:.G64])" office:value-type="float" office:value="0.0869" calcext:value-type="float">
            <text:p>0,0869</text:p>
          </table:table-cell>
          <table:table-cell table:style-name="ce2"/>
          <table:table-cell table:style-name="ce2" table:formula="of:=IF([.H59]=0;[.D5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3731" calcext:value-type="float">
            <text:p>0,3731</text:p>
          </table:table-cell>
          <table:table-cell office:value-type="float" office:value="17.6869" calcext:value-type="float">
            <text:p>17,6869</text:p>
          </table:table-cell>
          <table:table-cell table:formula="of:=IF([.D60]=10;MIN([.F55:.F60]);&quot;&quot;)">
            <text:p/>
          </table:table-cell>
          <table:table-cell table:formula="of:=[.F60]-SUM([.G60:.G65])" office:value-type="float" office:value="2.8578" calcext:value-type="float">
            <text:p>2,8578</text:p>
          </table:table-cell>
          <table:table-cell table:style-name="ce2"/>
          <table:table-cell table:style-name="ce2" table:formula="of:=IF([.H60]=0;[.D6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3871" calcext:value-type="float">
            <text:p>0,3871</text:p>
          </table:table-cell>
          <table:table-cell office:value-type="float" office:value="17.3145" calcext:value-type="float">
            <text:p>17,3145</text:p>
          </table:table-cell>
          <table:table-cell table:formula="of:=IF([.D61]=10;MIN([.F56:.F61]);&quot;&quot;)">
            <text:p/>
          </table:table-cell>
          <table:table-cell table:formula="of:=[.F61]-SUM([.G61:.G66])" office:value-type="float" office:value="2.4854" calcext:value-type="float">
            <text:p>2,4854</text:p>
          </table:table-cell>
          <table:table-cell table:style-name="ce2"/>
          <table:table-cell table:style-name="ce2" table:formula="of:=IF([.H61]=0;[.D6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0.3731" calcext:value-type="float">
            <text:p>0,3731</text:p>
          </table:table-cell>
          <table:table-cell office:value-type="float" office:value="17.3145" calcext:value-type="float">
            <text:p>17,3145</text:p>
          </table:table-cell>
          <table:table-cell table:formula="of:=IF([.D62]=10;MIN([.F57:.F62]);&quot;&quot;)">
            <text:p/>
          </table:table-cell>
          <table:table-cell table:formula="of:=[.F62]-SUM([.G62:.G67])" office:value-type="float" office:value="2.4854" calcext:value-type="float">
            <text:p>2,4854</text:p>
          </table:table-cell>
          <table:table-cell table:style-name="ce2"/>
          <table:table-cell table:style-name="ce2" table:formula="of:=IF([.H62]=0;[.D6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17.2008" calcext:value-type="float">
            <text:p>17,2008</text:p>
          </table:table-cell>
          <table:table-cell table:formula="of:=IF([.D63]=10;MIN([.F58:.F63]);&quot;&quot;)">
            <text:p/>
          </table:table-cell>
          <table:table-cell table:formula="of:=[.F63]-SUM([.G63:.G68])" office:value-type="float" office:value="2.3717" calcext:value-type="float">
            <text:p>2,3717</text:p>
          </table:table-cell>
          <table:table-cell table:style-name="ce2"/>
          <table:table-cell table:style-name="ce2" table:formula="of:=IF([.H63]=0;[.D6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0.3711" calcext:value-type="float">
            <text:p>0,3711</text:p>
          </table:table-cell>
          <table:table-cell office:value-type="float" office:value="16.998" calcext:value-type="float">
            <text:p>16,998</text:p>
          </table:table-cell>
          <table:table-cell table:formula="of:=IF([.D64]=10;MIN([.F59:.F64]);&quot;&quot;)">
            <text:p/>
          </table:table-cell>
          <table:table-cell table:formula="of:=[.F64]-SUM([.G64:.G69])" office:value-type="float" office:value="2.1689" calcext:value-type="float">
            <text:p>2,1689</text:p>
          </table:table-cell>
          <table:table-cell table:style-name="ce2"/>
          <table:table-cell table:style-name="ce2" table:formula="of:=IF([.H64]=0;[.D6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3159" calcext:value-type="float">
            <text:p>0,3159</text:p>
          </table:table-cell>
          <table:table-cell office:value-type="float" office:value="14.8291" calcext:value-type="float">
            <text:p>14,8291</text:p>
          </table:table-cell>
          <table:table-cell table:formula="of:=IF([.D65]=10;MIN([.F60:.F65]);&quot;&quot;)" office:value-type="float" office:value="14.8291" calcext:value-type="float">
            <text:p>14,8291</text:p>
          </table:table-cell>
          <table:table-cell table:formula="of:=[.F65]-SUM([.G65:.G70])" office:value-type="float" office:value="0" calcext:value-type="float">
            <text:p>0,0000</text:p>
          </table:table-cell>
          <table:table-cell table:style-name="ce2"/>
          <table:table-cell table:style-name="ce2" table:formula="of:=IF([.H65]=0;[.D65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.3512" calcext:value-type="float">
            <text:p>0,3512</text:p>
          </table:table-cell>
          <table:table-cell office:value-type="float" office:value="16.9732" calcext:value-type="float">
            <text:p>16,9732</text:p>
          </table:table-cell>
          <table:table-cell table:formula="of:=IF([.D66]=10;MIN([.F61:.F66]);&quot;&quot;)">
            <text:p/>
          </table:table-cell>
          <table:table-cell table:formula="of:=[.F66]-SUM([.G66:.G71])" office:value-type="float" office:value="0.258599999999998" calcext:value-type="float">
            <text:p>0,2586</text:p>
          </table:table-cell>
          <table:table-cell table:style-name="ce2"/>
          <table:table-cell table:style-name="ce2" table:formula="of:=IF([.H66]=0;[.D6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.3547" calcext:value-type="float">
            <text:p>0,3547</text:p>
          </table:table-cell>
          <table:table-cell office:value-type="float" office:value="17.3766" calcext:value-type="float">
            <text:p>17,3766</text:p>
          </table:table-cell>
          <table:table-cell table:formula="of:=IF([.D67]=10;MIN([.F62:.F67]);&quot;&quot;)">
            <text:p/>
          </table:table-cell>
          <table:table-cell table:formula="of:=[.F67]-SUM([.G67:.G72])" office:value-type="float" office:value="0.661999999999999" calcext:value-type="float">
            <text:p>0,6620</text:p>
          </table:table-cell>
          <table:table-cell table:style-name="ce2"/>
          <table:table-cell table:style-name="ce2" table:formula="of:=IF([.H67]=0;[.D6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office:value-type="float" office:value="0.3489" calcext:value-type="float">
            <text:p>0,3489</text:p>
          </table:table-cell>
          <table:table-cell office:value-type="float" office:value="16.756" calcext:value-type="float">
            <text:p>16,756</text:p>
          </table:table-cell>
          <table:table-cell table:formula="of:=IF([.D68]=10;MIN([.F63:.F68]);&quot;&quot;)">
            <text:p/>
          </table:table-cell>
          <table:table-cell table:formula="of:=[.F68]-SUM([.G68:.G73])" office:value-type="float" office:value="0.0413999999999994" calcext:value-type="float">
            <text:p>0,0414</text:p>
          </table:table-cell>
          <table:table-cell table:style-name="ce2"/>
          <table:table-cell table:style-name="ce2" table:formula="of:=IF([.H68]=0;[.D6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  <table:table-cell office:value-type="float" office:value="0.3604" calcext:value-type="float">
            <text:p>0,3604</text:p>
          </table:table-cell>
          <table:table-cell office:value-type="float" office:value="16.7146" calcext:value-type="float">
            <text:p>16,7146</text:p>
          </table:table-cell>
          <table:table-cell table:formula="of:=IF([.D69]=10;MIN([.F64:.F69]);&quot;&quot;)">
            <text:p/>
          </table:table-cell>
          <table:table-cell table:formula="of:=[.F69]-SUM([.G69:.G74])" office:value-type="float" office:value="0" calcext:value-type="float">
            <text:p>0,0000</text:p>
          </table:table-cell>
          <table:table-cell table:style-name="ce2"/>
          <table:table-cell table:style-name="ce2" table:formula="of:=IF([.H69]=0;[.D69];&quot;&quot;)" office:value-type="float" office:value="3" calcext:value-type="float">
            <text:p>3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 office:value-type="float" office:value="0.3601" calcext:value-type="float">
            <text:p>0,3601</text:p>
          </table:table-cell>
          <table:table-cell office:value-type="float" office:value="17.0105" calcext:value-type="float">
            <text:p>17,0105</text:p>
          </table:table-cell>
          <table:table-cell table:formula="of:=IF([.D70]=10;MIN([.F65:.F70]);&quot;&quot;)">
            <text:p/>
          </table:table-cell>
          <table:table-cell table:formula="of:=[.F70]-SUM([.G70:.G75])" office:value-type="float" office:value="0.2959" calcext:value-type="float">
            <text:p>0,2959</text:p>
          </table:table-cell>
          <table:table-cell table:style-name="ce2"/>
          <table:table-cell table:style-name="ce2" table:formula="of:=IF([.H70]=0;[.D7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0.355" calcext:value-type="float">
            <text:p>0,355</text:p>
          </table:table-cell>
          <table:table-cell office:value-type="float" office:value="16.8181" calcext:value-type="float">
            <text:p>16,8181</text:p>
          </table:table-cell>
          <table:table-cell table:formula="of:=IF([.D71]=10;MIN([.F66:.F71]);&quot;&quot;)" office:value-type="float" office:value="16.7146" calcext:value-type="float">
            <text:p>16,7146</text:p>
          </table:table-cell>
          <table:table-cell table:formula="of:=[.F71]-SUM([.G71:.G76])" office:value-type="float" office:value="0.1035" calcext:value-type="float">
            <text:p>0,1035</text:p>
          </table:table-cell>
          <table:table-cell table:style-name="ce2"/>
          <table:table-cell table:style-name="ce2" table:formula="of:=IF([.H71]=0;[.D7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3965" calcext:value-type="float">
            <text:p>0,3965</text:p>
          </table:table-cell>
          <table:table-cell office:value-type="float" office:value="19.3004" calcext:value-type="float">
            <text:p>19,3004</text:p>
          </table:table-cell>
          <table:table-cell table:formula="of:=IF([.D72]=10;MIN([.F67:.F72]);&quot;&quot;)">
            <text:p/>
          </table:table-cell>
          <table:table-cell table:formula="of:=[.F72]-SUM([.G72:.G77])" office:value-type="float" office:value="0.2896" calcext:value-type="float">
            <text:p>0,2896</text:p>
          </table:table-cell>
          <table:table-cell table:style-name="ce2"/>
          <table:table-cell table:style-name="ce2" table:formula="of:=IF([.H72]=0;[.D7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391" calcext:value-type="float">
            <text:p>0,391</text:p>
          </table:table-cell>
          <table:table-cell office:value-type="float" office:value="19.1143" calcext:value-type="float">
            <text:p>19,1143</text:p>
          </table:table-cell>
          <table:table-cell table:formula="of:=IF([.D73]=10;MIN([.F68:.F73]);&quot;&quot;)">
            <text:p/>
          </table:table-cell>
          <table:table-cell table:formula="of:=[.F73]-SUM([.G73:.G78])" office:value-type="float" office:value="0.1035" calcext:value-type="float">
            <text:p>0,1035</text:p>
          </table:table-cell>
          <table:table-cell table:style-name="ce2"/>
          <table:table-cell table:style-name="ce2" table:formula="of:=IF([.H73]=0;[.D7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.4077" calcext:value-type="float">
            <text:p>0,4077</text:p>
          </table:table-cell>
          <table:table-cell office:value-type="float" office:value="21.1002" calcext:value-type="float">
            <text:p>21,1002</text:p>
          </table:table-cell>
          <table:table-cell table:formula="of:=IF([.D74]=10;MIN([.F69:.F74]);&quot;&quot;)">
            <text:p/>
          </table:table-cell>
          <table:table-cell table:formula="of:=[.F74]-SUM([.G74:.G79])" office:value-type="float" office:value="2.0894" calcext:value-type="float">
            <text:p>2,0894</text:p>
          </table:table-cell>
          <table:table-cell table:style-name="ce2"/>
          <table:table-cell table:style-name="ce2" table:formula="of:=IF([.H74]=0;[.D7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.4154" calcext:value-type="float">
            <text:p>0,4154</text:p>
          </table:table-cell>
          <table:table-cell office:value-type="float" office:value="19.0108" calcext:value-type="float">
            <text:p>19,0108</text:p>
          </table:table-cell>
          <table:table-cell table:formula="of:=IF([.D75]=10;MIN([.F70:.F75]);&quot;&quot;)">
            <text:p/>
          </table:table-cell>
          <table:table-cell table:formula="of:=[.F75]-SUM([.G75:.G80])" office:value-type="float" office:value="0" calcext:value-type="float">
            <text:p>0,0000</text:p>
          </table:table-cell>
          <table:table-cell table:style-name="ce2"/>
          <table:table-cell table:style-name="ce2" table:formula="of:=IF([.H75]=0;[.D75];&quot;&quot;)" office:value-type="float" office:value="3" calcext:value-type="float">
            <text:p>3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3948" calcext:value-type="float">
            <text:p>0,3948</text:p>
          </table:table-cell>
          <table:table-cell office:value-type="float" office:value="19.0708" calcext:value-type="float">
            <text:p>19,0708</text:p>
          </table:table-cell>
          <table:table-cell table:formula="of:=IF([.D76]=10;MIN([.F71:.F76]);&quot;&quot;)">
            <text:p/>
          </table:table-cell>
          <table:table-cell table:formula="of:=[.F76]-SUM([.G76:.G81])" office:value-type="float" office:value="0.0599999999999987" calcext:value-type="float">
            <text:p>0,0600</text:p>
          </table:table-cell>
          <table:table-cell table:style-name="ce2"/>
          <table:table-cell table:style-name="ce2" table:formula="of:=IF([.H76]=0;[.D7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4016" calcext:value-type="float">
            <text:p>0,4016</text:p>
          </table:table-cell>
          <table:table-cell office:value-type="float" office:value="19.2601" calcext:value-type="float">
            <text:p>19,2601</text:p>
          </table:table-cell>
          <table:table-cell table:formula="of:=IF([.D77]=10;MIN([.F72:.F77]);&quot;&quot;)" office:value-type="float" office:value="19.0108" calcext:value-type="float">
            <text:p>19,0108</text:p>
          </table:table-cell>
          <table:table-cell table:formula="of:=[.F77]-SUM([.G77:.G82])" office:value-type="float" office:value="0.249300000000002" calcext:value-type="float">
            <text:p>0,2493</text:p>
          </table:table-cell>
          <table:table-cell table:style-name="ce2"/>
          <table:table-cell table:style-name="ce2" table:formula="of:=IF([.H77]=0;[.D7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5794" calcext:value-type="float">
            <text:p>0,5794</text:p>
          </table:table-cell>
          <table:table-cell office:value-type="float" office:value="29.0438" calcext:value-type="float">
            <text:p>29,0438</text:p>
          </table:table-cell>
          <table:table-cell table:formula="of:=IF([.D78]=10;MIN([.F73:.F78]);&quot;&quot;)">
            <text:p/>
          </table:table-cell>
          <table:table-cell table:formula="of:=[.F78]-SUM([.G78:.G83])" office:value-type="float" office:value="0.786100000000001" calcext:value-type="float">
            <text:p>0,7861</text:p>
          </table:table-cell>
          <table:table-cell table:style-name="ce2"/>
          <table:table-cell table:style-name="ce2" table:formula="of:=IF([.H78]=0;[.D7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5797" calcext:value-type="float">
            <text:p>0,5797</text:p>
          </table:table-cell>
          <table:table-cell office:value-type="float" office:value="28.7645" calcext:value-type="float">
            <text:p>28,7645</text:p>
          </table:table-cell>
          <table:table-cell table:formula="of:=IF([.D79]=10;MIN([.F74:.F79]);&quot;&quot;)">
            <text:p/>
          </table:table-cell>
          <table:table-cell table:formula="of:=[.F79]-SUM([.G79:.G84])" office:value-type="float" office:value="0.506800000000002" calcext:value-type="float">
            <text:p>0,5068</text:p>
          </table:table-cell>
          <table:table-cell table:style-name="ce2"/>
          <table:table-cell table:style-name="ce2" table:formula="of:=IF([.H79]=0;[.D7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.5723" calcext:value-type="float">
            <text:p>0,5723</text:p>
          </table:table-cell>
          <table:table-cell office:value-type="float" office:value="28.6404" calcext:value-type="float">
            <text:p>28,6404</text:p>
          </table:table-cell>
          <table:table-cell table:formula="of:=IF([.D80]=10;MIN([.F75:.F80]);&quot;&quot;)">
            <text:p/>
          </table:table-cell>
          <table:table-cell table:formula="of:=[.F80]-SUM([.G80:.G85])" office:value-type="float" office:value="0.3827" calcext:value-type="float">
            <text:p>0,3827</text:p>
          </table:table-cell>
          <table:table-cell table:style-name="ce2"/>
          <table:table-cell table:style-name="ce2" table:formula="of:=IF([.H80]=0;[.D8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0.5687" calcext:value-type="float">
            <text:p>0,5687</text:p>
          </table:table-cell>
          <table:table-cell office:value-type="float" office:value="28.2577" calcext:value-type="float">
            <text:p>28,2577</text:p>
          </table:table-cell>
          <table:table-cell table:formula="of:=IF([.D81]=10;MIN([.F76:.F81]);&quot;&quot;)">
            <text:p/>
          </table:table-cell>
          <table:table-cell table:formula="of:=[.F81]-SUM([.G81:.G86])" office:value-type="float" office:value="0" calcext:value-type="float">
            <text:p>0,0000</text:p>
          </table:table-cell>
          <table:table-cell table:style-name="ce2"/>
          <table:table-cell table:style-name="ce2" table:formula="of:=IF([.H81]=0;[.D81];&quot;&quot;)" office:value-type="float" office:value="3" calcext:value-type="float">
            <text:p>3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.5761" calcext:value-type="float">
            <text:p>0,5761</text:p>
          </table:table-cell>
          <table:table-cell office:value-type="float" office:value="29.1368" calcext:value-type="float">
            <text:p>29,1368</text:p>
          </table:table-cell>
          <table:table-cell table:formula="of:=IF([.D82]=10;MIN([.F77:.F82]);&quot;&quot;)">
            <text:p/>
          </table:table-cell>
          <table:table-cell table:formula="of:=[.F82]-SUM([.G82:.G87])" office:value-type="float" office:value="0.879100000000001" calcext:value-type="float">
            <text:p>0,8791</text:p>
          </table:table-cell>
          <table:table-cell table:style-name="ce2"/>
          <table:table-cell table:style-name="ce2" table:formula="of:=IF([.H82]=0;[.D8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0.57" calcext:value-type="float">
            <text:p>0,57</text:p>
          </table:table-cell>
          <table:table-cell office:value-type="float" office:value="28.9414" calcext:value-type="float">
            <text:p>28,9414</text:p>
          </table:table-cell>
          <table:table-cell table:formula="of:=IF([.D83]=10;MIN([.F78:.F83]);&quot;&quot;)" office:value-type="float" office:value="28.2577" calcext:value-type="float">
            <text:p>28,2577</text:p>
          </table:table-cell>
          <table:table-cell table:formula="of:=[.F83]-SUM([.G83:.G88])" office:value-type="float" office:value="0.683700000000002" calcext:value-type="float">
            <text:p>0,6837</text:p>
          </table:table-cell>
          <table:table-cell table:style-name="ce2"/>
          <table:table-cell table:style-name="ce2" table:formula="of:=IF([.H83]=0;[.D8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9256" calcext:value-type="float">
            <text:p>0,9256</text:p>
          </table:table-cell>
          <table:table-cell office:value-type="float" office:value="48.3752" calcext:value-type="float">
            <text:p>48,3752</text:p>
          </table:table-cell>
          <table:table-cell table:formula="of:=IF([.D84]=10;MIN([.F79:.F84]);&quot;&quot;)">
            <text:p/>
          </table:table-cell>
          <table:table-cell table:formula="of:=[.F84]-SUM([.G84:.G89])" office:value-type="float" office:value="1.1232" calcext:value-type="float">
            <text:p>1,1232</text:p>
          </table:table-cell>
          <table:table-cell table:style-name="ce2"/>
          <table:table-cell table:style-name="ce2" table:formula="of:=IF([.H84]=0;[.D8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9263" calcext:value-type="float">
            <text:p>0,9263</text:p>
          </table:table-cell>
          <table:table-cell office:value-type="float" office:value="47.9408" calcext:value-type="float">
            <text:p>47,9408</text:p>
          </table:table-cell>
          <table:table-cell table:formula="of:=IF([.D85]=10;MIN([.F80:.F85]);&quot;&quot;)">
            <text:p/>
          </table:table-cell>
          <table:table-cell table:formula="of:=[.F85]-SUM([.G85:.G90])" office:value-type="float" office:value="0.688800000000001" calcext:value-type="float">
            <text:p>0,6888</text:p>
          </table:table-cell>
          <table:table-cell table:style-name="ce2"/>
          <table:table-cell table:style-name="ce2" table:formula="of:=IF([.H85]=0;[.D8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9322" calcext:value-type="float">
            <text:p>0,9322</text:p>
          </table:table-cell>
          <table:table-cell office:value-type="float" office:value="47.4754" calcext:value-type="float">
            <text:p>47,4754</text:p>
          </table:table-cell>
          <table:table-cell table:formula="of:=IF([.D86]=10;MIN([.F81:.F86]);&quot;&quot;)">
            <text:p/>
          </table:table-cell>
          <table:table-cell table:formula="of:=[.F86]-SUM([.G86:.G91])" office:value-type="float" office:value="0.223399999999998" calcext:value-type="float">
            <text:p>0,2234</text:p>
          </table:table-cell>
          <table:table-cell table:style-name="ce2"/>
          <table:table-cell table:style-name="ce2" table:formula="of:=IF([.H86]=0;[.D8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912" calcext:value-type="float">
            <text:p>0,912</text:p>
          </table:table-cell>
          <table:table-cell office:value-type="float" office:value="47.765" calcext:value-type="float">
            <text:p>47,765</text:p>
          </table:table-cell>
          <table:table-cell table:formula="of:=IF([.D87]=10;MIN([.F82:.F87]);&quot;&quot;)">
            <text:p/>
          </table:table-cell>
          <table:table-cell table:formula="of:=[.F87]-SUM([.G87:.G92])" office:value-type="float" office:value="0.512999999999998" calcext:value-type="float">
            <text:p>0,5130</text:p>
          </table:table-cell>
          <table:table-cell table:style-name="ce2"/>
          <table:table-cell table:style-name="ce2" table:formula="of:=IF([.H87]=0;[.D8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9164" calcext:value-type="float">
            <text:p>0,9164</text:p>
          </table:table-cell>
          <table:table-cell office:value-type="float" office:value="47.252" calcext:value-type="float">
            <text:p>47,252</text:p>
          </table:table-cell>
          <table:table-cell table:formula="of:=IF([.D88]=10;MIN([.F83:.F88]);&quot;&quot;)">
            <text:p/>
          </table:table-cell>
          <table:table-cell table:formula="of:=[.F88]-SUM([.G88:.G93])" office:value-type="float" office:value="0" calcext:value-type="float">
            <text:p>0,0000</text:p>
          </table:table-cell>
          <table:table-cell table:style-name="ce2"/>
          <table:table-cell table:style-name="ce2" table:formula="of:=IF([.H88]=0;[.D88];&quot;&quot;)" office:value-type="float" office:value="5" calcext:value-type="float">
            <text:p>5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9196" calcext:value-type="float">
            <text:p>0,9196</text:p>
          </table:table-cell>
          <table:table-cell office:value-type="float" office:value="49.0237" calcext:value-type="float">
            <text:p>49,0237</text:p>
          </table:table-cell>
          <table:table-cell table:formula="of:=IF([.D89]=10;MIN([.F84:.F89]);&quot;&quot;)" office:value-type="float" office:value="47.252" calcext:value-type="float">
            <text:p>47,252</text:p>
          </table:table-cell>
          <table:table-cell table:formula="of:=[.F89]-SUM([.G89:.G94])" office:value-type="float" office:value="1.7717" calcext:value-type="float">
            <text:p>1,7717</text:p>
          </table:table-cell>
          <table:table-cell table:style-name="ce2"/>
          <table:table-cell table:style-name="ce2" table:formula="of:=IF([.H89]=0;[.D8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.8631" calcext:value-type="float">
            <text:p>1,8631</text:p>
          </table:table-cell>
          <table:table-cell office:value-type="float" office:value="105.2836" calcext:value-type="float">
            <text:p>105,2836</text:p>
          </table:table-cell>
          <table:table-cell table:formula="of:=IF([.D90]=10;MIN([.F85:.F90]);&quot;&quot;)">
            <text:p/>
          </table:table-cell>
          <table:table-cell table:formula="of:=[.F90]-SUM([.G90:.G95])" office:value-type="float" office:value="9.61920000000001" calcext:value-type="float">
            <text:p>9,6192</text:p>
          </table:table-cell>
          <table:table-cell table:style-name="ce2"/>
          <table:table-cell table:style-name="ce2" table:formula="of:=IF([.H90]=0;[.D9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.8415" calcext:value-type="float">
            <text:p>1,8415</text:p>
          </table:table-cell>
          <table:table-cell office:value-type="float" office:value="102.7081" calcext:value-type="float">
            <text:p>102,7081</text:p>
          </table:table-cell>
          <table:table-cell table:formula="of:=IF([.D91]=10;MIN([.F86:.F91]);&quot;&quot;)">
            <text:p/>
          </table:table-cell>
          <table:table-cell table:formula="of:=[.F91]-SUM([.G91:.G96])" office:value-type="float" office:value="7.0437" calcext:value-type="float">
            <text:p>7,0437</text:p>
          </table:table-cell>
          <table:table-cell table:style-name="ce2"/>
          <table:table-cell table:style-name="ce2" table:formula="of:=IF([.H91]=0;[.D9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.8457" calcext:value-type="float">
            <text:p>1,8457</text:p>
          </table:table-cell>
          <table:table-cell office:value-type="float" office:value="95.6644" calcext:value-type="float">
            <text:p>95,6644</text:p>
          </table:table-cell>
          <table:table-cell table:formula="of:=IF([.D92]=10;MIN([.F87:.F92]);&quot;&quot;)">
            <text:p/>
          </table:table-cell>
          <table:table-cell table:formula="of:=[.F92]-SUM([.G92:.G97])" office:value-type="float" office:value="0" calcext:value-type="float">
            <text:p>0,0000</text:p>
          </table:table-cell>
          <table:table-cell table:style-name="ce2"/>
          <table:table-cell table:style-name="ce2" table:formula="of:=IF([.H92]=0;[.D92];&quot;&quot;)" office:value-type="float" office:value="2" calcext:value-type="float">
            <text:p>2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.9141" calcext:value-type="float">
            <text:p>1,9141</text:p>
          </table:table-cell>
          <table:table-cell office:value-type="float" office:value="99.719" calcext:value-type="float">
            <text:p>99,719</text:p>
          </table:table-cell>
          <table:table-cell table:formula="of:=IF([.D93]=10;MIN([.F88:.F93]);&quot;&quot;)">
            <text:p/>
          </table:table-cell>
          <table:table-cell table:formula="of:=[.F93]-SUM([.G93:.G98])" office:value-type="float" office:value="4.05459999999999" calcext:value-type="float">
            <text:p>4,0546</text:p>
          </table:table-cell>
          <table:table-cell table:style-name="ce2"/>
          <table:table-cell table:style-name="ce2" table:formula="of:=IF([.H93]=0;[.D9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1.8751" calcext:value-type="float">
            <text:p>1,8751</text:p>
          </table:table-cell>
          <table:table-cell office:value-type="float" office:value="96.8994" calcext:value-type="float">
            <text:p>96,8994</text:p>
          </table:table-cell>
          <table:table-cell table:formula="of:=IF([.D94]=10;MIN([.F89:.F94]);&quot;&quot;)">
            <text:p/>
          </table:table-cell>
          <table:table-cell table:formula="of:=[.F94]-SUM([.G94:.G99])" office:value-type="float" office:value="1.235" calcext:value-type="float">
            <text:p>1,2350</text:p>
          </table:table-cell>
          <table:table-cell table:style-name="ce2"/>
          <table:table-cell table:style-name="ce2" table:formula="of:=IF([.H94]=0;[.D9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.8545" calcext:value-type="float">
            <text:p>1,8545</text:p>
          </table:table-cell>
          <table:table-cell office:value-type="float" office:value="96.5022" calcext:value-type="float">
            <text:p>96,5022</text:p>
          </table:table-cell>
          <table:table-cell table:formula="of:=IF([.D95]=10;MIN([.F90:.F95]);&quot;&quot;)" office:value-type="float" office:value="95.6644" calcext:value-type="float">
            <text:p>95,6644</text:p>
          </table:table-cell>
          <table:table-cell table:formula="of:=[.F95]-SUM([.G95:.G100])" office:value-type="float" office:value="0.837800000000001" calcext:value-type="float">
            <text:p>0,8378</text:p>
          </table:table-cell>
          <table:table-cell table:style-name="ce2"/>
          <table:table-cell table:style-name="ce2" table:formula="of:=IF([.H95]=0;[.D95];&quot;&quot;)">
            <text:p/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IF([.D96]=10;MIN([.F91:.F96]);&quot;&quot;)">
            <text:p/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uffered Tree Transform</text:p>
          </table:table-cell>
          <table:table-cell table:number-columns-repeated="4"/>
          <table:table-cell table:formula="of:=IF([.D97]=10;MIN([.F92:.F97]);&quot;&quot;)">
            <text:p/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Tranform</text:p>
          </table:table-cell>
          <table:table-cell table:formula="of:=IF([.D98]=10;MIN([.F93:.F98]);&quot;&quot;)">
            <text:p/>
          </table:table-cell>
          <table:table-cell/>
          <table:table-cell table:style-name="ce3"/>
          <table:table-cell table:style-name="ce2"/>
          <table:table-cell table:style-name="ce1"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172" calcext:value-type="float">
            <text:p>0,1172</text:p>
          </table:table-cell>
          <table:table-cell office:value-type="float" office:value="0.1241" calcext:value-type="float">
            <text:p>0,1241</text:p>
          </table:table-cell>
          <table:table-cell table:formula="of:=IF([.D99]=10;AVERAGE([.F94:.F99]);&quot;&quot;)">
            <text:p/>
          </table:table-cell>
          <table:table-cell table:formula="of:=[.F99]-SUM([.G99:.G104])" office:value-type="float" office:value="0.0186" calcext:value-type="float">
            <text:p>0,0186</text:p>
          </table:table-cell>
          <table:table-cell table:style-name="ce2"/>
          <table:table-cell table:style-name="ce2" table:formula="of:=IF([.H99]=0;[.D9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27" calcext:value-type="float">
            <text:p>0,0827</text:p>
          </table:table-cell>
          <table:table-cell office:value-type="float" office:value="0.1551" calcext:value-type="float">
            <text:p>0,1551</text:p>
          </table:table-cell>
          <table:table-cell table:formula="of:=IF([.D100]=10;AVERAGE([.F95:.F100]);&quot;&quot;)">
            <text:p/>
          </table:table-cell>
          <table:table-cell table:formula="of:=[.F100]-SUM([.G100:.G105])" office:value-type="float" office:value="0.0496" calcext:value-type="float">
            <text:p>0,0496</text:p>
          </table:table-cell>
          <table:table-cell table:style-name="ce2"/>
          <table:table-cell table:style-name="ce2" table:formula="of:=IF([.H100]=0;[.D10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034" calcext:value-type="float">
            <text:p>0,1034</text:p>
          </table:table-cell>
          <table:table-cell office:value-type="float" office:value="0.1551" calcext:value-type="float">
            <text:p>0,1551</text:p>
          </table:table-cell>
          <table:table-cell table:formula="of:=IF([.D101]=10;AVERAGE([.F96:.F101]);&quot;&quot;)">
            <text:p/>
          </table:table-cell>
          <table:table-cell table:formula="of:=[.F101]-SUM([.G101:.G106])" office:value-type="float" office:value="0.0496" calcext:value-type="float">
            <text:p>0,0496</text:p>
          </table:table-cell>
          <table:table-cell table:style-name="ce2"/>
          <table:table-cell table:style-name="ce2" table:formula="of:=IF([.H101]=0;[.D10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103" calcext:value-type="float">
            <text:p>0,1103</text:p>
          </table:table-cell>
          <table:table-cell office:value-type="float" office:value="0.1241" calcext:value-type="float">
            <text:p>0,1241</text:p>
          </table:table-cell>
          <table:table-cell table:formula="of:=IF([.D102]=10;AVERAGE([.F97:.F102]);&quot;&quot;)">
            <text:p/>
          </table:table-cell>
          <table:table-cell table:formula="of:=[.F102]-SUM([.G102:.G107])" office:value-type="float" office:value="0.0186" calcext:value-type="float">
            <text:p>0,0186</text:p>
          </table:table-cell>
          <table:table-cell table:style-name="ce2"/>
          <table:table-cell table:style-name="ce2" table:formula="of:=IF([.H102]=0;[.D10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931" calcext:value-type="float">
            <text:p>0,0931</text:p>
          </table:table-cell>
          <table:table-cell office:value-type="float" office:value="0.1055" calcext:value-type="float">
            <text:p>0,1055</text:p>
          </table:table-cell>
          <table:table-cell table:formula="of:=IF([.D103]=10;AVERAGE([.F98:.F103]);&quot;&quot;)">
            <text:p/>
          </table:table-cell>
          <table:table-cell table:formula="of:=[.F103]-SUM([.G103:.G108])" office:value-type="float" office:value="0" calcext:value-type="float">
            <text:p>0,0000</text:p>
          </table:table-cell>
          <table:table-cell table:style-name="ce2"/>
          <table:table-cell table:style-name="ce2" table:formula="of:=IF([.H103]=0;[.D103];&quot;&quot;)" office:value-type="float" office:value="5" calcext:value-type="float">
            <text:p>5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.0862" calcext:value-type="float">
            <text:p>0,0862</text:p>
          </table:table-cell>
          <table:table-cell office:value-type="float" office:value="0.1334" calcext:value-type="float">
            <text:p>0,1334</text:p>
          </table:table-cell>
          <table:table-cell table:formula="of:=IF([.D104]=10;MIN([.F99:.F104]);&quot;&quot;)" office:value-type="float" office:value="0.1055" calcext:value-type="float">
            <text:p>0,1055</text:p>
          </table:table-cell>
          <table:table-cell table:formula="of:=[.F104]-SUM([.G104:.G109])" office:value-type="float" office:value="0.0279" calcext:value-type="float">
            <text:p>0,0279</text:p>
          </table:table-cell>
          <table:table-cell table:style-name="ce2" table:formula="of:=IF([.G104]&lt;&gt;&quot;&quot;;[.G104]-[.G23];&quot;&quot;)" office:value-type="float" office:value="0.031" calcext:value-type="float">
            <text:p>0,0310</text:p>
          </table:table-cell>
          <table:table-cell table:style-name="ce2" table:formula="of:=IF([.H104]=0;[.D10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861" calcext:value-type="float">
            <text:p>0,0861</text:p>
          </table:table-cell>
          <table:table-cell office:value-type="float" office:value="0.8688" calcext:value-type="float">
            <text:p>0,8688</text:p>
          </table:table-cell>
          <table:table-cell table:formula="of:=IF([.D105]=10;MIN([.F100:.F105]);&quot;&quot;)">
            <text:p/>
          </table:table-cell>
          <table:table-cell table:formula="of:=[.F105]-SUM([.G105:.G110])" office:value-type="float" office:value="0.3816" calcext:value-type="float">
            <text:p>0,3816</text:p>
          </table:table-cell>
          <table:table-cell table:style-name="ce2" table:formula="of:=IF([.G105]&lt;&gt;&quot;&quot;;[.G105]-[.G24];&quot;&quot;)">
            <text:p/>
          </table:table-cell>
          <table:table-cell table:style-name="ce2" table:formula="of:=IF([.H105]=0;[.D10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798" calcext:value-type="float">
            <text:p>0,0798</text:p>
          </table:table-cell>
          <table:table-cell office:value-type="float" office:value="0.8068" calcext:value-type="float">
            <text:p>0,8068</text:p>
          </table:table-cell>
          <table:table-cell table:formula="of:=IF([.D106]=10;MIN([.F101:.F106]);&quot;&quot;)">
            <text:p/>
          </table:table-cell>
          <table:table-cell table:formula="of:=[.F106]-SUM([.G106:.G111])" office:value-type="float" office:value="0.3196" calcext:value-type="float">
            <text:p>0,3196</text:p>
          </table:table-cell>
          <table:table-cell table:style-name="ce2" table:formula="of:=IF([.G106]&lt;&gt;&quot;&quot;;[.G106]-[.G25];&quot;&quot;)">
            <text:p/>
          </table:table-cell>
          <table:table-cell table:style-name="ce2" table:formula="of:=IF([.H106]=0;[.D10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0779" calcext:value-type="float">
            <text:p>0,0779</text:p>
          </table:table-cell>
          <table:table-cell office:value-type="float" office:value="0.7137" calcext:value-type="float">
            <text:p>0,7137</text:p>
          </table:table-cell>
          <table:table-cell table:formula="of:=IF([.D107]=10;MIN([.F102:.F107]);&quot;&quot;)">
            <text:p/>
          </table:table-cell>
          <table:table-cell table:formula="of:=[.F107]-SUM([.G107:.G112])" office:value-type="float" office:value="0.2265" calcext:value-type="float">
            <text:p>0,2265</text:p>
          </table:table-cell>
          <table:table-cell table:style-name="ce2" table:formula="of:=IF([.G107]&lt;&gt;&quot;&quot;;[.G107]-[.G26];&quot;&quot;)">
            <text:p/>
          </table:table-cell>
          <table:table-cell table:style-name="ce2" table:formula="of:=IF([.H107]=0;[.D10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0855" calcext:value-type="float">
            <text:p>0,0855</text:p>
          </table:table-cell>
          <table:table-cell office:value-type="float" office:value="0.6309" calcext:value-type="float">
            <text:p>0,6309</text:p>
          </table:table-cell>
          <table:table-cell table:formula="of:=IF([.D108]=10;MIN([.F103:.F108]);&quot;&quot;)">
            <text:p/>
          </table:table-cell>
          <table:table-cell table:formula="of:=[.F108]-SUM([.G108:.G113])" office:value-type="float" office:value="0.1437" calcext:value-type="float">
            <text:p>0,1437</text:p>
          </table:table-cell>
          <table:table-cell table:style-name="ce2" table:formula="of:=IF([.G108]&lt;&gt;&quot;&quot;;[.G108]-[.G27];&quot;&quot;)">
            <text:p/>
          </table:table-cell>
          <table:table-cell table:style-name="ce2" table:formula="of:=IF([.H108]=0;[.D10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798" calcext:value-type="float">
            <text:p>0,0798</text:p>
          </table:table-cell>
          <table:table-cell office:value-type="float" office:value="0.5461" calcext:value-type="float">
            <text:p>0,5461</text:p>
          </table:table-cell>
          <table:table-cell table:formula="of:=IF([.D109]=10;MIN([.F104:.F109]);&quot;&quot;)">
            <text:p/>
          </table:table-cell>
          <table:table-cell table:formula="of:=[.F109]-SUM([.G109:.G114])" office:value-type="float" office:value="0.0589" calcext:value-type="float">
            <text:p>0,0589</text:p>
          </table:table-cell>
          <table:table-cell table:style-name="ce2" table:formula="of:=IF([.G109]&lt;&gt;&quot;&quot;;[.G109]-[.G28];&quot;&quot;)">
            <text:p/>
          </table:table-cell>
          <table:table-cell table:style-name="ce2" table:formula="of:=IF([.H109]=0;[.D10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798" calcext:value-type="float">
            <text:p>0,0798</text:p>
          </table:table-cell>
          <table:table-cell office:value-type="float" office:value="0.4872" calcext:value-type="float">
            <text:p>0,4872</text:p>
          </table:table-cell>
          <table:table-cell table:formula="of:=IF([.D110]=10;MIN([.F105:.F110]);&quot;&quot;)" office:value-type="float" office:value="0.4872" calcext:value-type="float">
            <text:p>0,4872</text:p>
          </table:table-cell>
          <table:table-cell table:formula="of:=[.F110]-SUM([.G110:.G115])" office:value-type="float" office:value="0" calcext:value-type="float">
            <text:p>0,0000</text:p>
          </table:table-cell>
          <table:table-cell table:style-name="ce2" table:formula="of:=IF([.G110]&lt;&gt;&quot;&quot;;[.G110]-[.G29];&quot;&quot;)" office:value-type="float" office:value="0.0321" calcext:value-type="float">
            <text:p>0,0321</text:p>
          </table:table-cell>
          <table:table-cell table:style-name="ce2" table:formula="of:=IF([.H110]=0;[.D110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0916" calcext:value-type="float">
            <text:p>0,0916</text:p>
          </table:table-cell>
          <table:table-cell office:value-type="float" office:value="3.9718" calcext:value-type="float">
            <text:p>3,9718</text:p>
          </table:table-cell>
          <table:table-cell table:formula="of:=IF([.D111]=10;MIN([.F106:.F111]);&quot;&quot;)">
            <text:p/>
          </table:table-cell>
          <table:table-cell table:formula="of:=[.F111]-SUM([.G111:.G116])" office:value-type="float" office:value="1.3746" calcext:value-type="float">
            <text:p>1,3746</text:p>
          </table:table-cell>
          <table:table-cell table:style-name="ce2" table:formula="of:=IF([.G111]&lt;&gt;&quot;&quot;;[.G111]-[.G30];&quot;&quot;)">
            <text:p/>
          </table:table-cell>
          <table:table-cell table:style-name="ce2" table:formula="of:=IF([.H111]=0;[.D11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0941" calcext:value-type="float">
            <text:p>0,0941</text:p>
          </table:table-cell>
          <table:table-cell office:value-type="float" office:value="3.9718" calcext:value-type="float">
            <text:p>3,9718</text:p>
          </table:table-cell>
          <table:table-cell table:formula="of:=IF([.D112]=10;MIN([.F107:.F112]);&quot;&quot;)">
            <text:p/>
          </table:table-cell>
          <table:table-cell table:formula="of:=[.F112]-SUM([.G112:.G117])" office:value-type="float" office:value="1.3746" calcext:value-type="float">
            <text:p>1,3746</text:p>
          </table:table-cell>
          <table:table-cell table:style-name="ce2" table:formula="of:=IF([.G112]&lt;&gt;&quot;&quot;;[.G112]-[.G31];&quot;&quot;)">
            <text:p/>
          </table:table-cell>
          <table:table-cell table:style-name="ce2" table:formula="of:=IF([.H112]=0;[.D11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.0925" calcext:value-type="float">
            <text:p>0,0925</text:p>
          </table:table-cell>
          <table:table-cell office:value-type="float" office:value="3.6305" calcext:value-type="float">
            <text:p>3,6305</text:p>
          </table:table-cell>
          <table:table-cell table:formula="of:=IF([.D113]=10;MIN([.F108:.F113]);&quot;&quot;)">
            <text:p/>
          </table:table-cell>
          <table:table-cell table:formula="of:=[.F113]-SUM([.G113:.G118])" office:value-type="float" office:value="1.0333" calcext:value-type="float">
            <text:p>1,0333</text:p>
          </table:table-cell>
          <table:table-cell table:style-name="ce2" table:formula="of:=IF([.G113]&lt;&gt;&quot;&quot;;[.G113]-[.G32];&quot;&quot;)">
            <text:p/>
          </table:table-cell>
          <table:table-cell table:style-name="ce2" table:formula="of:=IF([.H113]=0;[.D11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0.084" calcext:value-type="float">
            <text:p>0,084</text:p>
          </table:table-cell>
          <table:table-cell office:value-type="float" office:value="3.1754" calcext:value-type="float">
            <text:p>3,1754</text:p>
          </table:table-cell>
          <table:table-cell table:formula="of:=IF([.D114]=10;MIN([.F109:.F114]);&quot;&quot;)">
            <text:p/>
          </table:table-cell>
          <table:table-cell table:formula="of:=[.F114]-SUM([.G114:.G119])" office:value-type="float" office:value="0.5782" calcext:value-type="float">
            <text:p>0,5782</text:p>
          </table:table-cell>
          <table:table-cell table:style-name="ce2" table:formula="of:=IF([.G114]&lt;&gt;&quot;&quot;;[.G114]-[.G33];&quot;&quot;)">
            <text:p/>
          </table:table-cell>
          <table:table-cell table:style-name="ce2" table:formula="of:=IF([.H114]=0;[.D11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0915" calcext:value-type="float">
            <text:p>0,0915</text:p>
          </table:table-cell>
          <table:table-cell office:value-type="float" office:value="2.9292" calcext:value-type="float">
            <text:p>2,9292</text:p>
          </table:table-cell>
          <table:table-cell table:formula="of:=IF([.D115]=10;MIN([.F110:.F115]);&quot;&quot;)">
            <text:p/>
          </table:table-cell>
          <table:table-cell table:formula="of:=[.F115]-SUM([.G115:.G120])" office:value-type="float" office:value="0.332" calcext:value-type="float">
            <text:p>0,3320</text:p>
          </table:table-cell>
          <table:table-cell table:style-name="ce2" table:formula="of:=IF([.G115]&lt;&gt;&quot;&quot;;[.G115]-[.G34];&quot;&quot;)">
            <text:p/>
          </table:table-cell>
          <table:table-cell table:style-name="ce2" table:formula="of:=IF([.H115]=0;[.D11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0908" calcext:value-type="float">
            <text:p>0,0908</text:p>
          </table:table-cell>
          <table:table-cell office:value-type="float" office:value="2.5972" calcext:value-type="float">
            <text:p>2,5972</text:p>
          </table:table-cell>
          <table:table-cell table:formula="of:=IF([.D116]=10;MIN([.F111:.F116]);&quot;&quot;)" office:value-type="float" office:value="2.5972" calcext:value-type="float">
            <text:p>2,5972</text:p>
          </table:table-cell>
          <table:table-cell table:formula="of:=[.F116]-SUM([.G116:.G121])" office:value-type="float" office:value="0" calcext:value-type="float">
            <text:p>0,0000</text:p>
          </table:table-cell>
          <table:table-cell table:style-name="ce2" table:formula="of:=IF([.G116]&lt;&gt;&quot;&quot;;[.G116]-[.G35];&quot;&quot;)" office:value-type="float" office:value="0.2389" calcext:value-type="float">
            <text:p>0,2389</text:p>
          </table:table-cell>
          <table:table-cell table:style-name="ce2" table:formula="of:=IF([.H116]=0;[.D116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974" calcext:value-type="float">
            <text:p>0,0974</text:p>
          </table:table-cell>
          <table:table-cell office:value-type="float" office:value="8.4711" calcext:value-type="float">
            <text:p>8,4711</text:p>
          </table:table-cell>
          <table:table-cell table:formula="of:=IF([.D117]=10;MIN([.F112:.F117]);&quot;&quot;)">
            <text:p/>
          </table:table-cell>
          <table:table-cell table:formula="of:=[.F117]-SUM([.G117:.G122])" office:value-type="float" office:value="2.5165" calcext:value-type="float">
            <text:p>2,5165</text:p>
          </table:table-cell>
          <table:table-cell table:style-name="ce2" table:formula="of:=IF([.G117]&lt;&gt;&quot;&quot;;[.G117]-[.G36];&quot;&quot;)">
            <text:p/>
          </table:table-cell>
          <table:table-cell table:style-name="ce2" table:formula="of:=IF([.H117]=0;[.D11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999" calcext:value-type="float">
            <text:p>0,0999</text:p>
          </table:table-cell>
          <table:table-cell office:value-type="float" office:value="8.4711" calcext:value-type="float">
            <text:p>8,4711</text:p>
          </table:table-cell>
          <table:table-cell table:formula="of:=IF([.D118]=10;MIN([.F113:.F118]);&quot;&quot;)">
            <text:p/>
          </table:table-cell>
          <table:table-cell table:formula="of:=[.F118]-SUM([.G118:.G123])" office:value-type="float" office:value="2.5165" calcext:value-type="float">
            <text:p>2,5165</text:p>
          </table:table-cell>
          <table:table-cell table:style-name="ce2" table:formula="of:=IF([.G118]&lt;&gt;&quot;&quot;;[.G118]-[.G37];&quot;&quot;)">
            <text:p/>
          </table:table-cell>
          <table:table-cell table:style-name="ce2" table:formula="of:=IF([.H118]=0;[.D11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957" calcext:value-type="float">
            <text:p>0,0957</text:p>
          </table:table-cell>
          <table:table-cell office:value-type="float" office:value="7.7574" calcext:value-type="float">
            <text:p>7,7574</text:p>
          </table:table-cell>
          <table:table-cell table:formula="of:=IF([.D119]=10;MIN([.F114:.F119]);&quot;&quot;)">
            <text:p/>
          </table:table-cell>
          <table:table-cell table:formula="of:=[.F119]-SUM([.G119:.G124])" office:value-type="float" office:value="1.8028" calcext:value-type="float">
            <text:p>1,8028</text:p>
          </table:table-cell>
          <table:table-cell table:style-name="ce2" table:formula="of:=IF([.G119]&lt;&gt;&quot;&quot;;[.G119]-[.G38];&quot;&quot;)">
            <text:p/>
          </table:table-cell>
          <table:table-cell table:style-name="ce2" table:formula="of:=IF([.H119]=0;[.D11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948" calcext:value-type="float">
            <text:p>0,0948</text:p>
          </table:table-cell>
          <table:table-cell office:value-type="float" office:value="7.3851" calcext:value-type="float">
            <text:p>7,3851</text:p>
          </table:table-cell>
          <table:table-cell table:formula="of:=IF([.D120]=10;MIN([.F115:.F120]);&quot;&quot;)">
            <text:p/>
          </table:table-cell>
          <table:table-cell table:formula="of:=[.F120]-SUM([.G120:.G125])" office:value-type="float" office:value="1.4305" calcext:value-type="float">
            <text:p>1,4305</text:p>
          </table:table-cell>
          <table:table-cell table:style-name="ce2" table:formula="of:=IF([.G120]&lt;&gt;&quot;&quot;;[.G120]-[.G39];&quot;&quot;)">
            <text:p/>
          </table:table-cell>
          <table:table-cell table:style-name="ce2" table:formula="of:=IF([.H120]=0;[.D12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936" calcext:value-type="float">
            <text:p>0,0936</text:p>
          </table:table-cell>
          <table:table-cell office:value-type="float" office:value="6.6031" calcext:value-type="float">
            <text:p>6,6031</text:p>
          </table:table-cell>
          <table:table-cell table:formula="of:=IF([.D121]=10;MIN([.F116:.F121]);&quot;&quot;)">
            <text:p/>
          </table:table-cell>
          <table:table-cell table:formula="of:=[.F121]-SUM([.G121:.G126])" office:value-type="float" office:value="0.6485" calcext:value-type="float">
            <text:p>0,6485</text:p>
          </table:table-cell>
          <table:table-cell table:style-name="ce2" table:formula="of:=IF([.G121]&lt;&gt;&quot;&quot;;[.G121]-[.G40];&quot;&quot;)">
            <text:p/>
          </table:table-cell>
          <table:table-cell table:style-name="ce2" table:formula="of:=IF([.H121]=0;[.D12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962" calcext:value-type="float">
            <text:p>0,0962</text:p>
          </table:table-cell>
          <table:table-cell office:value-type="float" office:value="5.9546" calcext:value-type="float">
            <text:p>5,9546</text:p>
          </table:table-cell>
          <table:table-cell table:formula="of:=IF([.D122]=10;MIN([.F117:.F122]);&quot;&quot;)" office:value-type="float" office:value="5.9546" calcext:value-type="float">
            <text:p>5,9546</text:p>
          </table:table-cell>
          <table:table-cell table:formula="of:=[.F122]-SUM([.G122:.G127])" office:value-type="float" office:value="0" calcext:value-type="float">
            <text:p>0,0000</text:p>
          </table:table-cell>
          <table:table-cell table:style-name="ce2" table:formula="of:=IF([.G122]&lt;&gt;&quot;&quot;;[.G122]-[.G41];&quot;&quot;)" office:value-type="float" office:value="0.2245" calcext:value-type="float">
            <text:p>0,2245</text:p>
          </table:table-cell>
          <table:table-cell table:style-name="ce2" table:formula="of:=IF([.H122]=0;[.D122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1025" calcext:value-type="float">
            <text:p>0,1025</text:p>
          </table:table-cell>
          <table:table-cell office:value-type="float" office:value="12.536" calcext:value-type="float">
            <text:p>12,536</text:p>
          </table:table-cell>
          <table:table-cell table:formula="of:=IF([.D123]=10;MIN([.F118:.F123]);&quot;&quot;)">
            <text:p/>
          </table:table-cell>
          <table:table-cell table:formula="of:=[.F123]-SUM([.G123:.G128])" office:value-type="float" office:value="3.0347" calcext:value-type="float">
            <text:p>3,0347</text:p>
          </table:table-cell>
          <table:table-cell table:style-name="ce2" table:formula="of:=IF([.G123]&lt;&gt;&quot;&quot;;[.G123]-[.G42];&quot;&quot;)">
            <text:p/>
          </table:table-cell>
          <table:table-cell table:style-name="ce2" table:formula="of:=IF([.H123]=0;[.D12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1059" calcext:value-type="float">
            <text:p>0,1059</text:p>
          </table:table-cell>
          <table:table-cell office:value-type="float" office:value="12.6601" calcext:value-type="float">
            <text:p>12,6601</text:p>
          </table:table-cell>
          <table:table-cell table:formula="of:=IF([.D124]=10;MIN([.F119:.F124]);&quot;&quot;)">
            <text:p/>
          </table:table-cell>
          <table:table-cell table:formula="of:=[.F124]-SUM([.G124:.G129])" office:value-type="float" office:value="3.1588" calcext:value-type="float">
            <text:p>3,1588</text:p>
          </table:table-cell>
          <table:table-cell table:style-name="ce2" table:formula="of:=IF([.G124]&lt;&gt;&quot;&quot;;[.G124]-[.G43];&quot;&quot;)">
            <text:p/>
          </table:table-cell>
          <table:table-cell table:style-name="ce2" table:formula="of:=IF([.H124]=0;[.D12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0.1031" calcext:value-type="float">
            <text:p>0,1031</text:p>
          </table:table-cell>
          <table:table-cell office:value-type="float" office:value="12.3343" calcext:value-type="float">
            <text:p>12,3343</text:p>
          </table:table-cell>
          <table:table-cell table:formula="of:=IF([.D125]=10;MIN([.F120:.F125]);&quot;&quot;)">
            <text:p/>
          </table:table-cell>
          <table:table-cell table:formula="of:=[.F125]-SUM([.G125:.G130])" office:value-type="float" office:value="2.833" calcext:value-type="float">
            <text:p>2,8330</text:p>
          </table:table-cell>
          <table:table-cell table:style-name="ce2" table:formula="of:=IF([.G125]&lt;&gt;&quot;&quot;;[.G125]-[.G44];&quot;&quot;)">
            <text:p/>
          </table:table-cell>
          <table:table-cell table:style-name="ce2" table:formula="of:=IF([.H125]=0;[.D12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0.1016" calcext:value-type="float">
            <text:p>0,1016</text:p>
          </table:table-cell>
          <table:table-cell office:value-type="float" office:value="11.5223" calcext:value-type="float">
            <text:p>11,5223</text:p>
          </table:table-cell>
          <table:table-cell table:formula="of:=IF([.D126]=10;MIN([.F121:.F126]);&quot;&quot;)">
            <text:p/>
          </table:table-cell>
          <table:table-cell table:formula="of:=[.F126]-SUM([.G126:.G131])" office:value-type="float" office:value="2.021" calcext:value-type="float">
            <text:p>2,0210</text:p>
          </table:table-cell>
          <table:table-cell table:style-name="ce2" table:formula="of:=IF([.G126]&lt;&gt;&quot;&quot;;[.G126]-[.G45];&quot;&quot;)">
            <text:p/>
          </table:table-cell>
          <table:table-cell table:style-name="ce2" table:formula="of:=IF([.H126]=0;[.D12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0.0987" calcext:value-type="float">
            <text:p>0,0987</text:p>
          </table:table-cell>
          <table:table-cell office:value-type="float" office:value="10.4384" calcext:value-type="float">
            <text:p>10,4384</text:p>
          </table:table-cell>
          <table:table-cell table:formula="of:=IF([.D127]=10;MIN([.F122:.F127]);&quot;&quot;)">
            <text:p/>
          </table:table-cell>
          <table:table-cell table:formula="of:=[.F127]-SUM([.G127:.G132])" office:value-type="float" office:value="0.937099999999999" calcext:value-type="float">
            <text:p>0,9371</text:p>
          </table:table-cell>
          <table:table-cell table:style-name="ce2" table:formula="of:=IF([.G127]&lt;&gt;&quot;&quot;;[.G127]-[.G46];&quot;&quot;)">
            <text:p/>
          </table:table-cell>
          <table:table-cell table:style-name="ce2" table:formula="of:=IF([.H127]=0;[.D12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0.1024" calcext:value-type="float">
            <text:p>0,1024</text:p>
          </table:table-cell>
          <table:table-cell office:value-type="float" office:value="9.5013" calcext:value-type="float">
            <text:p>9,5013</text:p>
          </table:table-cell>
          <table:table-cell table:formula="of:=IF([.D128]=10;MIN([.F123:.F128]);&quot;&quot;)" office:value-type="float" office:value="9.5013" calcext:value-type="float">
            <text:p>9,5013</text:p>
          </table:table-cell>
          <table:table-cell table:formula="of:=[.F128]-SUM([.G128:.G133])" office:value-type="float" office:value="0" calcext:value-type="float">
            <text:p>0,0000</text:p>
          </table:table-cell>
          <table:table-cell table:style-name="ce2" table:formula="of:=IF([.G128]&lt;&gt;&quot;&quot;;[.G128]-[.G47];&quot;&quot;)" office:value-type="float" office:value="0.864700000000001" calcext:value-type="float">
            <text:p>0,8647</text:p>
          </table:table-cell>
          <table:table-cell table:style-name="ce2" table:formula="of:=IF([.H128]=0;[.D128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1052" calcext:value-type="float">
            <text:p>0,1052</text:p>
          </table:table-cell>
          <table:table-cell office:value-type="float" office:value="17.9662" calcext:value-type="float">
            <text:p>17,9662</text:p>
          </table:table-cell>
          <table:table-cell table:formula="of:=IF([.D129]=10;MIN([.F124:.F129]);&quot;&quot;)">
            <text:p/>
          </table:table-cell>
          <table:table-cell table:formula="of:=[.F129]-SUM([.G129:.G134])" office:value-type="float" office:value="4.3349" calcext:value-type="float">
            <text:p>4,3349</text:p>
          </table:table-cell>
          <table:table-cell table:style-name="ce2" table:formula="of:=IF([.G129]&lt;&gt;&quot;&quot;;[.G129]-[.G48];&quot;&quot;)">
            <text:p/>
          </table:table-cell>
          <table:table-cell table:style-name="ce2" table:formula="of:=IF([.H129]=0;[.D12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1055" calcext:value-type="float">
            <text:p>0,1055</text:p>
          </table:table-cell>
          <table:table-cell office:value-type="float" office:value="16.756" calcext:value-type="float">
            <text:p>16,756</text:p>
          </table:table-cell>
          <table:table-cell table:formula="of:=IF([.D130]=10;MIN([.F125:.F130]);&quot;&quot;)">
            <text:p/>
          </table:table-cell>
          <table:table-cell table:formula="of:=[.F130]-SUM([.G130:.G135])" office:value-type="float" office:value="3.1247" calcext:value-type="float">
            <text:p>3,1247</text:p>
          </table:table-cell>
          <table:table-cell table:style-name="ce2" table:formula="of:=IF([.G130]&lt;&gt;&quot;&quot;;[.G130]-[.G49];&quot;&quot;)">
            <text:p/>
          </table:table-cell>
          <table:table-cell table:style-name="ce2" table:formula="of:=IF([.H130]=0;[.D13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1093" calcext:value-type="float">
            <text:p>0,1093</text:p>
          </table:table-cell>
          <table:table-cell office:value-type="float" office:value="16.182" calcext:value-type="float">
            <text:p>16,182</text:p>
          </table:table-cell>
          <table:table-cell table:formula="of:=IF([.D131]=10;MIN([.F126:.F131]);&quot;&quot;)">
            <text:p/>
          </table:table-cell>
          <table:table-cell table:formula="of:=[.F131]-SUM([.G131:.G136])" office:value-type="float" office:value="2.5507" calcext:value-type="float">
            <text:p>2,5507</text:p>
          </table:table-cell>
          <table:table-cell table:style-name="ce2" table:formula="of:=IF([.G131]&lt;&gt;&quot;&quot;;[.G131]-[.G50];&quot;&quot;)">
            <text:p/>
          </table:table-cell>
          <table:table-cell table:style-name="ce2" table:formula="of:=IF([.H131]=0;[.D13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1063" calcext:value-type="float">
            <text:p>0,1063</text:p>
          </table:table-cell>
          <table:table-cell office:value-type="float" office:value="15.6079" calcext:value-type="float">
            <text:p>15,6079</text:p>
          </table:table-cell>
          <table:table-cell table:formula="of:=IF([.D132]=10;MIN([.F127:.F132]);&quot;&quot;)">
            <text:p/>
          </table:table-cell>
          <table:table-cell table:formula="of:=[.F132]-SUM([.G132:.G137])" office:value-type="float" office:value="1.9766" calcext:value-type="float">
            <text:p>1,9766</text:p>
          </table:table-cell>
          <table:table-cell table:style-name="ce2" table:formula="of:=IF([.G132]&lt;&gt;&quot;&quot;;[.G132]-[.G51];&quot;&quot;)">
            <text:p/>
          </table:table-cell>
          <table:table-cell table:style-name="ce2" table:formula="of:=IF([.H132]=0;[.D13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1049" calcext:value-type="float">
            <text:p>0,1049</text:p>
          </table:table-cell>
          <table:table-cell office:value-type="float" office:value="14.5839" calcext:value-type="float">
            <text:p>14,5839</text:p>
          </table:table-cell>
          <table:table-cell table:formula="of:=IF([.D133]=10;MIN([.F128:.F133]);&quot;&quot;)">
            <text:p/>
          </table:table-cell>
          <table:table-cell table:formula="of:=[.F133]-SUM([.G133:.G138])" office:value-type="float" office:value="0.9526" calcext:value-type="float">
            <text:p>0,9526</text:p>
          </table:table-cell>
          <table:table-cell table:style-name="ce2" table:formula="of:=IF([.G133]&lt;&gt;&quot;&quot;;[.G133]-[.G52];&quot;&quot;)">
            <text:p/>
          </table:table-cell>
          <table:table-cell table:style-name="ce2" table:formula="of:=IF([.H133]=0;[.D13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1086" calcext:value-type="float">
            <text:p>0,1086</text:p>
          </table:table-cell>
          <table:table-cell office:value-type="float" office:value="13.6313" calcext:value-type="float">
            <text:p>13,6313</text:p>
          </table:table-cell>
          <table:table-cell table:formula="of:=IF([.D134]=10;MIN([.F129:.F134]);&quot;&quot;)" office:value-type="float" office:value="13.6313" calcext:value-type="float">
            <text:p>13,6313</text:p>
          </table:table-cell>
          <table:table-cell table:formula="of:=[.F134]-SUM([.G134:.G139])" office:value-type="float" office:value="0" calcext:value-type="float">
            <text:p>0,0000</text:p>
          </table:table-cell>
          <table:table-cell table:style-name="ce2" table:formula="of:=IF([.G134]&lt;&gt;&quot;&quot;;[.G134]-[.G53];&quot;&quot;)" office:value-type="float" office:value="2.1917" calcext:value-type="float">
            <text:p>2,1917</text:p>
          </table:table-cell>
          <table:table-cell table:style-name="ce2" table:formula="of:=IF([.H134]=0;[.D134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1105" calcext:value-type="float">
            <text:p>0,1105</text:p>
          </table:table-cell>
          <table:table-cell office:value-type="float" office:value="21.6587" calcext:value-type="float">
            <text:p>21,6587</text:p>
          </table:table-cell>
          <table:table-cell table:formula="of:=IF([.D135]=10;MIN([.F130:.F135]);&quot;&quot;)">
            <text:p/>
          </table:table-cell>
          <table:table-cell table:formula="of:=[.F135]-SUM([.G135:.G140])" office:value-type="float" office:value="4.1176" calcext:value-type="float">
            <text:p>4,1176</text:p>
          </table:table-cell>
          <table:table-cell table:style-name="ce2" table:formula="of:=IF([.G135]&lt;&gt;&quot;&quot;;[.G135]-[.G54];&quot;&quot;)">
            <text:p/>
          </table:table-cell>
          <table:table-cell table:style-name="ce2" table:formula="of:=IF([.H135]=0;[.D13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1082" calcext:value-type="float">
            <text:p>0,1082</text:p>
          </table:table-cell>
          <table:table-cell office:value-type="float" office:value="20.8519" calcext:value-type="float">
            <text:p>20,8519</text:p>
          </table:table-cell>
          <table:table-cell table:formula="of:=IF([.D136]=10;MIN([.F131:.F136]);&quot;&quot;)">
            <text:p/>
          </table:table-cell>
          <table:table-cell table:formula="of:=[.F136]-SUM([.G136:.G141])" office:value-type="float" office:value="3.3108" calcext:value-type="float">
            <text:p>3,3108</text:p>
          </table:table-cell>
          <table:table-cell table:style-name="ce2" table:formula="of:=IF([.G136]&lt;&gt;&quot;&quot;;[.G136]-[.G55];&quot;&quot;)">
            <text:p/>
          </table:table-cell>
          <table:table-cell table:style-name="ce2" table:formula="of:=IF([.H136]=0;[.D13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0.1114" calcext:value-type="float">
            <text:p>0,1114</text:p>
          </table:table-cell>
          <table:table-cell office:value-type="float" office:value="20.8674" calcext:value-type="float">
            <text:p>20,8674</text:p>
          </table:table-cell>
          <table:table-cell table:formula="of:=IF([.D137]=10;MIN([.F132:.F137]);&quot;&quot;)">
            <text:p/>
          </table:table-cell>
          <table:table-cell table:formula="of:=[.F137]-SUM([.G137:.G142])" office:value-type="float" office:value="3.3263" calcext:value-type="float">
            <text:p>3,3263</text:p>
          </table:table-cell>
          <table:table-cell table:style-name="ce2" table:formula="of:=IF([.G137]&lt;&gt;&quot;&quot;;[.G137]-[.G56];&quot;&quot;)">
            <text:p/>
          </table:table-cell>
          <table:table-cell table:style-name="ce2" table:formula="of:=IF([.H137]=0;[.D13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float" office:value="0.1117" calcext:value-type="float">
            <text:p>0,1117</text:p>
          </table:table-cell>
          <table:table-cell office:value-type="float" office:value="19.4452" calcext:value-type="float">
            <text:p>19,4452</text:p>
          </table:table-cell>
          <table:table-cell table:formula="of:=IF([.D138]=10;MIN([.F133:.F138]);&quot;&quot;)">
            <text:p/>
          </table:table-cell>
          <table:table-cell table:formula="of:=[.F138]-SUM([.G138:.G143])" office:value-type="float" office:value="1.9041" calcext:value-type="float">
            <text:p>1,9041</text:p>
          </table:table-cell>
          <table:table-cell table:style-name="ce2" table:formula="of:=IF([.G138]&lt;&gt;&quot;&quot;;[.G138]-[.G57];&quot;&quot;)">
            <text:p/>
          </table:table-cell>
          <table:table-cell table:style-name="ce2" table:formula="of:=IF([.H138]=0;[.D13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office:value-type="float" office:value="0.1267" calcext:value-type="float">
            <text:p>0,1267</text:p>
          </table:table-cell>
          <table:table-cell office:value-type="float" office:value="19.2942" calcext:value-type="float">
            <text:p>19,2942</text:p>
          </table:table-cell>
          <table:table-cell table:formula="of:=IF([.D139]=10;MIN([.F134:.F139]);&quot;&quot;)">
            <text:p/>
          </table:table-cell>
          <table:table-cell table:formula="of:=[.F139]-SUM([.G139:.G144])" office:value-type="float" office:value="1.7531" calcext:value-type="float">
            <text:p>1,7531</text:p>
          </table:table-cell>
          <table:table-cell table:style-name="ce2" table:formula="of:=IF([.G139]&lt;&gt;&quot;&quot;;[.G139]-[.G58];&quot;&quot;)">
            <text:p/>
          </table:table-cell>
          <table:table-cell table:style-name="ce2" table:formula="of:=IF([.H139]=0;[.D13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0.1112" calcext:value-type="float">
            <text:p>0,1112</text:p>
          </table:table-cell>
          <table:table-cell office:value-type="float" office:value="17.5411" calcext:value-type="float">
            <text:p>17,5411</text:p>
          </table:table-cell>
          <table:table-cell table:formula="of:=IF([.D140]=10;MIN([.F135:.F140]);&quot;&quot;)" office:value-type="float" office:value="17.5411" calcext:value-type="float">
            <text:p>17,5411</text:p>
          </table:table-cell>
          <table:table-cell table:formula="of:=[.F140]-SUM([.G140:.G145])" office:value-type="float" office:value="0" calcext:value-type="float">
            <text:p>0,0000</text:p>
          </table:table-cell>
          <table:table-cell table:style-name="ce2" table:formula="of:=IF([.G140]&lt;&gt;&quot;&quot;;[.G140]-[.G59];&quot;&quot;)" office:value-type="float" office:value="3.1744" calcext:value-type="float">
            <text:p>3,1744</text:p>
          </table:table-cell>
          <table:table-cell table:style-name="ce2" table:formula="of:=IF([.H140]=0;[.D140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1204" calcext:value-type="float">
            <text:p>0,1204</text:p>
          </table:table-cell>
          <table:table-cell office:value-type="float" office:value="29.354" calcext:value-type="float">
            <text:p>29,354</text:p>
          </table:table-cell>
          <table:table-cell table:formula="of:=IF([.D141]=10;MIN([.F136:.F141]);&quot;&quot;)">
            <text:p/>
          </table:table-cell>
          <table:table-cell table:formula="of:=[.F141]-SUM([.G141:.G146])" office:value-type="float" office:value="6.9134" calcext:value-type="float">
            <text:p>6,9134</text:p>
          </table:table-cell>
          <table:table-cell table:style-name="ce2" table:formula="of:=IF([.G141]&lt;&gt;&quot;&quot;;[.G141]-[.G60];&quot;&quot;)">
            <text:p/>
          </table:table-cell>
          <table:table-cell table:style-name="ce2" table:formula="of:=IF([.H141]=0;[.D14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122" calcext:value-type="float">
            <text:p>0,122</text:p>
          </table:table-cell>
          <table:table-cell office:value-type="float" office:value="28.5162" calcext:value-type="float">
            <text:p>28,5162</text:p>
          </table:table-cell>
          <table:table-cell table:formula="of:=IF([.D142]=10;MIN([.F137:.F142]);&quot;&quot;)">
            <text:p/>
          </table:table-cell>
          <table:table-cell table:formula="of:=[.F142]-SUM([.G142:.G147])" office:value-type="float" office:value="6.0756" calcext:value-type="float">
            <text:p>6,0756</text:p>
          </table:table-cell>
          <table:table-cell table:style-name="ce2" table:formula="of:=IF([.G142]&lt;&gt;&quot;&quot;;[.G142]-[.G61];&quot;&quot;)">
            <text:p/>
          </table:table-cell>
          <table:table-cell table:style-name="ce2" table:formula="of:=IF([.H142]=0;[.D14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0.1228" calcext:value-type="float">
            <text:p>0,1228</text:p>
          </table:table-cell>
          <table:table-cell office:value-type="float" office:value="27.6009" calcext:value-type="float">
            <text:p>27,6009</text:p>
          </table:table-cell>
          <table:table-cell table:formula="of:=IF([.D143]=10;MIN([.F138:.F143]);&quot;&quot;)">
            <text:p/>
          </table:table-cell>
          <table:table-cell table:formula="of:=[.F143]-SUM([.G143:.G148])" office:value-type="float" office:value="5.1603" calcext:value-type="float">
            <text:p>5,1603</text:p>
          </table:table-cell>
          <table:table-cell table:style-name="ce2" table:formula="of:=IF([.G143]&lt;&gt;&quot;&quot;;[.G143]-[.G62];&quot;&quot;)">
            <text:p/>
          </table:table-cell>
          <table:table-cell table:style-name="ce2" table:formula="of:=IF([.H143]=0;[.D14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0.1218" calcext:value-type="float">
            <text:p>0,1218</text:p>
          </table:table-cell>
          <table:table-cell office:value-type="float" office:value="25.4443" calcext:value-type="float">
            <text:p>25,4443</text:p>
          </table:table-cell>
          <table:table-cell table:formula="of:=IF([.D144]=10;MIN([.F139:.F144]);&quot;&quot;)">
            <text:p/>
          </table:table-cell>
          <table:table-cell table:formula="of:=[.F144]-SUM([.G144:.G149])" office:value-type="float" office:value="3.0037" calcext:value-type="float">
            <text:p>3,0037</text:p>
          </table:table-cell>
          <table:table-cell table:style-name="ce2" table:formula="of:=IF([.G144]&lt;&gt;&quot;&quot;;[.G144]-[.G63];&quot;&quot;)">
            <text:p/>
          </table:table-cell>
          <table:table-cell table:style-name="ce2" table:formula="of:=IF([.H144]=0;[.D14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0.1248" calcext:value-type="float">
            <text:p>0,1248</text:p>
          </table:table-cell>
          <table:table-cell office:value-type="float" office:value="24.2528" calcext:value-type="float">
            <text:p>24,2528</text:p>
          </table:table-cell>
          <table:table-cell table:formula="of:=IF([.D145]=10;MIN([.F140:.F145]);&quot;&quot;)">
            <text:p/>
          </table:table-cell>
          <table:table-cell table:formula="of:=[.F145]-SUM([.G145:.G150])" office:value-type="float" office:value="1.8122" calcext:value-type="float">
            <text:p>1,8122</text:p>
          </table:table-cell>
          <table:table-cell table:style-name="ce2" table:formula="of:=IF([.G145]&lt;&gt;&quot;&quot;;[.G145]-[.G64];&quot;&quot;)">
            <text:p/>
          </table:table-cell>
          <table:table-cell table:style-name="ce2" table:formula="of:=IF([.H145]=0;[.D14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1316" calcext:value-type="float">
            <text:p>0,1316</text:p>
          </table:table-cell>
          <table:table-cell office:value-type="float" office:value="22.4406" calcext:value-type="float">
            <text:p>22,4406</text:p>
          </table:table-cell>
          <table:table-cell table:formula="of:=IF([.D146]=10;MIN([.F141:.F146]);&quot;&quot;)" office:value-type="float" office:value="22.4406" calcext:value-type="float">
            <text:p>22,4406</text:p>
          </table:table-cell>
          <table:table-cell table:formula="of:=[.F146]-SUM([.G146:.G151])" office:value-type="float" office:value="0" calcext:value-type="float">
            <text:p>0,0000</text:p>
          </table:table-cell>
          <table:table-cell table:style-name="ce2" table:formula="of:=IF([.G146]&lt;&gt;&quot;&quot;;[.G146]-[.G65];&quot;&quot;)" office:value-type="float" office:value="7.6115" calcext:value-type="float">
            <text:p>7,6115</text:p>
          </table:table-cell>
          <table:table-cell table:style-name="ce2" table:formula="of:=IF([.H146]=0;[.D146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.1273" calcext:value-type="float">
            <text:p>0,1273</text:p>
          </table:table-cell>
          <table:table-cell office:value-type="float" office:value="35.1876" calcext:value-type="float">
            <text:p>35,1876</text:p>
          </table:table-cell>
          <table:table-cell table:formula="of:=IF([.D147]=10;MIN([.F142:.F147]);&quot;&quot;)">
            <text:p/>
          </table:table-cell>
          <table:table-cell table:formula="of:=[.F147]-SUM([.G147:.G152])" office:value-type="float" office:value="8.6324" calcext:value-type="float">
            <text:p>8,6324</text:p>
          </table:table-cell>
          <table:table-cell table:style-name="ce2" table:formula="of:=IF([.G147]&lt;&gt;&quot;&quot;;[.G147]-[.G66];&quot;&quot;)">
            <text:p/>
          </table:table-cell>
          <table:table-cell table:style-name="ce2" table:formula="of:=IF([.H147]=0;[.D14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.1285" calcext:value-type="float">
            <text:p>0,1285</text:p>
          </table:table-cell>
          <table:table-cell office:value-type="float" office:value="32.9225" calcext:value-type="float">
            <text:p>32,9225</text:p>
          </table:table-cell>
          <table:table-cell table:formula="of:=IF([.D148]=10;MIN([.F143:.F148]);&quot;&quot;)">
            <text:p/>
          </table:table-cell>
          <table:table-cell table:formula="of:=[.F148]-SUM([.G148:.G153])" office:value-type="float" office:value="6.3673" calcext:value-type="float">
            <text:p>6,3673</text:p>
          </table:table-cell>
          <table:table-cell table:style-name="ce2" table:formula="of:=IF([.G148]&lt;&gt;&quot;&quot;;[.G148]-[.G67];&quot;&quot;)">
            <text:p/>
          </table:table-cell>
          <table:table-cell table:style-name="ce2" table:formula="of:=IF([.H148]=0;[.D14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office:value-type="float" office:value="0.1261" calcext:value-type="float">
            <text:p>0,1261</text:p>
          </table:table-cell>
          <table:table-cell office:value-type="float" office:value="31.0607" calcext:value-type="float">
            <text:p>31,0607</text:p>
          </table:table-cell>
          <table:table-cell table:formula="of:=IF([.D149]=10;MIN([.F144:.F149]);&quot;&quot;)">
            <text:p/>
          </table:table-cell>
          <table:table-cell table:formula="of:=[.F149]-SUM([.G149:.G154])" office:value-type="float" office:value="4.5055" calcext:value-type="float">
            <text:p>4,5055</text:p>
          </table:table-cell>
          <table:table-cell table:style-name="ce2" table:formula="of:=IF([.G149]&lt;&gt;&quot;&quot;;[.G149]-[.G68];&quot;&quot;)">
            <text:p/>
          </table:table-cell>
          <table:table-cell table:style-name="ce2" table:formula="of:=IF([.H149]=0;[.D14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  <table:table-cell office:value-type="float" office:value="0.1285" calcext:value-type="float">
            <text:p>0,1285</text:p>
          </table:table-cell>
          <table:table-cell office:value-type="float" office:value="30.1712" calcext:value-type="float">
            <text:p>30,1712</text:p>
          </table:table-cell>
          <table:table-cell table:formula="of:=IF([.D150]=10;MIN([.F145:.F150]);&quot;&quot;)">
            <text:p/>
          </table:table-cell>
          <table:table-cell table:formula="of:=[.F150]-SUM([.G150:.G155])" office:value-type="float" office:value="3.616" calcext:value-type="float">
            <text:p>3,6160</text:p>
          </table:table-cell>
          <table:table-cell table:style-name="ce2" table:formula="of:=IF([.G150]&lt;&gt;&quot;&quot;;[.G150]-[.G69];&quot;&quot;)">
            <text:p/>
          </table:table-cell>
          <table:table-cell table:style-name="ce2" table:formula="of:=IF([.H150]=0;[.D15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 office:value-type="float" office:value="0.1279" calcext:value-type="float">
            <text:p>0,1279</text:p>
          </table:table-cell>
          <table:table-cell office:value-type="float" office:value="28.1563" calcext:value-type="float">
            <text:p>28,1563</text:p>
          </table:table-cell>
          <table:table-cell table:formula="of:=IF([.D151]=10;MIN([.F146:.F151]);&quot;&quot;)">
            <text:p/>
          </table:table-cell>
          <table:table-cell table:formula="of:=[.F151]-SUM([.G151:.G156])" office:value-type="float" office:value="1.6011" calcext:value-type="float">
            <text:p>1,6011</text:p>
          </table:table-cell>
          <table:table-cell table:style-name="ce2" table:formula="of:=IF([.G151]&lt;&gt;&quot;&quot;;[.G151]-[.G70];&quot;&quot;)">
            <text:p/>
          </table:table-cell>
          <table:table-cell table:style-name="ce2" table:formula="of:=IF([.H151]=0;[.D15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0.1286" calcext:value-type="float">
            <text:p>0,1286</text:p>
          </table:table-cell>
          <table:table-cell office:value-type="float" office:value="26.5552" calcext:value-type="float">
            <text:p>26,5552</text:p>
          </table:table-cell>
          <table:table-cell table:formula="of:=IF([.D152]=10;MIN([.F147:.F152]);&quot;&quot;)" office:value-type="float" office:value="26.5552" calcext:value-type="float">
            <text:p>26,5552</text:p>
          </table:table-cell>
          <table:table-cell table:formula="of:=[.F152]-SUM([.G152:.G157])" office:value-type="float" office:value="0" calcext:value-type="float">
            <text:p>0,0000</text:p>
          </table:table-cell>
          <table:table-cell table:style-name="ce2" table:formula="of:=IF([.G152]&lt;&gt;&quot;&quot;;[.G152]-[.G71];&quot;&quot;)" office:value-type="float" office:value="9.8406" calcext:value-type="float">
            <text:p>9,8406</text:p>
          </table:table-cell>
          <table:table-cell table:style-name="ce2" table:formula="of:=IF([.H152]=0;[.D152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,1269</text:p>
          </table:table-cell>
          <table:table-cell office:value-type="float" office:value="38.1665" calcext:value-type="float">
            <text:p>38,1665</text:p>
          </table:table-cell>
          <table:table-cell table:formula="of:=IF([.D153]=10;MIN([.F148:.F153]);&quot;&quot;)">
            <text:p/>
          </table:table-cell>
          <table:table-cell table:formula="of:=[.F153]-SUM([.G153:.G158])" office:value-type="float" office:value="6.5007" calcext:value-type="float">
            <text:p>6,5007</text:p>
          </table:table-cell>
          <table:table-cell table:style-name="ce2" table:formula="of:=IF([.G153]&lt;&gt;&quot;&quot;;[.G153]-[.G72];&quot;&quot;)">
            <text:p/>
          </table:table-cell>
          <table:table-cell table:style-name="ce2" table:formula="of:=IF([.H153]=0;[.D15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1378" calcext:value-type="float">
            <text:p>0,1378</text:p>
          </table:table-cell>
          <table:table-cell office:value-type="float" office:value="38.1975" calcext:value-type="float">
            <text:p>38,1975</text:p>
          </table:table-cell>
          <table:table-cell table:formula="of:=IF([.D154]=10;MIN([.F149:.F154]);&quot;&quot;)">
            <text:p/>
          </table:table-cell>
          <table:table-cell table:formula="of:=[.F154]-SUM([.G154:.G159])" office:value-type="float" office:value="6.5317" calcext:value-type="float">
            <text:p>6,5317</text:p>
          </table:table-cell>
          <table:table-cell table:style-name="ce2" table:formula="of:=IF([.G154]&lt;&gt;&quot;&quot;;[.G154]-[.G73];&quot;&quot;)">
            <text:p/>
          </table:table-cell>
          <table:table-cell table:style-name="ce2" table:formula="of:=IF([.H154]=0;[.D15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.134" calcext:value-type="float">
            <text:p>0,134</text:p>
          </table:table-cell>
          <table:table-cell office:value-type="float" office:value="36.8632" calcext:value-type="float">
            <text:p>36,8632</text:p>
          </table:table-cell>
          <table:table-cell table:formula="of:=IF([.D155]=10;MIN([.F150:.F155]);&quot;&quot;)">
            <text:p/>
          </table:table-cell>
          <table:table-cell table:formula="of:=[.F155]-SUM([.G155:.G160])" office:value-type="float" office:value="5.1974" calcext:value-type="float">
            <text:p>5,1974</text:p>
          </table:table-cell>
          <table:table-cell table:style-name="ce2" table:formula="of:=IF([.G155]&lt;&gt;&quot;&quot;;[.G155]-[.G74];&quot;&quot;)">
            <text:p/>
          </table:table-cell>
          <table:table-cell table:style-name="ce2" table:formula="of:=IF([.H155]=0;[.D15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.144" calcext:value-type="float">
            <text:p>0,144</text:p>
          </table:table-cell>
          <table:table-cell office:value-type="float" office:value="35.4979" calcext:value-type="float">
            <text:p>35,4979</text:p>
          </table:table-cell>
          <table:table-cell table:formula="of:=IF([.D156]=10;MIN([.F151:.F156]);&quot;&quot;)">
            <text:p/>
          </table:table-cell>
          <table:table-cell table:formula="of:=[.F156]-SUM([.G156:.G161])" office:value-type="float" office:value="3.8321" calcext:value-type="float">
            <text:p>3,8321</text:p>
          </table:table-cell>
          <table:table-cell table:style-name="ce2" table:formula="of:=IF([.G156]&lt;&gt;&quot;&quot;;[.G156]-[.G75];&quot;&quot;)">
            <text:p/>
          </table:table-cell>
          <table:table-cell table:style-name="ce2" table:formula="of:=IF([.H156]=0;[.D15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1744" calcext:value-type="float">
            <text:p>0,1744</text:p>
          </table:table-cell>
          <table:table-cell office:value-type="float" office:value="40.9529" calcext:value-type="float">
            <text:p>40,9529</text:p>
          </table:table-cell>
          <table:table-cell table:formula="of:=IF([.D157]=10;MIN([.F152:.F157]);&quot;&quot;)">
            <text:p/>
          </table:table-cell>
          <table:table-cell table:formula="of:=[.F157]-SUM([.G157:.G162])" office:value-type="float" office:value="9.2871" calcext:value-type="float">
            <text:p>9,2871</text:p>
          </table:table-cell>
          <table:table-cell table:style-name="ce2" table:formula="of:=IF([.G157]&lt;&gt;&quot;&quot;;[.G157]-[.G76];&quot;&quot;)">
            <text:p/>
          </table:table-cell>
          <table:table-cell table:style-name="ce2" table:formula="of:=IF([.H157]=0;[.D15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1291" calcext:value-type="float">
            <text:p>0,1291</text:p>
          </table:table-cell>
          <table:table-cell office:value-type="float" office:value="31.6658" calcext:value-type="float">
            <text:p>31,6658</text:p>
          </table:table-cell>
          <table:table-cell table:formula="of:=IF([.D158]=10;MIN([.F153:.F158]);&quot;&quot;)" office:value-type="float" office:value="31.6658" calcext:value-type="float">
            <text:p>31,6658</text:p>
          </table:table-cell>
          <table:table-cell table:formula="of:=[.F158]-SUM([.G158:.G163])" office:value-type="float" office:value="0" calcext:value-type="float">
            <text:p>0,0000</text:p>
          </table:table-cell>
          <table:table-cell table:style-name="ce2" table:formula="of:=IF([.G158]&lt;&gt;&quot;&quot;;[.G158]-[.G77];&quot;&quot;)" office:value-type="float" office:value="12.655" calcext:value-type="float">
            <text:p>12,6550</text:p>
          </table:table-cell>
          <table:table-cell table:style-name="ce2" table:formula="of:=IF([.H158]=0;[.D158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1378" calcext:value-type="float">
            <text:p>0,1378</text:p>
          </table:table-cell>
          <table:table-cell office:value-type="float" office:value="60.6009" calcext:value-type="float">
            <text:p>60,6009</text:p>
          </table:table-cell>
          <table:table-cell table:formula="of:=IF([.D159]=10;MIN([.F154:.F159]);&quot;&quot;)">
            <text:p/>
          </table:table-cell>
          <table:table-cell table:formula="of:=[.F159]-SUM([.G159:.G164])" office:value-type="float" office:value="8.2694" calcext:value-type="float">
            <text:p>8,2694</text:p>
          </table:table-cell>
          <table:table-cell table:style-name="ce2" table:formula="of:=IF([.G159]&lt;&gt;&quot;&quot;;[.G159]-[.G78];&quot;&quot;)">
            <text:p/>
          </table:table-cell>
          <table:table-cell table:style-name="ce2" table:formula="of:=IF([.H159]=0;[.D15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1387" calcext:value-type="float">
            <text:p>0,1387</text:p>
          </table:table-cell>
          <table:table-cell office:value-type="float" office:value="61.6249" calcext:value-type="float">
            <text:p>61,6249</text:p>
          </table:table-cell>
          <table:table-cell table:formula="of:=IF([.D160]=10;MIN([.F155:.F160]);&quot;&quot;)">
            <text:p/>
          </table:table-cell>
          <table:table-cell table:formula="of:=[.F160]-SUM([.G160:.G165])" office:value-type="float" office:value="9.2934" calcext:value-type="float">
            <text:p>9,2934</text:p>
          </table:table-cell>
          <table:table-cell table:style-name="ce2" table:formula="of:=IF([.G160]&lt;&gt;&quot;&quot;;[.G160]-[.G79];&quot;&quot;)">
            <text:p/>
          </table:table-cell>
          <table:table-cell table:style-name="ce2" table:formula="of:=IF([.H160]=0;[.D16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.1504" calcext:value-type="float">
            <text:p>0,1504</text:p>
          </table:table-cell>
          <table:table-cell office:value-type="float" office:value="60.9888" calcext:value-type="float">
            <text:p>60,9888</text:p>
          </table:table-cell>
          <table:table-cell table:formula="of:=IF([.D161]=10;MIN([.F156:.F161]);&quot;&quot;)">
            <text:p/>
          </table:table-cell>
          <table:table-cell table:formula="of:=[.F161]-SUM([.G161:.G166])" office:value-type="float" office:value="8.6573" calcext:value-type="float">
            <text:p>8,6573</text:p>
          </table:table-cell>
          <table:table-cell table:style-name="ce2" table:formula="of:=IF([.G161]&lt;&gt;&quot;&quot;;[.G161]-[.G80];&quot;&quot;)">
            <text:p/>
          </table:table-cell>
          <table:table-cell table:style-name="ce2" table:formula="of:=IF([.H161]=0;[.D16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0.1412" calcext:value-type="float">
            <text:p>0,1412</text:p>
          </table:table-cell>
          <table:table-cell office:value-type="float" office:value="56.0499" calcext:value-type="float">
            <text:p>56,0499</text:p>
          </table:table-cell>
          <table:table-cell table:formula="of:=IF([.D162]=10;MIN([.F157:.F162]);&quot;&quot;)">
            <text:p/>
          </table:table-cell>
          <table:table-cell table:formula="of:=[.F162]-SUM([.G162:.G167])" office:value-type="float" office:value="3.7184" calcext:value-type="float">
            <text:p>3,7184</text:p>
          </table:table-cell>
          <table:table-cell table:style-name="ce2" table:formula="of:=IF([.G162]&lt;&gt;&quot;&quot;;[.G162]-[.G81];&quot;&quot;)">
            <text:p/>
          </table:table-cell>
          <table:table-cell table:style-name="ce2" table:formula="of:=IF([.H162]=0;[.D16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.1382" calcext:value-type="float">
            <text:p>0,1382</text:p>
          </table:table-cell>
          <table:table-cell office:value-type="float" office:value="55.1769" calcext:value-type="float">
            <text:p>55,1769</text:p>
          </table:table-cell>
          <table:table-cell table:formula="of:=IF([.D163]=10;MIN([.F158:.F163]);&quot;&quot;)">
            <text:p/>
          </table:table-cell>
          <table:table-cell table:formula="of:=[.F163]-SUM([.G163:.G168])" office:value-type="float" office:value="2.84540000000001" calcext:value-type="float">
            <text:p>2,8454</text:p>
          </table:table-cell>
          <table:table-cell table:style-name="ce2" table:formula="of:=IF([.G163]&lt;&gt;&quot;&quot;;[.G163]-[.G82];&quot;&quot;)">
            <text:p/>
          </table:table-cell>
          <table:table-cell table:style-name="ce2" table:formula="of:=IF([.H163]=0;[.D16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0.1445" calcext:value-type="float">
            <text:p>0,1445</text:p>
          </table:table-cell>
          <table:table-cell office:value-type="float" office:value="52.3315" calcext:value-type="float">
            <text:p>52,3315</text:p>
          </table:table-cell>
          <table:table-cell table:formula="of:=IF([.D164]=10;MIN([.F159:.F164]);&quot;&quot;)" office:value-type="float" office:value="52.3315" calcext:value-type="float">
            <text:p>52,3315</text:p>
          </table:table-cell>
          <table:table-cell table:formula="of:=[.F164]-SUM([.G164:.G169])" office:value-type="float" office:value="0" calcext:value-type="float">
            <text:p>0,0000</text:p>
          </table:table-cell>
          <table:table-cell table:style-name="ce2" table:formula="of:=IF([.G164]&lt;&gt;&quot;&quot;;[.G164]-[.G83];&quot;&quot;)" office:value-type="float" office:value="24.0738" calcext:value-type="float">
            <text:p>24,0738</text:p>
          </table:table-cell>
          <table:table-cell table:style-name="ce2" table:formula="of:=IF([.H164]=0;[.D164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1534" calcext:value-type="float">
            <text:p>0,1534</text:p>
          </table:table-cell>
          <table:table-cell office:value-type="float" office:value="109.1623" calcext:value-type="float">
            <text:p>109,1623</text:p>
          </table:table-cell>
          <table:table-cell table:formula="of:=IF([.D165]=10;MIN([.F160:.F165]);&quot;&quot;)">
            <text:p/>
          </table:table-cell>
          <table:table-cell table:formula="of:=[.F165]-SUM([.G165:.G170])" office:value-type="float" office:value="12.5515" calcext:value-type="float">
            <text:p>12,5515</text:p>
          </table:table-cell>
          <table:table-cell table:style-name="ce2" table:formula="of:=IF([.G165]&lt;&gt;&quot;&quot;;[.G165]-[.G84];&quot;&quot;)">
            <text:p/>
          </table:table-cell>
          <table:table-cell table:style-name="ce2" table:formula="of:=IF([.H165]=0;[.D16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1504" calcext:value-type="float">
            <text:p>0,1504</text:p>
          </table:table-cell>
          <table:table-cell office:value-type="float" office:value="107.0523" calcext:value-type="float">
            <text:p>107,0523</text:p>
          </table:table-cell>
          <table:table-cell table:formula="of:=IF([.D166]=10;MIN([.F161:.F166]);&quot;&quot;)">
            <text:p/>
          </table:table-cell>
          <table:table-cell table:formula="of:=[.F166]-SUM([.G166:.G171])" office:value-type="float" office:value="10.4415" calcext:value-type="float">
            <text:p>10,4415</text:p>
          </table:table-cell>
          <table:table-cell table:style-name="ce2" table:formula="of:=IF([.G166]&lt;&gt;&quot;&quot;;[.G166]-[.G85];&quot;&quot;)">
            <text:p/>
          </table:table-cell>
          <table:table-cell table:style-name="ce2" table:formula="of:=IF([.H166]=0;[.D16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1489" calcext:value-type="float">
            <text:p>0,1489</text:p>
          </table:table-cell>
          <table:table-cell office:value-type="float" office:value="102.7547" calcext:value-type="float">
            <text:p>102,7547</text:p>
          </table:table-cell>
          <table:table-cell table:formula="of:=IF([.D167]=10;MIN([.F162:.F167]);&quot;&quot;)">
            <text:p/>
          </table:table-cell>
          <table:table-cell table:formula="of:=[.F167]-SUM([.G167:.G172])" office:value-type="float" office:value="6.1439" calcext:value-type="float">
            <text:p>6,1439</text:p>
          </table:table-cell>
          <table:table-cell table:style-name="ce2" table:formula="of:=IF([.G167]&lt;&gt;&quot;&quot;;[.G167]-[.G86];&quot;&quot;)">
            <text:p/>
          </table:table-cell>
          <table:table-cell table:style-name="ce2" table:formula="of:=IF([.H167]=0;[.D16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 office:value-type="float" office:value="99.7086" calcext:value-type="float">
            <text:p>99,7086</text:p>
          </table:table-cell>
          <table:table-cell table:formula="of:=IF([.D168]=10;MIN([.F163:.F168]);&quot;&quot;)">
            <text:p/>
          </table:table-cell>
          <table:table-cell table:formula="of:=[.F168]-SUM([.G168:.G173])" office:value-type="float" office:value="3.09780000000001" calcext:value-type="float">
            <text:p>3,0978</text:p>
          </table:table-cell>
          <table:table-cell table:style-name="ce2" table:formula="of:=IF([.G168]&lt;&gt;&quot;&quot;;[.G168]-[.G87];&quot;&quot;)">
            <text:p/>
          </table:table-cell>
          <table:table-cell table:style-name="ce2" table:formula="of:=IF([.H168]=0;[.D16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1519" calcext:value-type="float">
            <text:p>0,1519</text:p>
          </table:table-cell>
          <table:table-cell office:value-type="float" office:value="97.9544" calcext:value-type="float">
            <text:p>97,9544</text:p>
          </table:table-cell>
          <table:table-cell table:formula="of:=IF([.D169]=10;MIN([.F164:.F169]);&quot;&quot;)">
            <text:p/>
          </table:table-cell>
          <table:table-cell table:formula="of:=[.F169]-SUM([.G169:.G174])" office:value-type="float" office:value="1.34360000000001" calcext:value-type="float">
            <text:p>1,3436</text:p>
          </table:table-cell>
          <table:table-cell table:style-name="ce2" table:formula="of:=IF([.G169]&lt;&gt;&quot;&quot;;[.G169]-[.G88];&quot;&quot;)">
            <text:p/>
          </table:table-cell>
          <table:table-cell table:style-name="ce2" table:formula="of:=IF([.H169]=0;[.D16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1502" calcext:value-type="float">
            <text:p>0,1502</text:p>
          </table:table-cell>
          <table:table-cell office:value-type="float" office:value="96.6108" calcext:value-type="float">
            <text:p>96,6108</text:p>
          </table:table-cell>
          <table:table-cell table:formula="of:=IF([.D170]=10;MIN([.F165:.F170]);&quot;&quot;)" office:value-type="float" office:value="96.6108" calcext:value-type="float">
            <text:p>96,6108</text:p>
          </table:table-cell>
          <table:table-cell table:formula="of:=[.F170]-SUM([.G170:.G175])" office:value-type="float" office:value="0" calcext:value-type="float">
            <text:p>0,0000</text:p>
          </table:table-cell>
          <table:table-cell table:style-name="ce2" table:formula="of:=IF([.G170]&lt;&gt;&quot;&quot;;[.G170]-[.G89];&quot;&quot;)" office:value-type="float" office:value="49.3588" calcext:value-type="float">
            <text:p>49,3588</text:p>
          </table:table-cell>
          <table:table-cell table:style-name="ce2" table:formula="of:=IF([.H170]=0;[.D170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1838" calcext:value-type="float">
            <text:p>0,1838</text:p>
          </table:table-cell>
          <table:table-cell office:value-type="float" office:value="239.7041" calcext:value-type="float">
            <text:p>239,7041</text:p>
          </table:table-cell>
          <table:table-cell table:formula="of:=IF([.D171]=10;MIN([.F166:.F171]);&quot;&quot;)">
            <text:p/>
          </table:table-cell>
          <table:table-cell table:formula="of:=[.F171]-SUM([.G171:.G176])" office:value-type="float" office:value="29.3913" calcext:value-type="float">
            <text:p>29,3913</text:p>
          </table:table-cell>
          <table:table-cell table:style-name="ce2" table:formula="of:=IF([.G171]&lt;&gt;&quot;&quot;;[.G171]-[.G90];&quot;&quot;)">
            <text:p/>
          </table:table-cell>
          <table:table-cell table:style-name="ce2" table:formula="of:=IF([.H171]=0;[.D17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187" calcext:value-type="float">
            <text:p>0,187</text:p>
          </table:table-cell>
          <table:table-cell office:value-type="float" office:value="235.6081" calcext:value-type="float">
            <text:p>235,6081</text:p>
          </table:table-cell>
          <table:table-cell table:formula="of:=IF([.D172]=10;MIN([.F167:.F172]);&quot;&quot;)">
            <text:p/>
          </table:table-cell>
          <table:table-cell table:formula="of:=[.F172]-SUM([.G172:.G177])" office:value-type="float" office:value="25.2953" calcext:value-type="float">
            <text:p>25,2953</text:p>
          </table:table-cell>
          <table:table-cell table:style-name="ce2" table:formula="of:=IF([.G172]&lt;&gt;&quot;&quot;;[.G172]-[.G91];&quot;&quot;)">
            <text:p/>
          </table:table-cell>
          <table:table-cell table:style-name="ce2" table:formula="of:=IF([.H172]=0;[.D17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1956" calcext:value-type="float">
            <text:p>0,1956</text:p>
          </table:table-cell>
          <table:table-cell office:value-type="float" office:value="225.7717" calcext:value-type="float">
            <text:p>225,7717</text:p>
          </table:table-cell>
          <table:table-cell table:formula="of:=IF([.D173]=10;MIN([.F168:.F173]);&quot;&quot;)">
            <text:p/>
          </table:table-cell>
          <table:table-cell table:formula="of:=[.F173]-SUM([.G173:.G178])" office:value-type="float" office:value="15.4589" calcext:value-type="float">
            <text:p>15,4589</text:p>
          </table:table-cell>
          <table:table-cell table:style-name="ce2" table:formula="of:=IF([.G173]&lt;&gt;&quot;&quot;;[.G173]-[.G92];&quot;&quot;)">
            <text:p/>
          </table:table-cell>
          <table:table-cell table:style-name="ce2" table:formula="of:=IF([.H173]=0;[.D17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1859" calcext:value-type="float">
            <text:p>0,1859</text:p>
          </table:table-cell>
          <table:table-cell office:value-type="float" office:value="215.8836" calcext:value-type="float">
            <text:p>215,8836</text:p>
          </table:table-cell>
          <table:table-cell table:formula="of:=IF([.D174]=10;MIN([.F169:.F174]);&quot;&quot;)">
            <text:p/>
          </table:table-cell>
          <table:table-cell table:formula="of:=[.F174]-SUM([.G174:.G179])" office:value-type="float" office:value="5.57079999999999" calcext:value-type="float">
            <text:p>5,5708</text:p>
          </table:table-cell>
          <table:table-cell table:style-name="ce2" table:formula="of:=IF([.G174]&lt;&gt;&quot;&quot;;[.G174]-[.G93];&quot;&quot;)">
            <text:p/>
          </table:table-cell>
          <table:table-cell table:style-name="ce2" table:formula="of:=IF([.H174]=0;[.D17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1805" calcext:value-type="float">
            <text:p>0,1805</text:p>
          </table:table-cell>
          <table:table-cell office:value-type="float" office:value="210.3128" calcext:value-type="float">
            <text:p>210,3128</text:p>
          </table:table-cell>
          <table:table-cell table:formula="of:=IF([.D175]=10;MIN([.F170:.F175]);&quot;&quot;)">
            <text:p/>
          </table:table-cell>
          <table:table-cell table:formula="of:=[.F175]-SUM([.G175:.G180])" office:value-type="float" office:value="0" calcext:value-type="float">
            <text:p>0,0000</text:p>
          </table:table-cell>
          <table:table-cell table:style-name="ce2" table:formula="of:=IF([.G175]&lt;&gt;&quot;&quot;;[.G175]-[.G94];&quot;&quot;)">
            <text:p/>
          </table:table-cell>
          <table:table-cell table:style-name="ce2" table:formula="of:=IF([.H175]=0;[.D175];&quot;&quot;)" office:value-type="float" office:value="5" calcext:value-type="float">
            <text:p>5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1867" calcext:value-type="float">
            <text:p>0,1867</text:p>
          </table:table-cell>
          <table:table-cell office:value-type="float" office:value="211.5477" calcext:value-type="float">
            <text:p>211,5477</text:p>
          </table:table-cell>
          <table:table-cell table:formula="of:=IF([.D176]=10;MIN([.F171:.F176]);&quot;&quot;)" office:value-type="float" office:value="210.3128" calcext:value-type="float">
            <text:p>210,3128</text:p>
          </table:table-cell>
          <table:table-cell table:formula="of:=[.F176]-SUM([.G176:.G181])" office:value-type="float" office:value="1.23489999999998" calcext:value-type="float">
            <text:p>1,2349</text:p>
          </table:table-cell>
          <table:table-cell table:style-name="ce2" table:formula="of:=IF([.G176]&lt;&gt;&quot;&quot;;[.G176]-[.G95];&quot;&quot;)" office:value-type="float" office:value="114.6484" calcext:value-type="float">
            <text:p>114,6484</text:p>
          </table:table-cell>
          <table:table-cell table:style-name="ce2" table:formula="of:=IF([.H176]=0;[.D176];&quot;&quot;)">
            <text:p/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IF([.D177]=10;MIN([.F172:.F177]);&quot;&quot;)">
            <text:p/>
          </table:table-cell>
          <table:table-cell/>
          <table:table-cell table:style-name="ce2" table:formula="of:=IF([.G177]&lt;&gt;&quot;&quot;;[.G177]-[.G96];&quot;&quot;)">
            <text:p/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ive Tree Transform</text:p>
          </table:table-cell>
          <table:table-cell table:number-columns-repeated="4"/>
          <table:table-cell table:formula="of:=IF([.D178]=10;MIN([.F173:.F178]);&quot;&quot;)">
            <text:p/>
          </table:table-cell>
          <table:table-cell/>
          <table:table-cell table:style-name="ce2" table:formula="of:=IF([.G178]&lt;&gt;&quot;&quot;;[.G178]-[.G97];&quot;&quot;)">
            <text:p/>
          </table:table-cell>
          <table:table-cell table:style-name="ce2"/>
          <table:table-cell table:number-columns-repeated="101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Tranform</text:p>
          </table:table-cell>
          <table:table-cell table:formula="of:=IF([.D179]=10;MIN([.F174:.F179]);&quot;&quot;)">
            <text:p/>
          </table:table-cell>
          <table:table-cell/>
          <table:table-cell table:style-name="ce2" table:formula="of:=IF([.G179]&lt;&gt;&quot;&quot;;[.G179]-[.G98];&quot;&quot;)">
            <text:p/>
          </table:table-cell>
          <table:table-cell table:style-name="ce2"/>
          <table:table-cell table:style-name="ce1"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483" calcext:value-type="float">
            <text:p>0,1483</text:p>
          </table:table-cell>
          <table:table-cell office:value-type="float" office:value="0.2793" calcext:value-type="float">
            <text:p>0,2793</text:p>
          </table:table-cell>
          <table:table-cell table:formula="of:=IF([.D180]=10;MIN([.F175:.F180]);&quot;&quot;)">
            <text:p/>
          </table:table-cell>
          <table:table-cell table:formula="of:=[.F180]-SUM([.G180:.G185])" office:value-type="float" office:value="0.1448" calcext:value-type="float">
            <text:p>0,1448</text:p>
          </table:table-cell>
          <table:table-cell table:style-name="ce2" table:formula="of:=IF([.G180]&lt;&gt;&quot;&quot;;[.G180]-[.G99];&quot;&quot;)">
            <text:p/>
          </table:table-cell>
          <table:table-cell table:style-name="ce2" table:formula="of:=IF([.H180]=0;[.D18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31" calcext:value-type="float">
            <text:p>0,131</text:p>
          </table:table-cell>
          <table:table-cell office:value-type="float" office:value="0.1862" calcext:value-type="float">
            <text:p>0,1862</text:p>
          </table:table-cell>
          <table:table-cell table:formula="of:=IF([.D181]=10;MIN([.F176:.F181]);&quot;&quot;)">
            <text:p/>
          </table:table-cell>
          <table:table-cell table:formula="of:=[.F181]-SUM([.G181:.G186])" office:value-type="float" office:value="0.0517" calcext:value-type="float">
            <text:p>0,0517</text:p>
          </table:table-cell>
          <table:table-cell table:style-name="ce2" table:formula="of:=IF([.G181]&lt;&gt;&quot;&quot;;[.G181]-[.G100];&quot;&quot;)">
            <text:p/>
          </table:table-cell>
          <table:table-cell table:style-name="ce2" table:formula="of:=IF([.H181]=0;[.D18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172" calcext:value-type="float">
            <text:p>0,1172</text:p>
          </table:table-cell>
          <table:table-cell office:value-type="float" office:value="0.4965" calcext:value-type="float">
            <text:p>0,4965</text:p>
          </table:table-cell>
          <table:table-cell table:formula="of:=IF([.D182]=10;MIN([.F177:.F182]);&quot;&quot;)">
            <text:p/>
          </table:table-cell>
          <table:table-cell table:formula="of:=[.F182]-SUM([.G182:.G187])" office:value-type="float" office:value="0.362" calcext:value-type="float">
            <text:p>0,3620</text:p>
          </table:table-cell>
          <table:table-cell table:style-name="ce2" table:formula="of:=IF([.G182]&lt;&gt;&quot;&quot;;[.G182]-[.G101];&quot;&quot;)">
            <text:p/>
          </table:table-cell>
          <table:table-cell table:style-name="ce2" table:formula="of:=IF([.H182]=0;[.D18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345" calcext:value-type="float">
            <text:p>0,1345</text:p>
          </table:table-cell>
          <table:table-cell table:formula="of:=IF([.D183]=10;MIN([.F178:.F183]);&quot;&quot;)">
            <text:p/>
          </table:table-cell>
          <table:table-cell table:formula="of:=[.F183]-SUM([.G183:.G188])" office:value-type="float" office:value="0" calcext:value-type="float">
            <text:p>0,0000</text:p>
          </table:table-cell>
          <table:table-cell table:style-name="ce2" table:formula="of:=IF([.G183]&lt;&gt;&quot;&quot;;[.G183]-[.G102];&quot;&quot;)">
            <text:p/>
          </table:table-cell>
          <table:table-cell table:style-name="ce2" table:formula="of:=IF([.H183]=0;[.D183];&quot;&quot;)" office:value-type="float" office:value="3" calcext:value-type="float">
            <text:p>3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689" calcext:value-type="float">
            <text:p>0,2689</text:p>
          </table:table-cell>
          <table:table-cell office:value-type="float" office:value="0.2855" calcext:value-type="float">
            <text:p>0,2855</text:p>
          </table:table-cell>
          <table:table-cell table:formula="of:=IF([.D184]=10;MIN([.F179:.F184]);&quot;&quot;)">
            <text:p/>
          </table:table-cell>
          <table:table-cell table:formula="of:=[.F184]-SUM([.G184:.G189])" office:value-type="float" office:value="0.151" calcext:value-type="float">
            <text:p>0,1510</text:p>
          </table:table-cell>
          <table:table-cell table:style-name="ce2" table:formula="of:=IF([.G184]&lt;&gt;&quot;&quot;;[.G184]-[.G103];&quot;&quot;)">
            <text:p/>
          </table:table-cell>
          <table:table-cell table:style-name="ce2" table:formula="of:=IF([.H184]=0;[.D18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.2482" calcext:value-type="float">
            <text:p>0,2482</text:p>
          </table:table-cell>
          <table:table-cell office:value-type="float" office:value="0.2203" calcext:value-type="float">
            <text:p>0,2203</text:p>
          </table:table-cell>
          <table:table-cell table:formula="of:=IF([.D185]=10;MIN([.F180:.F185]);&quot;&quot;)" office:value-type="float" office:value="0.1345" calcext:value-type="float">
            <text:p>0,1345</text:p>
          </table:table-cell>
          <table:table-cell table:formula="of:=[.F185]-SUM([.G185:.G190])" office:value-type="float" office:value="0.0858" calcext:value-type="float">
            <text:p>0,0858</text:p>
          </table:table-cell>
          <table:table-cell table:style-name="ce2" table:formula="of:=IF([.G185]&lt;&gt;&quot;&quot;;[.G185]-[.G23];&quot;&quot;)" office:value-type="float" office:value="0.06" calcext:value-type="float">
            <text:p>0,0600</text:p>
          </table:table-cell>
          <table:table-cell table:style-name="ce2" table:formula="of:=IF([.H185]=0;[.D18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39" calcext:value-type="float">
            <text:p>0,2539</text:p>
          </table:table-cell>
          <table:table-cell office:value-type="float" office:value="1.5825" calcext:value-type="float">
            <text:p>1,5825</text:p>
          </table:table-cell>
          <table:table-cell table:formula="of:=IF([.D186]=10;MIN([.F181:.F186]);&quot;&quot;)">
            <text:p/>
          </table:table-cell>
          <table:table-cell table:formula="of:=[.F186]-SUM([.G186:.G191])" office:value-type="float" office:value="0.5213" calcext:value-type="float">
            <text:p>0,5213</text:p>
          </table:table-cell>
          <table:table-cell table:style-name="ce2" table:formula="of:=IF([.G186]&lt;&gt;&quot;&quot;;[.G186]-[.G24];&quot;&quot;)">
            <text:p/>
          </table:table-cell>
          <table:table-cell table:style-name="ce2" table:formula="of:=IF([.H186]=0;[.D18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2" calcext:value-type="float">
            <text:p>0,252</text:p>
          </table:table-cell>
          <table:table-cell office:value-type="float" office:value="1.6446" calcext:value-type="float">
            <text:p>1,6446</text:p>
          </table:table-cell>
          <table:table-cell table:formula="of:=IF([.D187]=10;MIN([.F182:.F187]);&quot;&quot;)">
            <text:p/>
          </table:table-cell>
          <table:table-cell table:formula="of:=[.F187]-SUM([.G187:.G192])" office:value-type="float" office:value="0.5834" calcext:value-type="float">
            <text:p>0,5834</text:p>
          </table:table-cell>
          <table:table-cell table:style-name="ce2" table:formula="of:=IF([.G187]&lt;&gt;&quot;&quot;;[.G187]-[.G25];&quot;&quot;)">
            <text:p/>
          </table:table-cell>
          <table:table-cell table:style-name="ce2" table:formula="of:=IF([.H187]=0;[.D18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271" calcext:value-type="float">
            <text:p>0,271</text:p>
          </table:table-cell>
          <table:table-cell office:value-type="float" office:value="1.536" calcext:value-type="float">
            <text:p>1,536</text:p>
          </table:table-cell>
          <table:table-cell table:formula="of:=IF([.D188]=10;MIN([.F183:.F188]);&quot;&quot;)">
            <text:p/>
          </table:table-cell>
          <table:table-cell table:formula="of:=[.F188]-SUM([.G188:.G193])" office:value-type="float" office:value="0.4748" calcext:value-type="float">
            <text:p>0,4748</text:p>
          </table:table-cell>
          <table:table-cell table:style-name="ce2" table:formula="of:=IF([.G188]&lt;&gt;&quot;&quot;;[.G188]-[.G26];&quot;&quot;)">
            <text:p/>
          </table:table-cell>
          <table:table-cell table:style-name="ce2" table:formula="of:=IF([.H188]=0;[.D18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.2527" calcext:value-type="float">
            <text:p>0,2527</text:p>
          </table:table-cell>
          <table:table-cell office:value-type="float" office:value="1.2929" calcext:value-type="float">
            <text:p>1,2929</text:p>
          </table:table-cell>
          <table:table-cell table:formula="of:=IF([.D189]=10;MIN([.F184:.F189]);&quot;&quot;)">
            <text:p/>
          </table:table-cell>
          <table:table-cell table:formula="of:=[.F189]-SUM([.G189:.G194])" office:value-type="float" office:value="0.2317" calcext:value-type="float">
            <text:p>0,2317</text:p>
          </table:table-cell>
          <table:table-cell table:style-name="ce2" table:formula="of:=IF([.G189]&lt;&gt;&quot;&quot;;[.G189]-[.G27];&quot;&quot;)">
            <text:p/>
          </table:table-cell>
          <table:table-cell table:style-name="ce2" table:formula="of:=IF([.H189]=0;[.D18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2622" calcext:value-type="float">
            <text:p>0,2622</text:p>
          </table:table-cell>
          <table:table-cell office:value-type="float" office:value="1.2412" calcext:value-type="float">
            <text:p>1,2412</text:p>
          </table:table-cell>
          <table:table-cell table:formula="of:=IF([.D190]=10;MIN([.F185:.F190]);&quot;&quot;)">
            <text:p/>
          </table:table-cell>
          <table:table-cell table:formula="of:=[.F190]-SUM([.G190:.G195])" office:value-type="float" office:value="0.18" calcext:value-type="float">
            <text:p>0,1800</text:p>
          </table:table-cell>
          <table:table-cell table:style-name="ce2" table:formula="of:=IF([.G190]&lt;&gt;&quot;&quot;;[.G190]-[.G28];&quot;&quot;)">
            <text:p/>
          </table:table-cell>
          <table:table-cell table:style-name="ce2" table:formula="of:=IF([.H190]=0;[.D19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666" calcext:value-type="float">
            <text:p>0,2666</text:p>
          </table:table-cell>
          <table:table-cell office:value-type="float" office:value="1.0612" calcext:value-type="float">
            <text:p>1,0612</text:p>
          </table:table-cell>
          <table:table-cell table:formula="of:=IF([.D191]=10;MIN([.F186:.F191]);&quot;&quot;)" office:value-type="float" office:value="1.0612" calcext:value-type="float">
            <text:p>1,0612</text:p>
          </table:table-cell>
          <table:table-cell table:formula="of:=[.F191]-SUM([.G191:.G196])" office:value-type="float" office:value="0" calcext:value-type="float">
            <text:p>0,0000</text:p>
          </table:table-cell>
          <table:table-cell table:style-name="ce2" table:formula="of:=IF([.G191]&lt;&gt;&quot;&quot;;[.G191]-[.G29];&quot;&quot;)" office:value-type="float" office:value="0.6061" calcext:value-type="float">
            <text:p>0,6061</text:p>
          </table:table-cell>
          <table:table-cell table:style-name="ce2" table:formula="of:=IF([.H191]=0;[.D191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272" calcext:value-type="float">
            <text:p>0,272</text:p>
          </table:table-cell>
          <table:table-cell office:value-type="float" office:value="10.0536" calcext:value-type="float">
            <text:p>10,0536</text:p>
          </table:table-cell>
          <table:table-cell table:formula="of:=IF([.D192]=10;MIN([.F187:.F192]);&quot;&quot;)">
            <text:p/>
          </table:table-cell>
          <table:table-cell table:formula="of:=[.F192]-SUM([.G192:.G197])" office:value-type="float" office:value="5.9856" calcext:value-type="float">
            <text:p>5,9856</text:p>
          </table:table-cell>
          <table:table-cell table:style-name="ce2" table:formula="of:=IF([.G192]&lt;&gt;&quot;&quot;;[.G192]-[.G30];&quot;&quot;)">
            <text:p/>
          </table:table-cell>
          <table:table-cell table:style-name="ce2" table:formula="of:=IF([.H192]=0;[.D19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2044" calcext:value-type="float">
            <text:p>0,2044</text:p>
          </table:table-cell>
          <table:table-cell office:value-type="float" office:value="6.3921" calcext:value-type="float">
            <text:p>6,3921</text:p>
          </table:table-cell>
          <table:table-cell table:formula="of:=IF([.D193]=10;MIN([.F188:.F193]);&quot;&quot;)">
            <text:p/>
          </table:table-cell>
          <table:table-cell table:formula="of:=[.F193]-SUM([.G193:.G198])" office:value-type="float" office:value="2.3241" calcext:value-type="float">
            <text:p>2,3241</text:p>
          </table:table-cell>
          <table:table-cell table:style-name="ce2" table:formula="of:=IF([.G193]&lt;&gt;&quot;&quot;;[.G193]-[.G31];&quot;&quot;)">
            <text:p/>
          </table:table-cell>
          <table:table-cell table:style-name="ce2" table:formula="of:=IF([.H193]=0;[.D19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.1985" calcext:value-type="float">
            <text:p>0,1985</text:p>
          </table:table-cell>
          <table:table-cell office:value-type="float" office:value="5.6474" calcext:value-type="float">
            <text:p>5,6474</text:p>
          </table:table-cell>
          <table:table-cell table:formula="of:=IF([.D194]=10;MIN([.F189:.F194]);&quot;&quot;)">
            <text:p/>
          </table:table-cell>
          <table:table-cell table:formula="of:=[.F194]-SUM([.G194:.G199])" office:value-type="float" office:value="1.5794" calcext:value-type="float">
            <text:p>1,5794</text:p>
          </table:table-cell>
          <table:table-cell table:style-name="ce2" table:formula="of:=IF([.G194]&lt;&gt;&quot;&quot;;[.G194]-[.G32];&quot;&quot;)">
            <text:p/>
          </table:table-cell>
          <table:table-cell table:style-name="ce2" table:formula="of:=IF([.H194]=0;[.D19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0.1937" calcext:value-type="float">
            <text:p>0,1937</text:p>
          </table:table-cell>
          <table:table-cell office:value-type="float" office:value="5.182" calcext:value-type="float">
            <text:p>5,182</text:p>
          </table:table-cell>
          <table:table-cell table:formula="of:=IF([.D195]=10;MIN([.F190:.F195]);&quot;&quot;)">
            <text:p/>
          </table:table-cell>
          <table:table-cell table:formula="of:=[.F195]-SUM([.G195:.G200])" office:value-type="float" office:value="1.114" calcext:value-type="float">
            <text:p>1,1140</text:p>
          </table:table-cell>
          <table:table-cell table:style-name="ce2" table:formula="of:=IF([.G195]&lt;&gt;&quot;&quot;;[.G195]-[.G33];&quot;&quot;)">
            <text:p/>
          </table:table-cell>
          <table:table-cell table:style-name="ce2" table:formula="of:=IF([.H195]=0;[.D19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2076" calcext:value-type="float">
            <text:p>0,2076</text:p>
          </table:table-cell>
          <table:table-cell office:value-type="float" office:value="6.5845" calcext:value-type="float">
            <text:p>6,5845</text:p>
          </table:table-cell>
          <table:table-cell table:formula="of:=IF([.D196]=10;MIN([.F191:.F196]);&quot;&quot;)">
            <text:p/>
          </table:table-cell>
          <table:table-cell table:formula="of:=[.F196]-SUM([.G196:.G201])" office:value-type="float" office:value="2.5165" calcext:value-type="float">
            <text:p>2,5165</text:p>
          </table:table-cell>
          <table:table-cell table:style-name="ce2" table:formula="of:=IF([.G196]&lt;&gt;&quot;&quot;;[.G196]-[.G34];&quot;&quot;)">
            <text:p/>
          </table:table-cell>
          <table:table-cell table:style-name="ce2" table:formula="of:=IF([.H196]=0;[.D19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198" calcext:value-type="float">
            <text:p>0,2198</text:p>
          </table:table-cell>
          <table:table-cell office:value-type="float" office:value="4.068" calcext:value-type="float">
            <text:p>4,068</text:p>
          </table:table-cell>
          <table:table-cell table:formula="of:=IF([.D197]=10;MIN([.F192:.F197]);&quot;&quot;)" office:value-type="float" office:value="4.068" calcext:value-type="float">
            <text:p>4,068</text:p>
          </table:table-cell>
          <table:table-cell table:formula="of:=[.F197]-SUM([.G197:.G202])" office:value-type="float" office:value="0" calcext:value-type="float">
            <text:p>0,0000</text:p>
          </table:table-cell>
          <table:table-cell table:style-name="ce2" table:formula="of:=IF([.G197]&lt;&gt;&quot;&quot;;[.G197]-[.G35];&quot;&quot;)" office:value-type="float" office:value="1.7097" calcext:value-type="float">
            <text:p>1,7097</text:p>
          </table:table-cell>
          <table:table-cell table:style-name="ce2" table:formula="of:=IF([.H197]=0;[.D197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2153" calcext:value-type="float">
            <text:p>0,2153</text:p>
          </table:table-cell>
          <table:table-cell office:value-type="float" office:value="13.2186" calcext:value-type="float">
            <text:p>13,2186</text:p>
          </table:table-cell>
          <table:table-cell table:formula="of:=IF([.D198]=10;MIN([.F193:.F198]);&quot;&quot;)">
            <text:p/>
          </table:table-cell>
          <table:table-cell table:formula="of:=[.F198]-SUM([.G198:.G203])" office:value-type="float" office:value="3.9221" calcext:value-type="float">
            <text:p>3,9221</text:p>
          </table:table-cell>
          <table:table-cell table:style-name="ce2" table:formula="of:=IF([.G198]&lt;&gt;&quot;&quot;;[.G198]-[.G36];&quot;&quot;)">
            <text:p/>
          </table:table-cell>
          <table:table-cell table:style-name="ce2" table:formula="of:=IF([.H198]=0;[.D19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2076" calcext:value-type="float">
            <text:p>0,2076</text:p>
          </table:table-cell>
          <table:table-cell office:value-type="float" office:value="13.0014" calcext:value-type="float">
            <text:p>13,0014</text:p>
          </table:table-cell>
          <table:table-cell table:formula="of:=IF([.D199]=10;MIN([.F194:.F199]);&quot;&quot;)">
            <text:p/>
          </table:table-cell>
          <table:table-cell table:formula="of:=[.F199]-SUM([.G199:.G204])" office:value-type="float" office:value="3.7049" calcext:value-type="float">
            <text:p>3,7049</text:p>
          </table:table-cell>
          <table:table-cell table:style-name="ce2" table:formula="of:=IF([.G199]&lt;&gt;&quot;&quot;;[.G199]-[.G37];&quot;&quot;)">
            <text:p/>
          </table:table-cell>
          <table:table-cell table:style-name="ce2" table:formula="of:=IF([.H199]=0;[.D19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2086" calcext:value-type="float">
            <text:p>0,2086</text:p>
          </table:table-cell>
          <table:table-cell office:value-type="float" office:value="12.2567" calcext:value-type="float">
            <text:p>12,2567</text:p>
          </table:table-cell>
          <table:table-cell table:formula="of:=IF([.D200]=10;MIN([.F195:.F200]);&quot;&quot;)">
            <text:p/>
          </table:table-cell>
          <table:table-cell table:formula="of:=[.F200]-SUM([.G200:.G205])" office:value-type="float" office:value="2.9602" calcext:value-type="float">
            <text:p>2,9602</text:p>
          </table:table-cell>
          <table:table-cell table:style-name="ce2" table:formula="of:=IF([.G200]&lt;&gt;&quot;&quot;;[.G200]-[.G38];&quot;&quot;)">
            <text:p/>
          </table:table-cell>
          <table:table-cell table:style-name="ce2" table:formula="of:=IF([.H200]=0;[.D20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2061" calcext:value-type="float">
            <text:p>0,2061</text:p>
          </table:table-cell>
          <table:table-cell office:value-type="float" office:value="11.5741" calcext:value-type="float">
            <text:p>11,5741</text:p>
          </table:table-cell>
          <table:table-cell table:formula="of:=IF([.D201]=10;MIN([.F196:.F201]);&quot;&quot;)">
            <text:p/>
          </table:table-cell>
          <table:table-cell table:formula="of:=[.F201]-SUM([.G201:.G206])" office:value-type="float" office:value="2.2776" calcext:value-type="float">
            <text:p>2,2776</text:p>
          </table:table-cell>
          <table:table-cell table:style-name="ce2" table:formula="of:=IF([.G201]&lt;&gt;&quot;&quot;;[.G201]-[.G39];&quot;&quot;)">
            <text:p/>
          </table:table-cell>
          <table:table-cell table:style-name="ce2" table:formula="of:=IF([.H201]=0;[.D20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2064" calcext:value-type="float">
            <text:p>0,2064</text:p>
          </table:table-cell>
          <table:table-cell office:value-type="float" office:value="10.488" calcext:value-type="float">
            <text:p>10,488</text:p>
          </table:table-cell>
          <table:table-cell table:formula="of:=IF([.D202]=10;MIN([.F197:.F202]);&quot;&quot;)">
            <text:p/>
          </table:table-cell>
          <table:table-cell table:formula="of:=[.F202]-SUM([.G202:.G207])" office:value-type="float" office:value="1.1915" calcext:value-type="float">
            <text:p>1,1915</text:p>
          </table:table-cell>
          <table:table-cell table:style-name="ce2" table:formula="of:=IF([.G202]&lt;&gt;&quot;&quot;;[.G202]-[.G40];&quot;&quot;)">
            <text:p/>
          </table:table-cell>
          <table:table-cell table:style-name="ce2" table:formula="of:=IF([.H202]=0;[.D20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2081" calcext:value-type="float">
            <text:p>0,2081</text:p>
          </table:table-cell>
          <table:table-cell office:value-type="float" office:value="9.2965" calcext:value-type="float">
            <text:p>9,2965</text:p>
          </table:table-cell>
          <table:table-cell table:formula="of:=IF([.D203]=10;MIN([.F198:.F203]);&quot;&quot;)" office:value-type="float" office:value="9.2965" calcext:value-type="float">
            <text:p>9,2965</text:p>
          </table:table-cell>
          <table:table-cell table:formula="of:=[.F203]-SUM([.G203:.G208])" office:value-type="float" office:value="0" calcext:value-type="float">
            <text:p>0,0000</text:p>
          </table:table-cell>
          <table:table-cell table:style-name="ce2" table:formula="of:=IF([.G203]&lt;&gt;&quot;&quot;;[.G203]-[.G41];&quot;&quot;)" office:value-type="float" office:value="3.5664" calcext:value-type="float">
            <text:p>3,5664</text:p>
          </table:table-cell>
          <table:table-cell table:style-name="ce2" table:formula="of:=IF([.H203]=0;[.D203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1422" calcext:value-type="float">
            <text:p>0,1422</text:p>
          </table:table-cell>
          <table:table-cell office:value-type="float" office:value="12.8152" calcext:value-type="float">
            <text:p>12,8152</text:p>
          </table:table-cell>
          <table:table-cell table:formula="of:=IF([.D204]=10;MIN([.F199:.F204]);&quot;&quot;)">
            <text:p/>
          </table:table-cell>
          <table:table-cell table:formula="of:=[.F204]-SUM([.G204:.G209])" office:value-type="float" office:value="2.6623" calcext:value-type="float">
            <text:p>2,6623</text:p>
          </table:table-cell>
          <table:table-cell table:style-name="ce2" table:formula="of:=IF([.G204]&lt;&gt;&quot;&quot;;[.G204]-[.G42];&quot;&quot;)">
            <text:p/>
          </table:table-cell>
          <table:table-cell table:style-name="ce2" table:formula="of:=IF([.H204]=0;[.D20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1372" calcext:value-type="float">
            <text:p>0,1372</text:p>
          </table:table-cell>
          <table:table-cell office:value-type="float" office:value="12.5049" calcext:value-type="float">
            <text:p>12,5049</text:p>
          </table:table-cell>
          <table:table-cell table:formula="of:=IF([.D205]=10;MIN([.F200:.F205]);&quot;&quot;)">
            <text:p/>
          </table:table-cell>
          <table:table-cell table:formula="of:=[.F205]-SUM([.G205:.G210])" office:value-type="float" office:value="2.352" calcext:value-type="float">
            <text:p>2,3520</text:p>
          </table:table-cell>
          <table:table-cell table:style-name="ce2" table:formula="of:=IF([.G205]&lt;&gt;&quot;&quot;;[.G205]-[.G43];&quot;&quot;)">
            <text:p/>
          </table:table-cell>
          <table:table-cell table:style-name="ce2" table:formula="of:=IF([.H205]=0;[.D20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0.1391" calcext:value-type="float">
            <text:p>0,1391</text:p>
          </table:table-cell>
          <table:table-cell office:value-type="float" office:value="12.086" calcext:value-type="float">
            <text:p>12,086</text:p>
          </table:table-cell>
          <table:table-cell table:formula="of:=IF([.D206]=10;MIN([.F201:.F206]);&quot;&quot;)">
            <text:p/>
          </table:table-cell>
          <table:table-cell table:formula="of:=[.F206]-SUM([.G206:.G211])" office:value-type="float" office:value="1.9331" calcext:value-type="float">
            <text:p>1,9331</text:p>
          </table:table-cell>
          <table:table-cell table:style-name="ce2" table:formula="of:=IF([.G206]&lt;&gt;&quot;&quot;;[.G206]-[.G44];&quot;&quot;)">
            <text:p/>
          </table:table-cell>
          <table:table-cell table:style-name="ce2" table:formula="of:=IF([.H206]=0;[.D20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0.1404" calcext:value-type="float">
            <text:p>0,1404</text:p>
          </table:table-cell>
          <table:table-cell office:value-type="float" office:value="11.4086" calcext:value-type="float">
            <text:p>11,4086</text:p>
          </table:table-cell>
          <table:table-cell table:formula="of:=IF([.D207]=10;MIN([.F202:.F207]);&quot;&quot;)">
            <text:p/>
          </table:table-cell>
          <table:table-cell table:formula="of:=[.F207]-SUM([.G207:.G212])" office:value-type="float" office:value="1.2557" calcext:value-type="float">
            <text:p>1,2557</text:p>
          </table:table-cell>
          <table:table-cell table:style-name="ce2" table:formula="of:=IF([.G207]&lt;&gt;&quot;&quot;;[.G207]-[.G45];&quot;&quot;)">
            <text:p/>
          </table:table-cell>
          <table:table-cell table:style-name="ce2" table:formula="of:=IF([.H207]=0;[.D20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0.137" calcext:value-type="float">
            <text:p>0,137</text:p>
          </table:table-cell>
          <table:table-cell office:value-type="float" office:value="10.7238" calcext:value-type="float">
            <text:p>10,7238</text:p>
          </table:table-cell>
          <table:table-cell table:formula="of:=IF([.D208]=10;MIN([.F203:.F208]);&quot;&quot;)">
            <text:p/>
          </table:table-cell>
          <table:table-cell table:formula="of:=[.F208]-SUM([.G208:.G213])" office:value-type="float" office:value="0.5709" calcext:value-type="float">
            <text:p>0,5709</text:p>
          </table:table-cell>
          <table:table-cell table:style-name="ce2" table:formula="of:=IF([.G208]&lt;&gt;&quot;&quot;;[.G208]-[.G46];&quot;&quot;)">
            <text:p/>
          </table:table-cell>
          <table:table-cell table:style-name="ce2" table:formula="of:=IF([.H208]=0;[.D20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0.139" calcext:value-type="float">
            <text:p>0,139</text:p>
          </table:table-cell>
          <table:table-cell office:value-type="float" office:value="10.1529" calcext:value-type="float">
            <text:p>10,1529</text:p>
          </table:table-cell>
          <table:table-cell table:formula="of:=IF([.D209]=10;MIN([.F204:.F209]);&quot;&quot;)" office:value-type="float" office:value="10.1529" calcext:value-type="float">
            <text:p>10,1529</text:p>
          </table:table-cell>
          <table:table-cell table:formula="of:=[.F209]-SUM([.G209:.G214])" office:value-type="float" office:value="0" calcext:value-type="float">
            <text:p>0,0000</text:p>
          </table:table-cell>
          <table:table-cell table:style-name="ce2" table:formula="of:=IF([.G209]&lt;&gt;&quot;&quot;;[.G209]-[.G47];&quot;&quot;)" office:value-type="float" office:value="1.5163" calcext:value-type="float">
            <text:p>1,5163</text:p>
          </table:table-cell>
          <table:table-cell table:style-name="ce2" table:formula="of:=IF([.H209]=0;[.D209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1454" calcext:value-type="float">
            <text:p>0,1454</text:p>
          </table:table-cell>
          <table:table-cell office:value-type="float" office:value="17.1594" calcext:value-type="float">
            <text:p>17,1594</text:p>
          </table:table-cell>
          <table:table-cell table:formula="of:=IF([.D210]=10;MIN([.F205:.F210]);&quot;&quot;)">
            <text:p/>
          </table:table-cell>
          <table:table-cell table:formula="of:=[.F210]-SUM([.G210:.G215])" office:value-type="float" office:value="3.3791" calcext:value-type="float">
            <text:p>3,3791</text:p>
          </table:table-cell>
          <table:table-cell table:style-name="ce2" table:formula="of:=IF([.G210]&lt;&gt;&quot;&quot;;[.G210]-[.G48];&quot;&quot;)">
            <text:p/>
          </table:table-cell>
          <table:table-cell table:style-name="ce2" table:formula="of:=IF([.H210]=0;[.D21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1444" calcext:value-type="float">
            <text:p>0,1444</text:p>
          </table:table-cell>
          <table:table-cell office:value-type="float" office:value="17.1284" calcext:value-type="float">
            <text:p>17,1284</text:p>
          </table:table-cell>
          <table:table-cell table:formula="of:=IF([.D211]=10;MIN([.F206:.F211]);&quot;&quot;)">
            <text:p/>
          </table:table-cell>
          <table:table-cell table:formula="of:=[.F211]-SUM([.G211:.G216])" office:value-type="float" office:value="3.3481" calcext:value-type="float">
            <text:p>3,3481</text:p>
          </table:table-cell>
          <table:table-cell table:style-name="ce2" table:formula="of:=IF([.G211]&lt;&gt;&quot;&quot;;[.G211]-[.G49];&quot;&quot;)">
            <text:p/>
          </table:table-cell>
          <table:table-cell table:style-name="ce2" table:formula="of:=IF([.H211]=0;[.D21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1419" calcext:value-type="float">
            <text:p>0,1419</text:p>
          </table:table-cell>
          <table:table-cell office:value-type="float" office:value="17.2525" calcext:value-type="float">
            <text:p>17,2525</text:p>
          </table:table-cell>
          <table:table-cell table:formula="of:=IF([.D212]=10;MIN([.F207:.F212]);&quot;&quot;)">
            <text:p/>
          </table:table-cell>
          <table:table-cell table:formula="of:=[.F212]-SUM([.G212:.G217])" office:value-type="float" office:value="3.4722" calcext:value-type="float">
            <text:p>3,4722</text:p>
          </table:table-cell>
          <table:table-cell table:style-name="ce2" table:formula="of:=IF([.G212]&lt;&gt;&quot;&quot;;[.G212]-[.G50];&quot;&quot;)">
            <text:p/>
          </table:table-cell>
          <table:table-cell table:style-name="ce2" table:formula="of:=IF([.H212]=0;[.D21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1426" calcext:value-type="float">
            <text:p>0,1426</text:p>
          </table:table-cell>
          <table:table-cell office:value-type="float" office:value="15.67" calcext:value-type="float">
            <text:p>15,67</text:p>
          </table:table-cell>
          <table:table-cell table:formula="of:=IF([.D213]=10;MIN([.F208:.F213]);&quot;&quot;)">
            <text:p/>
          </table:table-cell>
          <table:table-cell table:formula="of:=[.F213]-SUM([.G213:.G218])" office:value-type="float" office:value="1.8897" calcext:value-type="float">
            <text:p>1,8897</text:p>
          </table:table-cell>
          <table:table-cell table:style-name="ce2" table:formula="of:=IF([.G213]&lt;&gt;&quot;&quot;;[.G213]-[.G51];&quot;&quot;)">
            <text:p/>
          </table:table-cell>
          <table:table-cell table:style-name="ce2" table:formula="of:=IF([.H213]=0;[.D21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144" calcext:value-type="float">
            <text:p>0,144</text:p>
          </table:table-cell>
          <table:table-cell office:value-type="float" office:value="14.9004" calcext:value-type="float">
            <text:p>14,9004</text:p>
          </table:table-cell>
          <table:table-cell table:formula="of:=IF([.D214]=10;MIN([.F209:.F214]);&quot;&quot;)">
            <text:p/>
          </table:table-cell>
          <table:table-cell table:formula="of:=[.F214]-SUM([.G214:.G219])" office:value-type="float" office:value="1.1201" calcext:value-type="float">
            <text:p>1,1201</text:p>
          </table:table-cell>
          <table:table-cell table:style-name="ce2" table:formula="of:=IF([.G214]&lt;&gt;&quot;&quot;;[.G214]-[.G52];&quot;&quot;)">
            <text:p/>
          </table:table-cell>
          <table:table-cell table:style-name="ce2" table:formula="of:=IF([.H214]=0;[.D21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1425" calcext:value-type="float">
            <text:p>0,1425</text:p>
          </table:table-cell>
          <table:table-cell office:value-type="float" office:value="13.7803" calcext:value-type="float">
            <text:p>13,7803</text:p>
          </table:table-cell>
          <table:table-cell table:formula="of:=IF([.D215]=10;MIN([.F210:.F215]);&quot;&quot;)" office:value-type="float" office:value="13.7803" calcext:value-type="float">
            <text:p>13,7803</text:p>
          </table:table-cell>
          <table:table-cell table:formula="of:=[.F215]-SUM([.G215:.G220])" office:value-type="float" office:value="0" calcext:value-type="float">
            <text:p>0,0000</text:p>
          </table:table-cell>
          <table:table-cell table:style-name="ce2" table:formula="of:=IF([.G215]&lt;&gt;&quot;&quot;;[.G215]-[.G53];&quot;&quot;)" office:value-type="float" office:value="2.3407" calcext:value-type="float">
            <text:p>2,3407</text:p>
          </table:table-cell>
          <table:table-cell table:style-name="ce2" table:formula="of:=IF([.H215]=0;[.D215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1459" calcext:value-type="float">
            <text:p>0,1459</text:p>
          </table:table-cell>
          <table:table-cell office:value-type="float" office:value="21.4415" calcext:value-type="float">
            <text:p>21,4415</text:p>
          </table:table-cell>
          <table:table-cell table:formula="of:=IF([.D216]=10;MIN([.F211:.F216]);&quot;&quot;)">
            <text:p/>
          </table:table-cell>
          <table:table-cell table:formula="of:=[.F216]-SUM([.G216:.G221])" office:value-type="float" office:value="3.5995" calcext:value-type="float">
            <text:p>3,5995</text:p>
          </table:table-cell>
          <table:table-cell table:style-name="ce2" table:formula="of:=IF([.G216]&lt;&gt;&quot;&quot;;[.G216]-[.G54];&quot;&quot;)">
            <text:p/>
          </table:table-cell>
          <table:table-cell table:style-name="ce2" table:formula="of:=IF([.H216]=0;[.D21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.1469" calcext:value-type="float">
            <text:p>0,1469</text:p>
          </table:table-cell>
          <table:table-cell office:value-type="float" office:value="22.2483" calcext:value-type="float">
            <text:p>22,2483</text:p>
          </table:table-cell>
          <table:table-cell table:formula="of:=IF([.D217]=10;MIN([.F212:.F217]);&quot;&quot;)">
            <text:p/>
          </table:table-cell>
          <table:table-cell table:formula="of:=[.F217]-SUM([.G217:.G222])" office:value-type="float" office:value="4.4063" calcext:value-type="float">
            <text:p>4,4063</text:p>
          </table:table-cell>
          <table:table-cell table:style-name="ce2" table:formula="of:=IF([.G217]&lt;&gt;&quot;&quot;;[.G217]-[.G55];&quot;&quot;)">
            <text:p/>
          </table:table-cell>
          <table:table-cell table:style-name="ce2" table:formula="of:=IF([.H217]=0;[.D21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0.1457" calcext:value-type="float">
            <text:p>0,1457</text:p>
          </table:table-cell>
          <table:table-cell office:value-type="float" office:value="20.6502" calcext:value-type="float">
            <text:p>20,6502</text:p>
          </table:table-cell>
          <table:table-cell table:formula="of:=IF([.D218]=10;MIN([.F213:.F218]);&quot;&quot;)">
            <text:p/>
          </table:table-cell>
          <table:table-cell table:formula="of:=[.F218]-SUM([.G218:.G223])" office:value-type="float" office:value="2.8082" calcext:value-type="float">
            <text:p>2,8082</text:p>
          </table:table-cell>
          <table:table-cell table:style-name="ce2" table:formula="of:=IF([.G218]&lt;&gt;&quot;&quot;;[.G218]-[.G56];&quot;&quot;)">
            <text:p/>
          </table:table-cell>
          <table:table-cell table:style-name="ce2" table:formula="of:=IF([.H218]=0;[.D21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float" office:value="0.1441" calcext:value-type="float">
            <text:p>0,1441</text:p>
          </table:table-cell>
          <table:table-cell office:value-type="float" office:value="19.8383" calcext:value-type="float">
            <text:p>19,8383</text:p>
          </table:table-cell>
          <table:table-cell table:formula="of:=IF([.D219]=10;MIN([.F214:.F219]);&quot;&quot;)">
            <text:p/>
          </table:table-cell>
          <table:table-cell table:formula="of:=[.F219]-SUM([.G219:.G224])" office:value-type="float" office:value="1.9963" calcext:value-type="float">
            <text:p>1,9963</text:p>
          </table:table-cell>
          <table:table-cell table:style-name="ce2" table:formula="of:=IF([.G219]&lt;&gt;&quot;&quot;;[.G219]-[.G57];&quot;&quot;)">
            <text:p/>
          </table:table-cell>
          <table:table-cell table:style-name="ce2" table:formula="of:=IF([.H219]=0;[.D21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office:value-type="float" office:value="0.1489" calcext:value-type="float">
            <text:p>0,1489</text:p>
          </table:table-cell>
          <table:table-cell office:value-type="float" office:value="19.7162" calcext:value-type="float">
            <text:p>19,7162</text:p>
          </table:table-cell>
          <table:table-cell table:formula="of:=IF([.D220]=10;MIN([.F215:.F220]);&quot;&quot;)">
            <text:p/>
          </table:table-cell>
          <table:table-cell table:formula="of:=[.F220]-SUM([.G220:.G225])" office:value-type="float" office:value="1.8742" calcext:value-type="float">
            <text:p>1,8742</text:p>
          </table:table-cell>
          <table:table-cell table:style-name="ce2" table:formula="of:=IF([.G220]&lt;&gt;&quot;&quot;;[.G220]-[.G58];&quot;&quot;)">
            <text:p/>
          </table:table-cell>
          <table:table-cell table:style-name="ce2" table:formula="of:=IF([.H220]=0;[.D22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0.1448" calcext:value-type="float">
            <text:p>0,1448</text:p>
          </table:table-cell>
          <table:table-cell office:value-type="float" office:value="17.842" calcext:value-type="float">
            <text:p>17,842</text:p>
          </table:table-cell>
          <table:table-cell table:formula="of:=IF([.D221]=10;MIN([.F216:.F221]);&quot;&quot;)" office:value-type="float" office:value="17.842" calcext:value-type="float">
            <text:p>17,842</text:p>
          </table:table-cell>
          <table:table-cell table:formula="of:=[.F221]-SUM([.G221:.G226])" office:value-type="float" office:value="0" calcext:value-type="float">
            <text:p>0,0000</text:p>
          </table:table-cell>
          <table:table-cell table:style-name="ce2" table:formula="of:=IF([.G221]&lt;&gt;&quot;&quot;;[.G221]-[.G59];&quot;&quot;)" office:value-type="float" office:value="3.4753" calcext:value-type="float">
            <text:p>3,4753</text:p>
          </table:table-cell>
          <table:table-cell table:style-name="ce2" table:formula="of:=IF([.H221]=0;[.D221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1474" calcext:value-type="float">
            <text:p>0,1474</text:p>
          </table:table-cell>
          <table:table-cell office:value-type="float" office:value="26.2201" calcext:value-type="float">
            <text:p>26,2201</text:p>
          </table:table-cell>
          <table:table-cell table:formula="of:=IF([.D222]=10;MIN([.F217:.F222]);&quot;&quot;)">
            <text:p/>
          </table:table-cell>
          <table:table-cell table:formula="of:=[.F222]-SUM([.G222:.G227])" office:value-type="float" office:value="2.4576" calcext:value-type="float">
            <text:p>2,4576</text:p>
          </table:table-cell>
          <table:table-cell table:style-name="ce2" table:formula="of:=IF([.G222]&lt;&gt;&quot;&quot;;[.G222]-[.G60];&quot;&quot;)">
            <text:p/>
          </table:table-cell>
          <table:table-cell table:style-name="ce2" table:formula="of:=IF([.H222]=0;[.D22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,148</text:p>
          </table:table-cell>
          <table:table-cell office:value-type="float" office:value="25.8787" calcext:value-type="float">
            <text:p>25,8787</text:p>
          </table:table-cell>
          <table:table-cell table:formula="of:=IF([.D223]=10;MIN([.F218:.F223]);&quot;&quot;)">
            <text:p/>
          </table:table-cell>
          <table:table-cell table:formula="of:=[.F223]-SUM([.G223:.G228])" office:value-type="float" office:value="2.1162" calcext:value-type="float">
            <text:p>2,1162</text:p>
          </table:table-cell>
          <table:table-cell table:style-name="ce2" table:formula="of:=IF([.G223]&lt;&gt;&quot;&quot;;[.G223]-[.G61];&quot;&quot;)">
            <text:p/>
          </table:table-cell>
          <table:table-cell table:style-name="ce2" table:formula="of:=IF([.H223]=0;[.D22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0.1501" calcext:value-type="float">
            <text:p>0,1501</text:p>
          </table:table-cell>
          <table:table-cell office:value-type="float" office:value="25.0875" calcext:value-type="float">
            <text:p>25,0875</text:p>
          </table:table-cell>
          <table:table-cell table:formula="of:=IF([.D224]=10;MIN([.F219:.F224]);&quot;&quot;)">
            <text:p/>
          </table:table-cell>
          <table:table-cell table:formula="of:=[.F224]-SUM([.G224:.G229])" office:value-type="float" office:value="1.325" calcext:value-type="float">
            <text:p>1,3250</text:p>
          </table:table-cell>
          <table:table-cell table:style-name="ce2" table:formula="of:=IF([.G224]&lt;&gt;&quot;&quot;;[.G224]-[.G62];&quot;&quot;)">
            <text:p/>
          </table:table-cell>
          <table:table-cell table:style-name="ce2" table:formula="of:=IF([.H224]=0;[.D22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0.1496" calcext:value-type="float">
            <text:p>0,1496</text:p>
          </table:table-cell>
          <table:table-cell office:value-type="float" office:value="24.8341" calcext:value-type="float">
            <text:p>24,8341</text:p>
          </table:table-cell>
          <table:table-cell table:formula="of:=IF([.D225]=10;MIN([.F220:.F225]);&quot;&quot;)">
            <text:p/>
          </table:table-cell>
          <table:table-cell table:formula="of:=[.F225]-SUM([.G225:.G230])" office:value-type="float" office:value="1.0716" calcext:value-type="float">
            <text:p>1,0716</text:p>
          </table:table-cell>
          <table:table-cell table:style-name="ce2" table:formula="of:=IF([.G225]&lt;&gt;&quot;&quot;;[.G225]-[.G63];&quot;&quot;)">
            <text:p/>
          </table:table-cell>
          <table:table-cell table:style-name="ce2" table:formula="of:=IF([.H225]=0;[.D22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0.1498" calcext:value-type="float">
            <text:p>0,1498</text:p>
          </table:table-cell>
          <table:table-cell office:value-type="float" office:value="23.7625" calcext:value-type="float">
            <text:p>23,7625</text:p>
          </table:table-cell>
          <table:table-cell table:formula="of:=IF([.D226]=10;MIN([.F221:.F226]);&quot;&quot;)">
            <text:p/>
          </table:table-cell>
          <table:table-cell table:formula="of:=[.F226]-SUM([.G226:.G231])" office:value-type="float" office:value="0" calcext:value-type="float">
            <text:p>0,0000</text:p>
          </table:table-cell>
          <table:table-cell table:style-name="ce2" table:formula="of:=IF([.G226]&lt;&gt;&quot;&quot;;[.G226]-[.G64];&quot;&quot;)">
            <text:p/>
          </table:table-cell>
          <table:table-cell table:style-name="ce2" table:formula="of:=IF([.H226]=0;[.D226];&quot;&quot;)" office:value-type="float" office:value="5" calcext:value-type="float">
            <text:p>5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1494" calcext:value-type="float">
            <text:p>0,1494</text:p>
          </table:table-cell>
          <table:table-cell office:value-type="float" office:value="24.0325" calcext:value-type="float">
            <text:p>24,0325</text:p>
          </table:table-cell>
          <table:table-cell table:formula="of:=IF([.D227]=10;MIN([.F222:.F227]);&quot;&quot;)" office:value-type="float" office:value="23.7625" calcext:value-type="float">
            <text:p>23,7625</text:p>
          </table:table-cell>
          <table:table-cell table:formula="of:=[.F227]-SUM([.G227:.G232])" office:value-type="float" office:value="0.27" calcext:value-type="float">
            <text:p>0,2700</text:p>
          </table:table-cell>
          <table:table-cell table:style-name="ce2" table:formula="of:=IF([.G227]&lt;&gt;&quot;&quot;;[.G227]-[.G65];&quot;&quot;)" office:value-type="float" office:value="8.9334" calcext:value-type="float">
            <text:p>8,9334</text:p>
          </table:table-cell>
          <table:table-cell table:style-name="ce2" table:formula="of:=IF([.H227]=0;[.D22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.1514" calcext:value-type="float">
            <text:p>0,1514</text:p>
          </table:table-cell>
          <table:table-cell office:value-type="float" office:value="33.1086" calcext:value-type="float">
            <text:p>33,1086</text:p>
          </table:table-cell>
          <table:table-cell table:formula="of:=IF([.D228]=10;MIN([.F223:.F228]);&quot;&quot;)">
            <text:p/>
          </table:table-cell>
          <table:table-cell table:formula="of:=[.F228]-SUM([.G228:.G233])" office:value-type="float" office:value="5.3309" calcext:value-type="float">
            <text:p>5,3309</text:p>
          </table:table-cell>
          <table:table-cell table:style-name="ce2" table:formula="of:=IF([.G228]&lt;&gt;&quot;&quot;;[.G228]-[.G66];&quot;&quot;)">
            <text:p/>
          </table:table-cell>
          <table:table-cell table:style-name="ce2" table:formula="of:=IF([.H228]=0;[.D22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.1507" calcext:value-type="float">
            <text:p>0,1507</text:p>
          </table:table-cell>
          <table:table-cell office:value-type="float" office:value="30.4091" calcext:value-type="float">
            <text:p>30,4091</text:p>
          </table:table-cell>
          <table:table-cell table:formula="of:=IF([.D229]=10;MIN([.F224:.F229]);&quot;&quot;)">
            <text:p/>
          </table:table-cell>
          <table:table-cell table:formula="of:=[.F229]-SUM([.G229:.G234])" office:value-type="float" office:value="2.6314" calcext:value-type="float">
            <text:p>2,6314</text:p>
          </table:table-cell>
          <table:table-cell table:style-name="ce2" table:formula="of:=IF([.G229]&lt;&gt;&quot;&quot;;[.G229]-[.G67];&quot;&quot;)">
            <text:p/>
          </table:table-cell>
          <table:table-cell table:style-name="ce2" table:formula="of:=IF([.H229]=0;[.D22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office:value-type="float" office:value="0.1519" calcext:value-type="float">
            <text:p>0,1519</text:p>
          </table:table-cell>
          <table:table-cell office:value-type="float" office:value="29.7264" calcext:value-type="float">
            <text:p>29,7264</text:p>
          </table:table-cell>
          <table:table-cell table:formula="of:=IF([.D230]=10;MIN([.F225:.F230]);&quot;&quot;)">
            <text:p/>
          </table:table-cell>
          <table:table-cell table:formula="of:=[.F230]-SUM([.G230:.G235])" office:value-type="float" office:value="1.9487" calcext:value-type="float">
            <text:p>1,9487</text:p>
          </table:table-cell>
          <table:table-cell table:style-name="ce2" table:formula="of:=IF([.G230]&lt;&gt;&quot;&quot;;[.G230]-[.G68];&quot;&quot;)">
            <text:p/>
          </table:table-cell>
          <table:table-cell table:style-name="ce2" table:formula="of:=IF([.H230]=0;[.D23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  <table:table-cell office:value-type="float" office:value="0.1558" calcext:value-type="float">
            <text:p>0,1558</text:p>
          </table:table-cell>
          <table:table-cell office:value-type="float" office:value="30.1091" calcext:value-type="float">
            <text:p>30,1091</text:p>
          </table:table-cell>
          <table:table-cell table:formula="of:=IF([.D231]=10;MIN([.F226:.F231]);&quot;&quot;)">
            <text:p/>
          </table:table-cell>
          <table:table-cell table:formula="of:=[.F231]-SUM([.G231:.G236])" office:value-type="float" office:value="2.3314" calcext:value-type="float">
            <text:p>2,3314</text:p>
          </table:table-cell>
          <table:table-cell table:style-name="ce2" table:formula="of:=IF([.G231]&lt;&gt;&quot;&quot;;[.G231]-[.G69];&quot;&quot;)">
            <text:p/>
          </table:table-cell>
          <table:table-cell table:style-name="ce2" table:formula="of:=IF([.H231]=0;[.D23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 office:value-type="float" office:value="0.1481" calcext:value-type="float">
            <text:p>0,1481</text:p>
          </table:table-cell>
          <table:table-cell office:value-type="float" office:value="28.5845" calcext:value-type="float">
            <text:p>28,5845</text:p>
          </table:table-cell>
          <table:table-cell table:formula="of:=IF([.D232]=10;MIN([.F227:.F232]);&quot;&quot;)">
            <text:p/>
          </table:table-cell>
          <table:table-cell table:formula="of:=[.F232]-SUM([.G232:.G237])" office:value-type="float" office:value="0.806799999999999" calcext:value-type="float">
            <text:p>0,8068</text:p>
          </table:table-cell>
          <table:table-cell table:style-name="ce2" table:formula="of:=IF([.G232]&lt;&gt;&quot;&quot;;[.G232]-[.G70];&quot;&quot;)">
            <text:p/>
          </table:table-cell>
          <table:table-cell table:style-name="ce2" table:formula="of:=IF([.H232]=0;[.D23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0.1575" calcext:value-type="float">
            <text:p>0,1575</text:p>
          </table:table-cell>
          <table:table-cell office:value-type="float" office:value="27.7777" calcext:value-type="float">
            <text:p>27,7777</text:p>
          </table:table-cell>
          <table:table-cell table:formula="of:=IF([.D233]=10;MIN([.F228:.F233]);&quot;&quot;)" office:value-type="float" office:value="27.7777" calcext:value-type="float">
            <text:p>27,7777</text:p>
          </table:table-cell>
          <table:table-cell table:formula="of:=[.F233]-SUM([.G233:.G238])" office:value-type="float" office:value="0" calcext:value-type="float">
            <text:p>0,0000</text:p>
          </table:table-cell>
          <table:table-cell table:style-name="ce2" table:formula="of:=IF([.G233]&lt;&gt;&quot;&quot;;[.G233]-[.G71];&quot;&quot;)" office:value-type="float" office:value="11.0631" calcext:value-type="float">
            <text:p>11,0631</text:p>
          </table:table-cell>
          <table:table-cell table:style-name="ce2" table:formula="of:=IF([.H233]=0;[.D233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1555" calcext:value-type="float">
            <text:p>0,1555</text:p>
          </table:table-cell>
          <table:table-cell office:value-type="float" office:value="36.1495" calcext:value-type="float">
            <text:p>36,1495</text:p>
          </table:table-cell>
          <table:table-cell table:formula="of:=IF([.D234]=10;MIN([.F229:.F234]);&quot;&quot;)">
            <text:p/>
          </table:table-cell>
          <table:table-cell table:formula="of:=[.F234]-SUM([.G234:.G239])" office:value-type="float" office:value="4.3844" calcext:value-type="float">
            <text:p>4,3844</text:p>
          </table:table-cell>
          <table:table-cell table:style-name="ce2" table:formula="of:=IF([.G234]&lt;&gt;&quot;&quot;;[.G234]-[.G72];&quot;&quot;)">
            <text:p/>
          </table:table-cell>
          <table:table-cell table:style-name="ce2" table:formula="of:=IF([.H234]=0;[.D23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1524" calcext:value-type="float">
            <text:p>0,1524</text:p>
          </table:table-cell>
          <table:table-cell office:value-type="float" office:value="35.56" calcext:value-type="float">
            <text:p>35,56</text:p>
          </table:table-cell>
          <table:table-cell table:formula="of:=IF([.D235]=10;MIN([.F230:.F235]);&quot;&quot;)">
            <text:p/>
          </table:table-cell>
          <table:table-cell table:formula="of:=[.F235]-SUM([.G235:.G240])" office:value-type="float" office:value="3.7949" calcext:value-type="float">
            <text:p>3,7949</text:p>
          </table:table-cell>
          <table:table-cell table:style-name="ce2" table:formula="of:=IF([.G235]&lt;&gt;&quot;&quot;;[.G235]-[.G73];&quot;&quot;)">
            <text:p/>
          </table:table-cell>
          <table:table-cell table:style-name="ce2" table:formula="of:=IF([.H235]=0;[.D23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.1501" calcext:value-type="float">
            <text:p>0,1501</text:p>
          </table:table-cell>
          <table:table-cell office:value-type="float" office:value="34.2567" calcext:value-type="float">
            <text:p>34,2567</text:p>
          </table:table-cell>
          <table:table-cell table:formula="of:=IF([.D236]=10;MIN([.F231:.F236]);&quot;&quot;)">
            <text:p/>
          </table:table-cell>
          <table:table-cell table:formula="of:=[.F236]-SUM([.G236:.G241])" office:value-type="float" office:value="2.4916" calcext:value-type="float">
            <text:p>2,4916</text:p>
          </table:table-cell>
          <table:table-cell table:style-name="ce2" table:formula="of:=IF([.G236]&lt;&gt;&quot;&quot;;[.G236]-[.G74];&quot;&quot;)">
            <text:p/>
          </table:table-cell>
          <table:table-cell table:style-name="ce2" table:formula="of:=IF([.H236]=0;[.D23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.1543" calcext:value-type="float">
            <text:p>0,1543</text:p>
          </table:table-cell>
          <table:table-cell office:value-type="float" office:value="33.8637" calcext:value-type="float">
            <text:p>33,8637</text:p>
          </table:table-cell>
          <table:table-cell table:formula="of:=IF([.D237]=10;MIN([.F232:.F237]);&quot;&quot;)">
            <text:p/>
          </table:table-cell>
          <table:table-cell table:formula="of:=[.F237]-SUM([.G237:.G242])" office:value-type="float" office:value="2.0986" calcext:value-type="float">
            <text:p>2,0986</text:p>
          </table:table-cell>
          <table:table-cell table:style-name="ce2" table:formula="of:=IF([.G237]&lt;&gt;&quot;&quot;;[.G237]-[.G75];&quot;&quot;)">
            <text:p/>
          </table:table-cell>
          <table:table-cell table:style-name="ce2" table:formula="of:=IF([.H237]=0;[.D23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1517" calcext:value-type="float">
            <text:p>0,1517</text:p>
          </table:table-cell>
          <table:table-cell office:value-type="float" office:value="35.5352" calcext:value-type="float">
            <text:p>35,5352</text:p>
          </table:table-cell>
          <table:table-cell table:formula="of:=IF([.D238]=10;MIN([.F233:.F238]);&quot;&quot;)">
            <text:p/>
          </table:table-cell>
          <table:table-cell table:formula="of:=[.F238]-SUM([.G238:.G243])" office:value-type="float" office:value="3.7701" calcext:value-type="float">
            <text:p>3,7701</text:p>
          </table:table-cell>
          <table:table-cell table:style-name="ce2" table:formula="of:=IF([.G238]&lt;&gt;&quot;&quot;;[.G238]-[.G76];&quot;&quot;)">
            <text:p/>
          </table:table-cell>
          <table:table-cell table:style-name="ce2" table:formula="of:=IF([.H238]=0;[.D23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1528" calcext:value-type="float">
            <text:p>0,1528</text:p>
          </table:table-cell>
          <table:table-cell office:value-type="float" office:value="31.7651" calcext:value-type="float">
            <text:p>31,7651</text:p>
          </table:table-cell>
          <table:table-cell table:formula="of:=IF([.D239]=10;MIN([.F234:.F239]);&quot;&quot;)" office:value-type="float" office:value="31.7651" calcext:value-type="float">
            <text:p>31,7651</text:p>
          </table:table-cell>
          <table:table-cell table:formula="of:=[.F239]-SUM([.G239:.G244])" office:value-type="float" office:value="0" calcext:value-type="float">
            <text:p>0,0000</text:p>
          </table:table-cell>
          <table:table-cell table:style-name="ce2" table:formula="of:=IF([.G239]&lt;&gt;&quot;&quot;;[.G239]-[.G77];&quot;&quot;)" office:value-type="float" office:value="12.7543" calcext:value-type="float">
            <text:p>12,7543</text:p>
          </table:table-cell>
          <table:table-cell table:style-name="ce2" table:formula="of:=IF([.H239]=0;[.D239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1635" calcext:value-type="float">
            <text:p>0,1635</text:p>
          </table:table-cell>
          <table:table-cell office:value-type="float" office:value="65.7829" calcext:value-type="float">
            <text:p>65,7829</text:p>
          </table:table-cell>
          <table:table-cell table:formula="of:=IF([.D240]=10;MIN([.F235:.F240]);&quot;&quot;)">
            <text:p/>
          </table:table-cell>
          <table:table-cell table:formula="of:=[.F240]-SUM([.G240:.G245])" office:value-type="float" office:value="12.0147" calcext:value-type="float">
            <text:p>12,0147</text:p>
          </table:table-cell>
          <table:table-cell table:style-name="ce2" table:formula="of:=IF([.G240]&lt;&gt;&quot;&quot;;[.G240]-[.G78];&quot;&quot;)">
            <text:p/>
          </table:table-cell>
          <table:table-cell table:style-name="ce2" table:formula="of:=IF([.H240]=0;[.D24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1589" calcext:value-type="float">
            <text:p>0,1589</text:p>
          </table:table-cell>
          <table:table-cell office:value-type="float" office:value="55.5431" calcext:value-type="float">
            <text:p>55,5431</text:p>
          </table:table-cell>
          <table:table-cell table:formula="of:=IF([.D241]=10;MIN([.F236:.F241]);&quot;&quot;)">
            <text:p/>
          </table:table-cell>
          <table:table-cell table:formula="of:=[.F241]-SUM([.G241:.G246])" office:value-type="float" office:value="1.7749" calcext:value-type="float">
            <text:p>1,7749</text:p>
          </table:table-cell>
          <table:table-cell table:style-name="ce2" table:formula="of:=IF([.G241]&lt;&gt;&quot;&quot;;[.G241]-[.G79];&quot;&quot;)">
            <text:p/>
          </table:table-cell>
          <table:table-cell table:style-name="ce2" table:formula="of:=IF([.H241]=0;[.D241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,1573</text:p>
          </table:table-cell>
          <table:table-cell office:value-type="float" office:value="54.4881" calcext:value-type="float">
            <text:p>54,4881</text:p>
          </table:table-cell>
          <table:table-cell table:formula="of:=IF([.D242]=10;MIN([.F237:.F242]);&quot;&quot;)">
            <text:p/>
          </table:table-cell>
          <table:table-cell table:formula="of:=[.F242]-SUM([.G242:.G247])" office:value-type="float" office:value="0.719900000000003" calcext:value-type="float">
            <text:p>0,7199</text:p>
          </table:table-cell>
          <table:table-cell table:style-name="ce2" table:formula="of:=IF([.G242]&lt;&gt;&quot;&quot;;[.G242]-[.G80];&quot;&quot;)">
            <text:p/>
          </table:table-cell>
          <table:table-cell table:style-name="ce2" table:formula="of:=IF([.H242]=0;[.D24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0.1636" calcext:value-type="float">
            <text:p>0,1636</text:p>
          </table:table-cell>
          <table:table-cell office:value-type="float" office:value="54.457" calcext:value-type="float">
            <text:p>54,457</text:p>
          </table:table-cell>
          <table:table-cell table:formula="of:=IF([.D243]=10;MIN([.F238:.F243]);&quot;&quot;)">
            <text:p/>
          </table:table-cell>
          <table:table-cell table:formula="of:=[.F243]-SUM([.G243:.G248])" office:value-type="float" office:value="0.688800000000001" calcext:value-type="float">
            <text:p>0,6888</text:p>
          </table:table-cell>
          <table:table-cell table:style-name="ce2" table:formula="of:=IF([.G243]&lt;&gt;&quot;&quot;;[.G243]-[.G81];&quot;&quot;)">
            <text:p/>
          </table:table-cell>
          <table:table-cell table:style-name="ce2" table:formula="of:=IF([.H243]=0;[.D24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.1619" calcext:value-type="float">
            <text:p>0,1619</text:p>
          </table:table-cell>
          <table:table-cell office:value-type="float" office:value="54.7797" calcext:value-type="float">
            <text:p>54,7797</text:p>
          </table:table-cell>
          <table:table-cell table:formula="of:=IF([.D244]=10;MIN([.F239:.F244]);&quot;&quot;)">
            <text:p/>
          </table:table-cell>
          <table:table-cell table:formula="of:=[.F244]-SUM([.G244:.G249])" office:value-type="float" office:value="1.0115" calcext:value-type="float">
            <text:p>1,0115</text:p>
          </table:table-cell>
          <table:table-cell table:style-name="ce2" table:formula="of:=IF([.G244]&lt;&gt;&quot;&quot;;[.G244]-[.G82];&quot;&quot;)">
            <text:p/>
          </table:table-cell>
          <table:table-cell table:style-name="ce2" table:formula="of:=IF([.H244]=0;[.D24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0.1663" calcext:value-type="float">
            <text:p>0,1663</text:p>
          </table:table-cell>
          <table:table-cell office:value-type="float" office:value="53.7682" calcext:value-type="float">
            <text:p>53,7682</text:p>
          </table:table-cell>
          <table:table-cell table:formula="of:=IF([.D245]=10;MIN([.F240:.F245]);&quot;&quot;)" office:value-type="float" office:value="53.7682" calcext:value-type="float">
            <text:p>53,7682</text:p>
          </table:table-cell>
          <table:table-cell table:formula="of:=[.F245]-SUM([.G245:.G250])" office:value-type="float" office:value="0" calcext:value-type="float">
            <text:p>0,0000</text:p>
          </table:table-cell>
          <table:table-cell table:style-name="ce2" table:formula="of:=IF([.G245]&lt;&gt;&quot;&quot;;[.G245]-[.G83];&quot;&quot;)" office:value-type="float" office:value="25.5105" calcext:value-type="float">
            <text:p>25,5105</text:p>
          </table:table-cell>
          <table:table-cell table:style-name="ce2" table:formula="of:=IF([.H245]=0;[.D245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1834" calcext:value-type="float">
            <text:p>0,1834</text:p>
          </table:table-cell>
          <table:table-cell office:value-type="float" office:value="114.1891" calcext:value-type="float">
            <text:p>114,1891</text:p>
          </table:table-cell>
          <table:table-cell table:formula="of:=IF([.D246]=10;MIN([.F241:.F246]);&quot;&quot;)">
            <text:p/>
          </table:table-cell>
          <table:table-cell table:formula="of:=[.F246]-SUM([.G246:.G251])" office:value-type="float" office:value="14.0657" calcext:value-type="float">
            <text:p>14,0657</text:p>
          </table:table-cell>
          <table:table-cell table:style-name="ce2" table:formula="of:=IF([.G246]&lt;&gt;&quot;&quot;;[.G246]-[.G84];&quot;&quot;)">
            <text:p/>
          </table:table-cell>
          <table:table-cell table:style-name="ce2" table:formula="of:=IF([.H246]=0;[.D24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1801" calcext:value-type="float">
            <text:p>0,1801</text:p>
          </table:table-cell>
          <table:table-cell office:value-type="float" office:value="115.6165" calcext:value-type="float">
            <text:p>115,6165</text:p>
          </table:table-cell>
          <table:table-cell table:formula="of:=IF([.D247]=10;MIN([.F242:.F247]);&quot;&quot;)">
            <text:p/>
          </table:table-cell>
          <table:table-cell table:formula="of:=[.F247]-SUM([.G247:.G252])" office:value-type="float" office:value="15.4931" calcext:value-type="float">
            <text:p>15,4931</text:p>
          </table:table-cell>
          <table:table-cell table:style-name="ce2" table:formula="of:=IF([.G247]&lt;&gt;&quot;&quot;;[.G247]-[.G85];&quot;&quot;)">
            <text:p/>
          </table:table-cell>
          <table:table-cell table:style-name="ce2" table:formula="of:=IF([.H247]=0;[.D247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1844" calcext:value-type="float">
            <text:p>0,1844</text:p>
          </table:table-cell>
          <table:table-cell office:value-type="float" office:value="107.5022" calcext:value-type="float">
            <text:p>107,5022</text:p>
          </table:table-cell>
          <table:table-cell table:formula="of:=IF([.D248]=10;MIN([.F243:.F248]);&quot;&quot;)">
            <text:p/>
          </table:table-cell>
          <table:table-cell table:formula="of:=[.F248]-SUM([.G248:.G253])" office:value-type="float" office:value="7.3788" calcext:value-type="float">
            <text:p>7,3788</text:p>
          </table:table-cell>
          <table:table-cell table:style-name="ce2" table:formula="of:=IF([.G248]&lt;&gt;&quot;&quot;;[.G248]-[.G86];&quot;&quot;)">
            <text:p/>
          </table:table-cell>
          <table:table-cell table:style-name="ce2" table:formula="of:=IF([.H248]=0;[.D248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1844" calcext:value-type="float">
            <text:p>0,1844</text:p>
          </table:table-cell>
          <table:table-cell office:value-type="float" office:value="106.6593" calcext:value-type="float">
            <text:p>106,6593</text:p>
          </table:table-cell>
          <table:table-cell table:formula="of:=IF([.D249]=10;MIN([.F244:.F249]);&quot;&quot;)">
            <text:p/>
          </table:table-cell>
          <table:table-cell table:formula="of:=[.F249]-SUM([.G249:.G254])" office:value-type="float" office:value="6.5359" calcext:value-type="float">
            <text:p>6,5359</text:p>
          </table:table-cell>
          <table:table-cell table:style-name="ce2" table:formula="of:=IF([.G249]&lt;&gt;&quot;&quot;;[.G249]-[.G87];&quot;&quot;)">
            <text:p/>
          </table:table-cell>
          <table:table-cell table:style-name="ce2" table:formula="of:=IF([.H249]=0;[.D249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1928" calcext:value-type="float">
            <text:p>0,1928</text:p>
          </table:table-cell>
          <table:table-cell office:value-type="float" office:value="105.2029" calcext:value-type="float">
            <text:p>105,2029</text:p>
          </table:table-cell>
          <table:table-cell table:formula="of:=IF([.D250]=10;MIN([.F245:.F250]);&quot;&quot;)">
            <text:p/>
          </table:table-cell>
          <table:table-cell table:formula="of:=[.F250]-SUM([.G250:.G255])" office:value-type="float" office:value="5.0795" calcext:value-type="float">
            <text:p>5,0795</text:p>
          </table:table-cell>
          <table:table-cell table:style-name="ce2" table:formula="of:=IF([.G250]&lt;&gt;&quot;&quot;;[.G250]-[.G88];&quot;&quot;)">
            <text:p/>
          </table:table-cell>
          <table:table-cell table:style-name="ce2" table:formula="of:=IF([.H250]=0;[.D250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179" calcext:value-type="float">
            <text:p>0,179</text:p>
          </table:table-cell>
          <table:table-cell office:value-type="float" office:value="100.1234" calcext:value-type="float">
            <text:p>100,1234</text:p>
          </table:table-cell>
          <table:table-cell table:formula="of:=IF([.D251]=10;MIN([.F246:.F251]);&quot;&quot;)" office:value-type="float" office:value="100.1234" calcext:value-type="float">
            <text:p>100,1234</text:p>
          </table:table-cell>
          <table:table-cell table:formula="of:=[.F251]-SUM([.G251:.G256])" office:value-type="float" office:value="0" calcext:value-type="float">
            <text:p>0,0000</text:p>
          </table:table-cell>
          <table:table-cell table:style-name="ce2" table:formula="of:=IF([.G251]&lt;&gt;&quot;&quot;;[.G251]-[.G89];&quot;&quot;)" office:value-type="float" office:value="52.8714" calcext:value-type="float">
            <text:p>52,8714</text:p>
          </table:table-cell>
          <table:table-cell table:style-name="ce2" table:formula="of:=IF([.H251]=0;[.D251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2098" calcext:value-type="float">
            <text:p>0,2098</text:p>
          </table:table-cell>
          <table:table-cell office:value-type="float" office:value="223.91" calcext:value-type="float">
            <text:p>223,91</text:p>
          </table:table-cell>
          <table:table-cell table:formula="of:=IF([.D252]=10;MIN([.F247:.F252]);&quot;&quot;)">
            <text:p/>
          </table:table-cell>
          <table:table-cell table:formula="of:=[.F252]-SUM([.G252:.G257])" office:value-type="float" office:value="12.4119" calcext:value-type="float">
            <text:p>12,4119</text:p>
          </table:table-cell>
          <table:table-cell table:style-name="ce2" table:formula="of:=IF([.G252]&lt;&gt;&quot;&quot;;[.G252]-[.G90];&quot;&quot;)">
            <text:p/>
          </table:table-cell>
          <table:table-cell table:style-name="ce2" table:formula="of:=IF([.H252]=0;[.D252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2176" calcext:value-type="float">
            <text:p>0,2176</text:p>
          </table:table-cell>
          <table:table-cell office:value-type="float" office:value="229.0299" calcext:value-type="float">
            <text:p>229,0299</text:p>
          </table:table-cell>
          <table:table-cell table:formula="of:=IF([.D253]=10;MIN([.F248:.F253]);&quot;&quot;)">
            <text:p/>
          </table:table-cell>
          <table:table-cell table:formula="of:=[.F253]-SUM([.G253:.G258])" office:value-type="float" office:value="17.5318" calcext:value-type="float">
            <text:p>17,5318</text:p>
          </table:table-cell>
          <table:table-cell table:style-name="ce2" table:formula="of:=IF([.G253]&lt;&gt;&quot;&quot;;[.G253]-[.G91];&quot;&quot;)">
            <text:p/>
          </table:table-cell>
          <table:table-cell table:style-name="ce2" table:formula="of:=IF([.H253]=0;[.D253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2138" calcext:value-type="float">
            <text:p>0,2138</text:p>
          </table:table-cell>
          <table:table-cell office:value-type="float" office:value="221.1483" calcext:value-type="float">
            <text:p>221,1483</text:p>
          </table:table-cell>
          <table:table-cell table:formula="of:=IF([.D254]=10;MIN([.F249:.F254]);&quot;&quot;)">
            <text:p/>
          </table:table-cell>
          <table:table-cell table:formula="of:=[.F254]-SUM([.G254:.G259])" office:value-type="float" office:value="9.65020000000001" calcext:value-type="float">
            <text:p>9,6502</text:p>
          </table:table-cell>
          <table:table-cell table:style-name="ce2" table:formula="of:=IF([.G254]&lt;&gt;&quot;&quot;;[.G254]-[.G92];&quot;&quot;)">
            <text:p/>
          </table:table-cell>
          <table:table-cell table:style-name="ce2" table:formula="of:=IF([.H254]=0;[.D254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2064" calcext:value-type="float">
            <text:p>0,2064</text:p>
          </table:table-cell>
          <table:table-cell office:value-type="float" office:value="213.3185" calcext:value-type="float">
            <text:p>213,3185</text:p>
          </table:table-cell>
          <table:table-cell table:formula="of:=IF([.D255]=10;MIN([.F250:.F255]);&quot;&quot;)">
            <text:p/>
          </table:table-cell>
          <table:table-cell table:formula="of:=[.F255]-SUM([.G255:.G260])" office:value-type="float" office:value="1.82040000000001" calcext:value-type="float">
            <text:p>1,8204</text:p>
          </table:table-cell>
          <table:table-cell table:style-name="ce2" table:formula="of:=IF([.G255]&lt;&gt;&quot;&quot;;[.G255]-[.G93];&quot;&quot;)">
            <text:p/>
          </table:table-cell>
          <table:table-cell table:style-name="ce2" table:formula="of:=IF([.H255]=0;[.D255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2055" calcext:value-type="float">
            <text:p>0,2055</text:p>
          </table:table-cell>
          <table:table-cell office:value-type="float" office:value="212.2614" calcext:value-type="float">
            <text:p>212,2614</text:p>
          </table:table-cell>
          <table:table-cell table:formula="of:=IF([.D256]=10;MIN([.F251:.F256]);&quot;&quot;)">
            <text:p/>
          </table:table-cell>
          <table:table-cell table:formula="of:=[.F256]-SUM([.G256:.G261])" office:value-type="float" office:value="0.763300000000015" calcext:value-type="float">
            <text:p>0,7633</text:p>
          </table:table-cell>
          <table:table-cell table:style-name="ce2" table:formula="of:=IF([.G256]&lt;&gt;&quot;&quot;;[.G256]-[.G94];&quot;&quot;)">
            <text:p/>
          </table:table-cell>
          <table:table-cell table:style-name="ce2" table:formula="of:=IF([.H256]=0;[.D256];&quot;&quot;)">
            <text:p/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2072" calcext:value-type="float">
            <text:p>0,2072</text:p>
          </table:table-cell>
          <table:table-cell office:value-type="float" office:value="211.4981" calcext:value-type="float">
            <text:p>211,4981</text:p>
          </table:table-cell>
          <table:table-cell table:formula="of:=IF([.D257]=10;MIN([.F252:.F257]);&quot;&quot;)" office:value-type="float" office:value="211.4981" calcext:value-type="float">
            <text:p>211,4981</text:p>
          </table:table-cell>
          <table:table-cell table:formula="of:=[.F257]-SUM([.G257:.G262])" office:value-type="float" office:value="0" calcext:value-type="float">
            <text:p>0,0000</text:p>
          </table:table-cell>
          <table:table-cell table:style-name="ce2" table:formula="of:=IF([.G257]&lt;&gt;&quot;&quot;;[.G257]-[.G95];&quot;&quot;)" office:value-type="float" office:value="115.8337" calcext:value-type="float">
            <text:p>115,8337</text:p>
          </table:table-cell>
          <table:table-cell table:style-name="ce2" table:formula="of:=IF([.H257]=0;[.D257];&quot;&quot;)" office:value-type="float" office:value="10" calcext:value-type="float">
            <text:p>10,0000</text:p>
          </table:table-cell>
          <table:table-cell table:number-columns-repeated="1014"/>
        </table:table-row>
        <table:table-row table:style-name="ro1" table:number-rows-repeated="8">
          <table:table-cell/>
          <table:table-cell table:style-name="Default"/>
          <table:table-cell table:number-columns-repeated="1022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 number:grouping="true"/>
    </number:number-style>
    <number:number-style style:name="N107P0" style:volatile="true">
      <number:number number:decimal-places="4" number:min-integer-digits="1" number:grouping="true"/>
    </number:number-style>
    <number:number-style style:name="N107">
      <style:text-properties fo:color="#ff0000"/>
      <number:text>-</number:text>
      <number:number number:decimal-places="4" number:min-integer-digits="1" number:grouping="true"/>
      <style:map style:condition="value()&gt;=0" style:apply-style-name="N107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5:58:14.625000000</meta:creation-date>
    <dc:date>2016-07-22T16:43:33.723000000</dc:date>
    <meta:editing-duration>PT14M58S</meta:editing-duration>
    <meta:editing-cycles>1</meta:editing-cycles>
    <meta:document-statistic meta:table-count="1" meta:cell-count="1867" meta:object-count="0"/>
    <meta:generator>LibreOffice/4.1.4.2$Windows_x86 LibreOffice_project/0a0440ccc0227ad9829de5f46be37cfb6edcf72</meta:generator>
  </office:meta>
</office:document-meta>
</file>